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MS Mincho" svg:font-family="'MS Mincho', 'ＭＳ 明朝'" style:font-family-generic="modern"/>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MongoDB_5f_Terminology" style:display-name="MongoDB_Terminology" style:family="table">
      <style:table-properties style:width="15.24cm" table:align="margins" style:writing-mode="lr-tb"/>
    </style:style>
    <style:style style:name="MongoDB_5f_Terminology.A" style:display-name="MongoDB_Terminology.A" style:family="table-column">
      <style:table-column-properties style:column-width="5.08cm" style:rel-column-width="21845*"/>
    </style:style>
    <style:style style:name="MongoDB_5f_Terminology.B" style:display-name="MongoDB_Terminology.B" style:family="table-column">
      <style:table-column-properties style:column-width="10.16cm" style:rel-column-width="43690*"/>
    </style:style>
    <style:style style:name="MongoDB_5f_Terminology.A1" style:display-name="MongoDB_Terminology.A1" style:family="table-cell">
      <style:table-cell-properties fo:padding="0.097cm" fo:border-left="0.002cm solid #000000" fo:border-right="none" fo:border-top="0.002cm solid #000000" fo:border-bottom="0.002cm solid #000000"/>
    </style:style>
    <style:style style:name="MongoDB_5f_Terminology.B1" style:display-name="MongoDB_Terminology.B1" style:family="table-cell">
      <style:table-cell-properties fo:padding="0.097cm" fo:border="0.002cm solid #000000"/>
    </style:style>
    <style:style style:name="MongoDB_5f_Terminology.A2" style:display-name="MongoDB_Terminology.A2" style:family="table-cell">
      <style:table-cell-properties fo:padding="0.097cm" fo:border-left="0.002cm solid #000000" fo:border-right="none" fo:border-top="none" fo:border-bottom="0.002cm solid #000000"/>
    </style:style>
    <style:style style:name="MongoDB_5f_Terminology.B2" style:display-name="MongoDB_Terminology.B2" style:family="table-cell">
      <style:table-cell-properties fo:padding="0.097cm" fo:border-left="0.002cm solid #000000" fo:border-right="0.002cm solid #000000" fo:border-top="none" fo:border-bottom="0.002cm solid #000000"/>
    </style:style>
    <style:style style:name="P1" style:family="paragraph" style:parent-style-name="Default_20_Text">
      <style:text-properties style:font-name="Arial" fo:font-size="20pt" fo:font-weight="bold" style:font-size-asian="20pt" style:font-weight-asian="bold" style:font-size-complex="20pt" style:font-weight-complex="bold"/>
    </style:style>
    <style:style style:name="P2" style:family="paragraph" style:parent-style-name="Default_20_Text">
      <style:text-properties style:font-name="Arial Black"/>
    </style:style>
    <style:style style:name="P3" style:family="paragraph" style:parent-style-name="Default_20_Text">
      <style:paragraph-properties>
        <style:tab-stops>
          <style:tab-stop style:position="0cm"/>
        </style:tab-stops>
      </style:paragraph-properties>
      <style:text-properties fo:color="#000000" officeooo:paragraph-rsid="0021b4fb"/>
    </style:style>
    <style:style style:name="P4" style:family="paragraph" style:parent-style-name="Default_20_Text">
      <style:paragraph-properties>
        <style:tab-stops>
          <style:tab-stop style:position="0cm"/>
        </style:tab-stops>
      </style:paragraph-properties>
      <style:text-properties fo:color="#000000" officeooo:paragraph-rsid="00235455"/>
    </style:style>
    <style:style style:name="P5" style:family="paragraph" style:parent-style-name="Default_20_Text">
      <style:paragraph-properties>
        <style:tab-stops>
          <style:tab-stop style:position="0cm"/>
        </style:tab-stops>
      </style:paragraph-properties>
      <style:text-properties fo:color="#000000" officeooo:rsid="0021b4fb" officeooo:paragraph-rsid="0021b4fb"/>
    </style:style>
    <style:style style:name="P6" style:family="paragraph" style:parent-style-name="Default_20_Text">
      <style:paragraph-properties>
        <style:tab-stops>
          <style:tab-stop style:position="0cm"/>
        </style:tab-stops>
      </style:paragraph-properties>
      <style:text-properties fo:color="#000000" officeooo:rsid="0022d86e" officeooo:paragraph-rsid="0022d86e"/>
    </style:style>
    <style:style style:name="P7" style:family="paragraph" style:parent-style-name="Default_20_Text">
      <style:paragraph-properties>
        <style:tab-stops>
          <style:tab-stop style:position="0cm"/>
        </style:tab-stops>
      </style:paragraph-properties>
      <style:text-properties fo:color="#000000" officeooo:rsid="0022d86e" officeooo:paragraph-rsid="0047edd5"/>
    </style:style>
    <style:style style:name="P8" style:family="paragraph" style:parent-style-name="Default_20_Text">
      <style:paragraph-properties>
        <style:tab-stops>
          <style:tab-stop style:position="0cm"/>
        </style:tab-stops>
      </style:paragraph-properties>
      <style:text-properties fo:color="#000000" officeooo:rsid="0022d86e" officeooo:paragraph-rsid="004fb980"/>
    </style:style>
    <style:style style:name="P9" style:family="paragraph" style:parent-style-name="Default_20_Text">
      <style:paragraph-properties>
        <style:tab-stops>
          <style:tab-stop style:position="0cm"/>
        </style:tab-stops>
      </style:paragraph-properties>
      <style:text-properties fo:color="#000000" officeooo:rsid="0024e7bd" officeooo:paragraph-rsid="0022d86e"/>
    </style:style>
    <style:style style:name="P10" style:family="paragraph" style:parent-style-name="Default_20_Text">
      <style:paragraph-properties>
        <style:tab-stops>
          <style:tab-stop style:position="0cm"/>
        </style:tab-stops>
      </style:paragraph-properties>
      <style:text-properties fo:color="#000000" style:font-name="Courier New" fo:font-size="8pt" officeooo:rsid="002600f3" officeooo:paragraph-rsid="002600f3" style:font-size-asian="8pt" style:font-size-complex="8pt"/>
    </style:style>
    <style:style style:name="P11" style:family="paragraph" style:parent-style-name="Default_20_Text">
      <style:paragraph-properties>
        <style:tab-stops>
          <style:tab-stop style:position="0cm"/>
        </style:tab-stops>
      </style:paragraph-properties>
      <style:text-properties fo:color="#000000" style:font-name="Courier New" fo:font-size="8pt" officeooo:rsid="002c5e71" officeooo:paragraph-rsid="002c5e71" style:font-size-asian="8pt" style:font-size-complex="8pt"/>
    </style:style>
    <style:style style:name="P12" style:family="paragraph" style:parent-style-name="Default_20_Text">
      <style:paragraph-properties>
        <style:tab-stops>
          <style:tab-stop style:position="0cm"/>
        </style:tab-stops>
      </style:paragraph-properties>
      <style:text-properties fo:color="#000000" style:font-name="Courier New" fo:font-size="8pt" fo:font-weight="normal" officeooo:rsid="00609e8a" officeooo:paragraph-rsid="00609e8a" style:font-size-asian="8pt" style:font-weight-asian="normal" style:font-size-complex="8pt" style:font-weight-complex="normal"/>
    </style:style>
    <style:style style:name="P13" style:family="paragraph" style:parent-style-name="Default_20_Text">
      <style:paragraph-properties>
        <style:tab-stops>
          <style:tab-stop style:position="0cm"/>
        </style:tab-stops>
      </style:paragraph-properties>
      <style:text-properties fo:color="#000000" officeooo:rsid="002c5e71" officeooo:paragraph-rsid="0024e7bd"/>
    </style:style>
    <style:style style:name="P14" style:family="paragraph" style:parent-style-name="Default_20_Text">
      <style:paragraph-properties>
        <style:tab-stops>
          <style:tab-stop style:position="0cm"/>
        </style:tab-stops>
      </style:paragraph-properties>
      <style:text-properties fo:color="#000000" officeooo:rsid="00343e0f" officeooo:paragraph-rsid="00343e0f"/>
    </style:style>
    <style:style style:name="P15" style:family="paragraph" style:parent-style-name="Default_20_Text">
      <style:paragraph-properties>
        <style:tab-stops>
          <style:tab-stop style:position="0cm"/>
        </style:tab-stops>
      </style:paragraph-properties>
      <style:text-properties fo:color="#000000" fo:font-weight="normal" officeooo:rsid="0044e85a" officeooo:paragraph-rsid="0024e7bd" style:font-weight-asian="normal" style:font-weight-complex="normal"/>
    </style:style>
    <style:style style:name="P16" style:family="paragraph" style:parent-style-name="Default_20_Text">
      <style:paragraph-properties>
        <style:tab-stops>
          <style:tab-stop style:position="0cm"/>
        </style:tab-stops>
      </style:paragraph-properties>
      <style:text-properties fo:color="#000000" fo:font-weight="normal" officeooo:rsid="004da816" officeooo:paragraph-rsid="004da816" style:font-weight-asian="normal" style:font-weight-complex="normal"/>
    </style:style>
    <style:style style:name="P17" style:family="paragraph" style:parent-style-name="Default_20_Text">
      <style:paragraph-properties>
        <style:tab-stops>
          <style:tab-stop style:position="0cm"/>
        </style:tab-stops>
      </style:paragraph-properties>
      <style:text-properties fo:color="#000000" fo:font-weight="normal" officeooo:rsid="004fb980" officeooo:paragraph-rsid="004fb980" style:font-weight-asian="normal" style:font-weight-complex="normal"/>
    </style:style>
    <style:style style:name="P18" style:family="paragraph" style:parent-style-name="Default_20_Text">
      <style:paragraph-properties>
        <style:tab-stops>
          <style:tab-stop style:position="0cm"/>
        </style:tab-stops>
      </style:paragraph-properties>
      <style:text-properties fo:color="#000000" fo:font-weight="normal" officeooo:rsid="005125e3" officeooo:paragraph-rsid="004fb980" style:font-weight-asian="normal" style:font-weight-complex="normal"/>
    </style:style>
    <style:style style:name="P19" style:family="paragraph" style:parent-style-name="Default_20_Text">
      <style:paragraph-properties>
        <style:tab-stops>
          <style:tab-stop style:position="0cm"/>
        </style:tab-stops>
      </style:paragraph-properties>
      <style:text-properties fo:color="#000000" fo:font-weight="normal" officeooo:rsid="0055463d" officeooo:paragraph-rsid="0055463d" style:font-weight-asian="normal" style:font-weight-complex="normal"/>
    </style:style>
    <style:style style:name="P20" style:family="paragraph" style:parent-style-name="Default_20_Text">
      <style:paragraph-properties>
        <style:tab-stops>
          <style:tab-stop style:position="0cm"/>
        </style:tab-stops>
      </style:paragraph-properties>
      <style:text-properties fo:color="#000000" fo:font-weight="normal" officeooo:rsid="00565c8d" officeooo:paragraph-rsid="00565c8d" style:font-weight-asian="normal" style:font-weight-complex="normal"/>
    </style:style>
    <style:style style:name="P21" style:family="paragraph" style:parent-style-name="Default_20_Text">
      <style:paragraph-properties>
        <style:tab-stops>
          <style:tab-stop style:position="0cm"/>
        </style:tab-stops>
      </style:paragraph-properties>
      <style:text-properties fo:color="#000000" fo:font-weight="normal" officeooo:rsid="005fa2a9" officeooo:paragraph-rsid="005e54f2" style:font-weight-asian="normal" style:font-weight-complex="normal"/>
    </style:style>
    <style:style style:name="P22" style:family="paragraph" style:parent-style-name="Default_20_Text">
      <style:paragraph-properties>
        <style:tab-stops>
          <style:tab-stop style:position="0cm"/>
        </style:tab-stops>
      </style:paragraph-properties>
      <style:text-properties fo:color="#000000" fo:font-weight="normal" officeooo:rsid="00609e8a" officeooo:paragraph-rsid="00609e8a" style:font-weight-asian="normal" style:font-weight-complex="normal"/>
    </style:style>
    <style:style style:name="P23" style:family="paragraph" style:parent-style-name="Default_20_Text">
      <style:paragraph-properties>
        <style:tab-stops>
          <style:tab-stop style:position="0cm"/>
        </style:tab-stops>
      </style:paragraph-properties>
      <style:text-properties officeooo:paragraph-rsid="00343e0f"/>
    </style:style>
    <style:style style:name="P24" style:family="paragraph" style:parent-style-name="Default_20_Text">
      <style:paragraph-properties>
        <style:tab-stops>
          <style:tab-stop style:position="0cm"/>
        </style:tab-stops>
      </style:paragraph-properties>
      <style:text-properties officeooo:paragraph-rsid="002c5e71"/>
    </style:style>
    <style:style style:name="P25" style:family="paragraph" style:parent-style-name="Default_20_Text">
      <style:paragraph-properties>
        <style:tab-stops>
          <style:tab-stop style:position="0cm"/>
        </style:tab-stops>
      </style:paragraph-properties>
      <style:text-properties officeooo:paragraph-rsid="00609e8a"/>
    </style:style>
    <style:style style:name="P26" style:family="paragraph" style:parent-style-name="Default_20_Text">
      <style:paragraph-properties>
        <style:tab-stops>
          <style:tab-stop style:position="0cm"/>
        </style:tab-stops>
      </style:paragraph-properties>
      <style:text-properties officeooo:paragraph-rsid="0064cdba"/>
    </style:style>
    <style:style style:name="P27" style:family="paragraph" style:parent-style-name="Default_20_Text">
      <style:paragraph-properties>
        <style:tab-stops>
          <style:tab-stop style:position="0cm"/>
        </style:tab-stops>
      </style:paragraph-properties>
      <style:text-properties officeooo:paragraph-rsid="00674ac6"/>
    </style:style>
    <style:style style:name="P28" style:family="paragraph" style:parent-style-name="Default_20_Text">
      <style:paragraph-properties>
        <style:tab-stops>
          <style:tab-stop style:position="0cm"/>
        </style:tab-stops>
      </style:paragraph-properties>
      <style:text-properties officeooo:paragraph-rsid="00699661"/>
    </style:style>
    <style:style style:name="P29" style:family="paragraph" style:parent-style-name="Default_20_Text">
      <style:paragraph-properties>
        <style:tab-stops>
          <style:tab-stop style:position="0cm"/>
        </style:tab-stops>
      </style:paragraph-properties>
      <style:text-properties officeooo:paragraph-rsid="006d5e4d"/>
    </style:style>
    <style:style style:name="P30" style:family="paragraph" style:parent-style-name="Default_20_Text">
      <style:paragraph-properties>
        <style:tab-stops>
          <style:tab-stop style:position="0cm"/>
        </style:tab-stops>
      </style:paragraph-properties>
      <style:text-properties officeooo:paragraph-rsid="006e7f94"/>
    </style:style>
    <style:style style:name="P31" style:family="paragraph" style:parent-style-name="Default_20_Text">
      <style:paragraph-properties>
        <style:tab-stops>
          <style:tab-stop style:position="0cm"/>
        </style:tab-stops>
      </style:paragraph-properties>
      <style:text-properties officeooo:paragraph-rsid="006eff96"/>
    </style:style>
    <style:style style:name="P32" style:family="paragraph" style:parent-style-name="Default_20_Text">
      <style:paragraph-properties>
        <style:tab-stops>
          <style:tab-stop style:position="0cm"/>
        </style:tab-stops>
      </style:paragraph-properties>
      <style:text-properties officeooo:paragraph-rsid="007ac91b"/>
    </style:style>
    <style:style style:name="P33" style:family="paragraph" style:parent-style-name="Default_20_Text">
      <style:paragraph-properties>
        <style:tab-stops>
          <style:tab-stop style:position="0cm"/>
        </style:tab-stops>
      </style:paragraph-properties>
      <style:text-properties officeooo:paragraph-rsid="00816fb6"/>
    </style:style>
    <style:style style:name="P34" style:family="paragraph" style:parent-style-name="Default_20_Text">
      <style:paragraph-properties>
        <style:tab-stops>
          <style:tab-stop style:position="0cm"/>
        </style:tab-stops>
      </style:paragraph-properties>
      <style:text-properties officeooo:paragraph-rsid="00836884"/>
    </style:style>
    <style:style style:name="P35" style:family="paragraph" style:parent-style-name="Default_20_Text">
      <style:paragraph-properties>
        <style:tab-stops>
          <style:tab-stop style:position="0cm"/>
        </style:tab-stops>
      </style:paragraph-properties>
      <style:text-properties officeooo:paragraph-rsid="009b5cf2"/>
    </style:style>
    <style:style style:name="P36" style:family="paragraph" style:parent-style-name="Default_20_Text">
      <style:paragraph-properties>
        <style:tab-stops>
          <style:tab-stop style:position="0cm"/>
        </style:tab-stops>
      </style:paragraph-properties>
      <style:text-properties officeooo:paragraph-rsid="00bc695e"/>
    </style:style>
    <style:style style:name="P37" style:family="paragraph" style:parent-style-name="Default_20_Text">
      <style:paragraph-properties>
        <style:tab-stops>
          <style:tab-stop style:position="0cm"/>
        </style:tab-stops>
      </style:paragraph-properties>
      <style:text-properties officeooo:paragraph-rsid="00c1139e"/>
    </style:style>
    <style:style style:name="P38" style:family="paragraph" style:parent-style-name="Default_20_Text">
      <style:paragraph-properties>
        <style:tab-stops>
          <style:tab-stop style:position="0cm"/>
        </style:tab-stops>
      </style:paragraph-properties>
      <style:text-properties style:font-name="Courier New" fo:font-size="8pt" officeooo:paragraph-rsid="007db422" style:font-size-asian="8pt" style:font-size-complex="8pt"/>
    </style:style>
    <style:style style:name="P39" style:family="paragraph" style:parent-style-name="Default_20_Text">
      <style:paragraph-properties>
        <style:tab-stops>
          <style:tab-stop style:position="0cm"/>
        </style:tab-stops>
      </style:paragraph-properties>
      <style:text-properties style:font-name="Courier New" fo:font-size="8pt" officeooo:paragraph-rsid="009b5cf2" style:font-size-asian="8pt" style:font-size-complex="8pt"/>
    </style:style>
    <style:style style:name="P40" style:family="paragraph" style:parent-style-name="Default_20_Text">
      <style:paragraph-properties>
        <style:tab-stops>
          <style:tab-stop style:position="0cm"/>
        </style:tab-stops>
      </style:paragraph-properties>
      <style:text-properties style:font-name="Courier New" fo:font-size="8pt" officeooo:paragraph-rsid="009ffc3b" style:font-size-asian="8pt" style:font-size-complex="8pt"/>
    </style:style>
    <style:style style:name="P41" style:family="paragraph" style:parent-style-name="Default_20_Text">
      <style:paragraph-properties>
        <style:tab-stops>
          <style:tab-stop style:position="0cm"/>
        </style:tab-stops>
      </style:paragraph-properties>
      <style:text-properties style:font-name="Courier New" fo:font-size="8pt" officeooo:rsid="00699661" officeooo:paragraph-rsid="00699661" style:font-size-asian="8pt" style:font-size-complex="8pt"/>
    </style:style>
    <style:style style:name="P42" style:family="paragraph" style:parent-style-name="Default_20_Text">
      <style:paragraph-properties>
        <style:tab-stops>
          <style:tab-stop style:position="0cm"/>
        </style:tab-stops>
      </style:paragraph-properties>
      <style:text-properties style:font-name="Courier New" fo:font-size="8pt" officeooo:rsid="0076afba" officeooo:paragraph-rsid="0076afba" style:font-size-asian="8pt" style:font-size-complex="8pt"/>
    </style:style>
    <style:style style:name="P43" style:family="paragraph" style:parent-style-name="Default_20_Text">
      <style:paragraph-properties>
        <style:tab-stops>
          <style:tab-stop style:position="0cm"/>
        </style:tab-stops>
      </style:paragraph-properties>
      <style:text-properties style:font-name="Courier New" fo:font-size="8pt" officeooo:rsid="00752446" officeooo:paragraph-rsid="00752446" style:font-size-asian="8pt" style:font-size-complex="8pt"/>
    </style:style>
    <style:style style:name="P44" style:family="paragraph" style:parent-style-name="Default_20_Text">
      <style:paragraph-properties>
        <style:tab-stops>
          <style:tab-stop style:position="0cm"/>
        </style:tab-stops>
      </style:paragraph-properties>
      <style:text-properties style:font-name="Courier New" fo:font-size="8pt" officeooo:rsid="0079970f" officeooo:paragraph-rsid="0079970f" style:font-size-asian="8pt" style:font-size-complex="8pt"/>
    </style:style>
    <style:style style:name="P45" style:family="paragraph" style:parent-style-name="Default_20_Text">
      <style:paragraph-properties>
        <style:tab-stops>
          <style:tab-stop style:position="0cm"/>
        </style:tab-stops>
      </style:paragraph-properties>
      <style:text-properties style:font-name="Courier New" fo:font-size="8pt" officeooo:rsid="007ac91b" officeooo:paragraph-rsid="007ac91b" style:font-size-asian="8pt" style:font-size-complex="8pt"/>
    </style:style>
    <style:style style:name="P46" style:family="paragraph" style:parent-style-name="Default_20_Text">
      <style:paragraph-properties>
        <style:tab-stops>
          <style:tab-stop style:position="0cm"/>
        </style:tab-stops>
      </style:paragraph-properties>
      <style:text-properties style:font-name="Courier New" fo:font-size="8pt" officeooo:rsid="007c83a1" officeooo:paragraph-rsid="007db422" style:font-size-asian="8pt" style:font-size-complex="8pt"/>
    </style:style>
    <style:style style:name="P47" style:family="paragraph" style:parent-style-name="Default_20_Text">
      <style:paragraph-properties>
        <style:tab-stops>
          <style:tab-stop style:position="0cm"/>
        </style:tab-stops>
      </style:paragraph-properties>
      <style:text-properties style:font-name="Courier New" fo:font-size="8pt" officeooo:rsid="007f2ad0" officeooo:paragraph-rsid="007f2ad0" style:font-size-asian="8pt" style:font-size-complex="8pt"/>
    </style:style>
    <style:style style:name="P48" style:family="paragraph" style:parent-style-name="Default_20_Text">
      <style:paragraph-properties>
        <style:tab-stops>
          <style:tab-stop style:position="0cm"/>
        </style:tab-stops>
      </style:paragraph-properties>
      <style:text-properties style:font-name="Courier New" fo:font-size="8pt" officeooo:rsid="00836884" officeooo:paragraph-rsid="00836884" style:font-size-asian="8pt" style:font-size-complex="8pt"/>
    </style:style>
    <style:style style:name="P49" style:family="paragraph" style:parent-style-name="Default_20_Text">
      <style:text-properties style:font-name="Courier New" fo:font-size="8pt" officeooo:paragraph-rsid="00da0676" style:font-size-asian="8pt" style:font-size-complex="8pt"/>
    </style:style>
    <style:style style:name="P50" style:family="paragraph" style:parent-style-name="Default_20_Text">
      <style:paragraph-properties>
        <style:tab-stops>
          <style:tab-stop style:position="0cm"/>
        </style:tab-stops>
      </style:paragraph-properties>
      <style:text-properties style:font-name="Courier New" fo:font-size="8pt" officeooo:rsid="0094cc25" officeooo:paragraph-rsid="0094cc25" style:font-size-asian="8pt" style:font-size-complex="8pt"/>
    </style:style>
    <style:style style:name="P51" style:family="paragraph" style:parent-style-name="Default_20_Text">
      <style:paragraph-properties>
        <style:tab-stops>
          <style:tab-stop style:position="0cm"/>
        </style:tab-stops>
      </style:paragraph-properties>
      <style:text-properties style:font-name="Courier New" fo:font-size="8pt" officeooo:rsid="0094cc25" officeooo:paragraph-rsid="0097e735" style:font-size-asian="8pt" style:font-size-complex="8pt"/>
    </style:style>
    <style:style style:name="P52" style:family="paragraph" style:parent-style-name="Default_20_Text">
      <style:paragraph-properties>
        <style:tab-stops>
          <style:tab-stop style:position="0cm"/>
        </style:tab-stops>
      </style:paragraph-properties>
      <style:text-properties style:font-name="Courier New" fo:font-size="8pt" fo:font-style="normal" officeooo:rsid="00bf4904" officeooo:paragraph-rsid="00bf4904" style:font-size-asian="8pt" style:font-style-asian="normal" style:font-size-complex="8pt" style:font-style-complex="normal"/>
    </style:style>
    <style:style style:name="P53" style:family="paragraph" style:parent-style-name="Default_20_Text">
      <style:paragraph-properties>
        <style:tab-stops>
          <style:tab-stop style:position="0cm"/>
        </style:tab-stops>
      </style:paragraph-properties>
      <style:text-properties style:font-name="Courier New" fo:font-size="8pt" fo:font-style="normal" officeooo:rsid="009ffc3b" officeooo:paragraph-rsid="009ffc3b" style:font-size-asian="8pt" style:font-style-asian="normal" style:font-size-complex="8pt" style:font-style-complex="normal"/>
    </style:style>
    <style:style style:name="P54" style:family="paragraph" style:parent-style-name="Default_20_Text">
      <style:text-properties style:font-name="Courier New" fo:font-size="8pt" fo:font-style="normal" officeooo:rsid="00b632c7" officeooo:paragraph-rsid="00b632c7" style:font-size-asian="8pt" style:font-style-asian="normal" style:font-size-complex="8pt" style:font-style-complex="normal"/>
    </style:style>
    <style:style style:name="P55" style:family="paragraph" style:parent-style-name="Default_20_Text">
      <style:text-properties style:font-name="Courier New" fo:font-size="8pt" fo:font-style="normal" officeooo:rsid="00cc11e1" officeooo:paragraph-rsid="00d0715c" style:font-size-asian="8pt" style:font-style-asian="normal" style:font-size-complex="8pt" style:font-style-complex="normal"/>
    </style:style>
    <style:style style:name="P56" style:family="paragraph" style:parent-style-name="Default_20_Text">
      <style:text-properties style:font-name="Courier New" fo:font-size="8pt" fo:font-style="normal" officeooo:rsid="00da0676" officeooo:paragraph-rsid="00da0676" style:font-size-asian="8pt" style:font-style-asian="normal" style:font-size-complex="8pt" style:font-style-complex="normal"/>
    </style:style>
    <style:style style:name="P57" style:family="paragraph" style:parent-style-name="Default_20_Text">
      <style:text-properties style:font-name="Courier New" fo:font-size="8pt" fo:font-style="normal" officeooo:rsid="00edce61" officeooo:paragraph-rsid="00edce61" style:font-size-asian="8pt" style:font-style-asian="normal" style:font-size-complex="8pt" style:font-style-complex="normal"/>
    </style:style>
    <style:style style:name="P58" style:family="paragraph" style:parent-style-name="Default_20_Text">
      <style:text-properties style:font-name="Courier New" fo:font-size="8pt" fo:font-style="normal" officeooo:rsid="00f5e5f5" officeooo:paragraph-rsid="00f5e5f5" style:font-size-asian="8pt" style:font-style-asian="normal" style:font-size-complex="8pt" style:font-style-complex="normal"/>
    </style:style>
    <style:style style:name="P59" style:family="paragraph" style:parent-style-name="Default_20_Text">
      <style:text-properties style:font-name="Courier New" fo:font-size="8pt" fo:font-style="normal" officeooo:rsid="00f5e5f5" officeooo:paragraph-rsid="01085cd5" style:font-size-asian="8pt" style:font-style-asian="normal" style:font-size-complex="8pt" style:font-style-complex="normal"/>
    </style:style>
    <style:style style:name="P60" style:family="paragraph" style:parent-style-name="Default_20_Text">
      <style:paragraph-properties>
        <style:tab-stops>
          <style:tab-stop style:position="0cm"/>
        </style:tab-stops>
      </style:paragraph-properties>
      <style:text-properties fo:font-weight="bold" officeooo:paragraph-rsid="0073a64b" style:font-weight-asian="bold" style:font-weight-complex="bold"/>
    </style:style>
    <style:style style:name="P61" style:family="paragraph" style:parent-style-name="Default_20_Text">
      <style:paragraph-properties>
        <style:tab-stops>
          <style:tab-stop style:position="0cm"/>
        </style:tab-stops>
      </style:paragraph-properties>
      <style:text-properties fo:font-weight="bold" officeooo:rsid="006d5e4d" officeooo:paragraph-rsid="006d5e4d" style:font-weight-asian="bold" style:font-weight-complex="bold"/>
    </style:style>
    <style:style style:name="P62" style:family="paragraph" style:parent-style-name="Default_20_Text">
      <style:paragraph-properties>
        <style:tab-stops>
          <style:tab-stop style:position="0cm"/>
        </style:tab-stops>
      </style:paragraph-properties>
      <style:text-properties fo:font-weight="bold" officeooo:rsid="006e7f94" officeooo:paragraph-rsid="006e7f94" style:font-weight-asian="bold" style:font-weight-complex="bold"/>
    </style:style>
    <style:style style:name="P63" style:family="paragraph" style:parent-style-name="Default_20_Text">
      <style:paragraph-properties>
        <style:tab-stops>
          <style:tab-stop style:position="0cm"/>
        </style:tab-stops>
      </style:paragraph-properties>
      <style:text-properties fo:font-weight="bold" officeooo:rsid="007933f9" officeooo:paragraph-rsid="007933f9" style:font-weight-asian="bold" style:font-weight-complex="bold"/>
    </style:style>
    <style:style style:name="P64" style:family="paragraph" style:parent-style-name="Default_20_Text">
      <style:paragraph-properties>
        <style:tab-stops>
          <style:tab-stop style:position="0cm"/>
        </style:tab-stops>
      </style:paragraph-properties>
      <style:text-properties fo:font-weight="bold" officeooo:rsid="00816fb6" officeooo:paragraph-rsid="00816fb6" style:font-weight-asian="bold" style:font-weight-complex="bold"/>
    </style:style>
    <style:style style:name="P65" style:family="paragraph" style:parent-style-name="Default_20_Text">
      <style:paragraph-properties>
        <style:tab-stops>
          <style:tab-stop style:position="0cm"/>
        </style:tab-stops>
      </style:paragraph-properties>
      <style:text-properties officeooo:rsid="00699661" officeooo:paragraph-rsid="00674ac6"/>
    </style:style>
    <style:style style:name="P66" style:family="paragraph" style:parent-style-name="Default_20_Text">
      <style:paragraph-properties>
        <style:tab-stops>
          <style:tab-stop style:position="0cm"/>
        </style:tab-stops>
      </style:paragraph-properties>
      <style:text-properties officeooo:rsid="00699661" officeooo:paragraph-rsid="00699661"/>
    </style:style>
    <style:style style:name="P67" style:family="paragraph" style:parent-style-name="Default_20_Text">
      <style:paragraph-properties>
        <style:tab-stops>
          <style:tab-stop style:position="0cm"/>
        </style:tab-stops>
      </style:paragraph-properties>
      <style:text-properties officeooo:rsid="006b8ed5" officeooo:paragraph-rsid="006d5e4d"/>
    </style:style>
    <style:style style:name="P68" style:family="paragraph" style:parent-style-name="Default_20_Text">
      <style:paragraph-properties>
        <style:tab-stops>
          <style:tab-stop style:position="0cm"/>
        </style:tab-stops>
      </style:paragraph-properties>
      <style:text-properties officeooo:rsid="006d5e4d" officeooo:paragraph-rsid="006d5e4d"/>
    </style:style>
    <style:style style:name="P69" style:family="paragraph" style:parent-style-name="Default_20_Text">
      <style:paragraph-properties>
        <style:tab-stops>
          <style:tab-stop style:position="0cm"/>
        </style:tab-stops>
      </style:paragraph-properties>
      <style:text-properties officeooo:rsid="006e7f94" officeooo:paragraph-rsid="006e7f94"/>
    </style:style>
    <style:style style:name="P70" style:family="paragraph" style:parent-style-name="Default_20_Text">
      <style:paragraph-properties>
        <style:tab-stops>
          <style:tab-stop style:position="0cm"/>
        </style:tab-stops>
      </style:paragraph-properties>
      <style:text-properties officeooo:rsid="006e7f94" officeooo:paragraph-rsid="00914648"/>
    </style:style>
    <style:style style:name="P71" style:family="paragraph" style:parent-style-name="Default_20_Text">
      <style:paragraph-properties>
        <style:tab-stops>
          <style:tab-stop style:position="0cm"/>
        </style:tab-stops>
      </style:paragraph-properties>
      <style:text-properties officeooo:rsid="006e7f94" officeooo:paragraph-rsid="0094cc25"/>
    </style:style>
    <style:style style:name="P72" style:family="paragraph" style:parent-style-name="Default_20_Text">
      <style:paragraph-properties>
        <style:tab-stops>
          <style:tab-stop style:position="0cm"/>
        </style:tab-stops>
      </style:paragraph-properties>
      <style:text-properties officeooo:rsid="006e7f94" officeooo:paragraph-rsid="0097e735"/>
    </style:style>
    <style:style style:name="P73" style:family="paragraph" style:parent-style-name="Default_20_Text">
      <style:paragraph-properties>
        <style:tab-stops>
          <style:tab-stop style:position="0cm"/>
        </style:tab-stops>
      </style:paragraph-properties>
      <style:text-properties officeooo:rsid="0070de4b" officeooo:paragraph-rsid="006eff96"/>
    </style:style>
    <style:style style:name="P74" style:family="paragraph" style:parent-style-name="Default_20_Text">
      <style:paragraph-properties>
        <style:tab-stops>
          <style:tab-stop style:position="0cm"/>
        </style:tab-stops>
      </style:paragraph-properties>
      <style:text-properties officeooo:rsid="00752446" officeooo:paragraph-rsid="00752446"/>
    </style:style>
    <style:style style:name="P75" style:family="paragraph" style:parent-style-name="Default_20_Text">
      <style:paragraph-properties>
        <style:tab-stops>
          <style:tab-stop style:position="0cm"/>
        </style:tab-stops>
      </style:paragraph-properties>
      <style:text-properties officeooo:rsid="00787cde" officeooo:paragraph-rsid="00787cde"/>
    </style:style>
    <style:style style:name="P76" style:family="paragraph" style:parent-style-name="Default_20_Text">
      <style:paragraph-properties>
        <style:tab-stops>
          <style:tab-stop style:position="0cm"/>
        </style:tab-stops>
      </style:paragraph-properties>
      <style:text-properties officeooo:rsid="007933f9" officeooo:paragraph-rsid="00787cde"/>
    </style:style>
    <style:style style:name="P77" style:family="paragraph" style:parent-style-name="Default_20_Text">
      <style:paragraph-properties>
        <style:tab-stops>
          <style:tab-stop style:position="0cm"/>
        </style:tab-stops>
      </style:paragraph-properties>
      <style:text-properties officeooo:rsid="007933f9" officeooo:paragraph-rsid="007933f9"/>
    </style:style>
    <style:style style:name="P78" style:family="paragraph" style:parent-style-name="Default_20_Text">
      <style:paragraph-properties>
        <style:tab-stops>
          <style:tab-stop style:position="0cm"/>
        </style:tab-stops>
      </style:paragraph-properties>
      <style:text-properties officeooo:rsid="0079970f" officeooo:paragraph-rsid="0079970f"/>
    </style:style>
    <style:style style:name="P79" style:family="paragraph" style:parent-style-name="Default_20_Text">
      <style:paragraph-properties>
        <style:tab-stops>
          <style:tab-stop style:position="0cm"/>
        </style:tab-stops>
      </style:paragraph-properties>
      <style:text-properties officeooo:rsid="007ac91b" officeooo:paragraph-rsid="007ac91b"/>
    </style:style>
    <style:style style:name="P80" style:family="paragraph" style:parent-style-name="Default_20_Text">
      <style:paragraph-properties>
        <style:tab-stops>
          <style:tab-stop style:position="0cm"/>
        </style:tab-stops>
      </style:paragraph-properties>
      <style:text-properties style:font-name="Courier new" fo:font-size="8pt" officeooo:rsid="007be13a" officeooo:paragraph-rsid="007be13a" style:font-size-asian="8pt" style:font-size-complex="8pt"/>
    </style:style>
    <style:style style:name="P81" style:family="paragraph" style:parent-style-name="Default_20_Text">
      <style:paragraph-properties>
        <style:tab-stops>
          <style:tab-stop style:position="0cm"/>
        </style:tab-stops>
      </style:paragraph-properties>
      <style:text-properties officeooo:rsid="007c83a1" officeooo:paragraph-rsid="007db422"/>
    </style:style>
    <style:style style:name="P82" style:family="paragraph" style:parent-style-name="Default_20_Text">
      <style:paragraph-properties>
        <style:tab-stops>
          <style:tab-stop style:position="0cm"/>
        </style:tab-stops>
      </style:paragraph-properties>
      <style:text-properties officeooo:rsid="007db422" officeooo:paragraph-rsid="007db422"/>
    </style:style>
    <style:style style:name="P83" style:family="paragraph" style:parent-style-name="Default_20_Text">
      <style:paragraph-properties>
        <style:tab-stops>
          <style:tab-stop style:position="0cm"/>
        </style:tab-stops>
      </style:paragraph-properties>
      <style:text-properties officeooo:rsid="007f2ad0" officeooo:paragraph-rsid="007db422"/>
    </style:style>
    <style:style style:name="P84" style:family="paragraph" style:parent-style-name="Default_20_Text">
      <style:paragraph-properties>
        <style:tab-stops>
          <style:tab-stop style:position="0cm"/>
        </style:tab-stops>
      </style:paragraph-properties>
      <style:text-properties officeooo:rsid="007f2ad0" officeooo:paragraph-rsid="007f2ad0"/>
    </style:style>
    <style:style style:name="P85" style:family="paragraph" style:parent-style-name="Default_20_Text">
      <style:paragraph-properties>
        <style:tab-stops>
          <style:tab-stop style:position="0cm"/>
        </style:tab-stops>
      </style:paragraph-properties>
      <style:text-properties officeooo:rsid="00816fb6" officeooo:paragraph-rsid="00816fb6"/>
    </style:style>
    <style:style style:name="P86" style:family="paragraph" style:parent-style-name="Default_20_Text">
      <style:paragraph-properties>
        <style:tab-stops>
          <style:tab-stop style:position="0cm"/>
        </style:tab-stops>
      </style:paragraph-properties>
      <style:text-properties officeooo:rsid="00836884" officeooo:paragraph-rsid="00836884"/>
    </style:style>
    <style:style style:name="P87" style:family="paragraph" style:parent-style-name="Default_20_Text">
      <style:text-properties officeooo:paragraph-rsid="00b17163"/>
    </style:style>
    <style:style style:name="P88" style:family="paragraph" style:parent-style-name="Default_20_Text">
      <style:text-properties officeooo:paragraph-rsid="00b632c7"/>
    </style:style>
    <style:style style:name="P89" style:family="paragraph" style:parent-style-name="Default_20_Text">
      <style:text-properties officeooo:paragraph-rsid="00b7c0b1"/>
    </style:style>
    <style:style style:name="P90" style:family="paragraph" style:parent-style-name="Default_20_Text">
      <style:text-properties officeooo:paragraph-rsid="00b88c94"/>
    </style:style>
    <style:style style:name="P91" style:family="paragraph" style:parent-style-name="Default_20_Text">
      <style:text-properties officeooo:paragraph-rsid="00c9c894"/>
    </style:style>
    <style:style style:name="P92" style:family="paragraph" style:parent-style-name="Default_20_Text">
      <style:text-properties officeooo:paragraph-rsid="00cae104"/>
    </style:style>
    <style:style style:name="P93" style:family="paragraph" style:parent-style-name="Default_20_Text">
      <style:text-properties officeooo:paragraph-rsid="00ce7abe"/>
    </style:style>
    <style:style style:name="P94" style:family="paragraph" style:parent-style-name="Default_20_Text">
      <style:text-properties officeooo:paragraph-rsid="00d3e721"/>
    </style:style>
    <style:style style:name="P95" style:family="paragraph" style:parent-style-name="Default_20_Text">
      <style:text-properties officeooo:paragraph-rsid="00da0676"/>
    </style:style>
    <style:style style:name="P96" style:family="paragraph" style:parent-style-name="Default_20_Text">
      <style:text-properties officeooo:paragraph-rsid="00dcb906"/>
    </style:style>
    <style:style style:name="P97" style:family="paragraph" style:parent-style-name="Default_20_Text">
      <style:text-properties officeooo:paragraph-rsid="00e4ed87"/>
    </style:style>
    <style:style style:name="P98" style:family="paragraph" style:parent-style-name="Default_20_Text">
      <style:paragraph-properties>
        <style:tab-stops>
          <style:tab-stop style:position="0cm"/>
        </style:tab-stops>
      </style:paragraph-properties>
      <style:text-properties officeooo:rsid="008f5532" officeooo:paragraph-rsid="008f5532"/>
    </style:style>
    <style:style style:name="P99" style:family="paragraph" style:parent-style-name="Default_20_Text">
      <style:paragraph-properties>
        <style:tab-stops>
          <style:tab-stop style:position="0cm"/>
        </style:tab-stops>
      </style:paragraph-properties>
      <style:text-properties officeooo:rsid="008f5532" officeooo:paragraph-rsid="00914648"/>
    </style:style>
    <style:style style:name="P100" style:family="paragraph" style:parent-style-name="Default_20_Text">
      <style:paragraph-properties>
        <style:tab-stops>
          <style:tab-stop style:position="0cm"/>
        </style:tab-stops>
      </style:paragraph-properties>
      <style:text-properties officeooo:rsid="00914648" officeooo:paragraph-rsid="00914648"/>
    </style:style>
    <style:style style:name="P101" style:family="paragraph" style:parent-style-name="Default_20_Text">
      <style:paragraph-properties>
        <style:tab-stops>
          <style:tab-stop style:position="0cm"/>
        </style:tab-stops>
      </style:paragraph-properties>
      <style:text-properties fo:font-style="normal" officeooo:rsid="00bc695e" officeooo:paragraph-rsid="00bc695e" style:font-style-asian="normal" style:font-style-complex="normal"/>
    </style:style>
    <style:style style:name="P102" style:family="paragraph" style:parent-style-name="Default_20_Text">
      <style:paragraph-properties>
        <style:tab-stops>
          <style:tab-stop style:position="0cm"/>
        </style:tab-stops>
      </style:paragraph-properties>
      <style:text-properties fo:font-style="normal" officeooo:rsid="00bcfa51" officeooo:paragraph-rsid="00bcfa51" style:font-style-asian="normal" style:font-style-complex="normal"/>
    </style:style>
    <style:style style:name="P103" style:family="paragraph" style:parent-style-name="Default_20_Text">
      <style:paragraph-properties>
        <style:tab-stops>
          <style:tab-stop style:position="0cm"/>
        </style:tab-stops>
      </style:paragraph-properties>
      <style:text-properties fo:font-style="normal" officeooo:rsid="00bf4904" officeooo:paragraph-rsid="00bcfa51" style:font-style-asian="normal" style:font-style-complex="normal"/>
    </style:style>
    <style:style style:name="P104" style:family="paragraph" style:parent-style-name="Default_20_Text">
      <style:paragraph-properties>
        <style:tab-stops>
          <style:tab-stop style:position="0cm"/>
        </style:tab-stops>
      </style:paragraph-properties>
      <style:text-properties fo:font-style="normal" officeooo:rsid="009b5cf2" officeooo:paragraph-rsid="0099751e" style:font-style-asian="normal" style:font-style-complex="normal"/>
    </style:style>
    <style:style style:name="P105" style:family="paragraph" style:parent-style-name="Default_20_Text">
      <style:paragraph-properties>
        <style:tab-stops>
          <style:tab-stop style:position="0cm"/>
        </style:tab-stops>
      </style:paragraph-properties>
      <style:text-properties fo:font-style="normal" officeooo:rsid="009b5cf2" officeooo:paragraph-rsid="009b5cf2" style:font-style-asian="normal" style:font-style-complex="normal"/>
    </style:style>
    <style:style style:name="P106" style:family="paragraph" style:parent-style-name="Default_20_Text">
      <style:text-properties fo:font-style="normal" officeooo:rsid="00add519" style:font-style-asian="normal" style:font-style-complex="normal"/>
    </style:style>
    <style:style style:name="P107" style:family="paragraph" style:parent-style-name="Default_20_Text">
      <style:text-properties fo:font-style="normal" officeooo:rsid="00b55ec1" officeooo:paragraph-rsid="00b17163" style:font-style-asian="normal" style:font-style-complex="normal"/>
    </style:style>
    <style:style style:name="P108" style:family="paragraph" style:parent-style-name="Default_20_Text">
      <style:text-properties fo:font-style="normal" officeooo:rsid="00b632c7" officeooo:paragraph-rsid="00b632c7" style:font-style-asian="normal" style:font-style-complex="normal"/>
    </style:style>
    <style:style style:name="P109" style:family="paragraph" style:parent-style-name="Default_20_Text">
      <style:text-properties fo:font-style="normal" officeooo:rsid="00b7c0b1" officeooo:paragraph-rsid="00b7c0b1" style:font-style-asian="normal" style:font-style-complex="normal"/>
    </style:style>
    <style:style style:name="P110" style:family="paragraph" style:parent-style-name="Default_20_Text">
      <style:text-properties fo:font-style="normal" officeooo:rsid="00bbb247" officeooo:paragraph-rsid="00b7c0b1" style:font-style-asian="normal" style:font-style-complex="normal"/>
    </style:style>
    <style:style style:name="P111" style:family="paragraph" style:parent-style-name="Default_20_Text">
      <style:text-properties fo:font-style="normal" officeooo:rsid="00c2a649" officeooo:paragraph-rsid="00c2a649" style:font-style-asian="normal" style:font-style-complex="normal"/>
    </style:style>
    <style:style style:name="P112" style:family="paragraph" style:parent-style-name="Default_20_Text">
      <style:text-properties fo:font-style="normal" officeooo:rsid="00c9c894" officeooo:paragraph-rsid="00c9c894" style:font-style-asian="normal" style:font-style-complex="normal"/>
    </style:style>
    <style:style style:name="P113" style:family="paragraph" style:parent-style-name="Default_20_Text">
      <style:text-properties fo:font-style="normal" officeooo:rsid="00c68142" officeooo:paragraph-rsid="00c9c894" style:font-style-asian="normal" style:font-style-complex="normal"/>
    </style:style>
    <style:style style:name="P114" style:family="paragraph" style:parent-style-name="Default_20_Text">
      <style:text-properties fo:font-style="normal" officeooo:rsid="00c59d2f" style:font-style-asian="normal" style:font-style-complex="normal"/>
    </style:style>
    <style:style style:name="P115" style:family="paragraph" style:parent-style-name="Default_20_Text">
      <style:text-properties fo:font-style="normal" officeooo:rsid="00cc11e1" officeooo:paragraph-rsid="00cc11e1" style:font-style-asian="normal" style:font-style-complex="normal"/>
    </style:style>
    <style:style style:name="P116" style:family="paragraph" style:parent-style-name="Default_20_Text">
      <style:text-properties fo:font-style="normal" officeooo:rsid="00cc11e1" officeooo:paragraph-rsid="00d0715c" style:font-style-asian="normal" style:font-style-complex="normal"/>
    </style:style>
    <style:style style:name="P117" style:family="paragraph" style:parent-style-name="Default_20_Text">
      <style:text-properties fo:font-style="normal" officeooo:rsid="00cc11e1" officeooo:paragraph-rsid="00ce7abe" style:font-style-asian="normal" style:font-style-complex="normal"/>
    </style:style>
    <style:style style:name="P118" style:family="paragraph" style:parent-style-name="Default_20_Text">
      <style:text-properties fo:font-style="normal" officeooo:rsid="00d24cf6" officeooo:paragraph-rsid="00d24cf6" style:font-style-asian="normal" style:font-style-complex="normal"/>
    </style:style>
    <style:style style:name="P119" style:family="paragraph" style:parent-style-name="Default_20_Text">
      <style:text-properties fo:font-style="normal" officeooo:rsid="00d24cf6" officeooo:paragraph-rsid="00f42011" style:font-style-asian="normal" style:font-style-complex="normal"/>
    </style:style>
    <style:style style:name="P120" style:family="paragraph" style:parent-style-name="Default_20_Text">
      <style:text-properties fo:font-style="normal" officeooo:rsid="00d3e721" officeooo:paragraph-rsid="00d3e721" style:font-style-asian="normal" style:font-style-complex="normal"/>
    </style:style>
    <style:style style:name="P121" style:family="paragraph" style:parent-style-name="Default_20_Text">
      <style:text-properties fo:font-style="normal" officeooo:rsid="00da0676" officeooo:paragraph-rsid="00da0676" style:font-style-asian="normal" style:font-style-complex="normal"/>
    </style:style>
    <style:style style:name="P122" style:family="paragraph" style:parent-style-name="Default_20_Text">
      <style:text-properties fo:font-style="normal" officeooo:rsid="00da0676" officeooo:paragraph-rsid="00d7a18e" style:font-style-asian="normal" style:font-style-complex="normal"/>
    </style:style>
    <style:style style:name="P123" style:family="paragraph" style:parent-style-name="Default_20_Text">
      <style:text-properties fo:font-style="normal" officeooo:rsid="00dcb906" officeooo:paragraph-rsid="00dcb906" style:font-style-asian="normal" style:font-style-complex="normal"/>
    </style:style>
    <style:style style:name="P124" style:family="paragraph" style:parent-style-name="Default_20_Text">
      <style:text-properties fo:font-style="normal" officeooo:rsid="00e85a83" officeooo:paragraph-rsid="00e4ed87" style:font-style-asian="normal" style:font-style-complex="normal"/>
    </style:style>
    <style:style style:name="P125" style:family="paragraph" style:parent-style-name="Default_20_Text">
      <style:text-properties fo:font-style="normal" officeooo:rsid="00e85a83" officeooo:paragraph-rsid="00edce61" style:font-style-asian="normal" style:font-style-complex="normal"/>
    </style:style>
    <style:style style:name="P126" style:family="paragraph" style:parent-style-name="Default_20_Text">
      <style:text-properties fo:font-style="normal" officeooo:rsid="00d7a18e" officeooo:paragraph-rsid="00f5e5f5" style:font-style-asian="normal" style:font-style-complex="normal"/>
    </style:style>
    <style:style style:name="P127" style:family="paragraph" style:parent-style-name="Default_20_Text">
      <style:text-properties fo:font-style="normal" officeooo:rsid="00d7a18e" officeooo:paragraph-rsid="011beb35" style:font-style-asian="normal" style:font-style-complex="normal"/>
    </style:style>
    <style:style style:name="P128" style:family="paragraph" style:parent-style-name="Default_20_Text">
      <style:text-properties fo:font-style="normal" officeooo:rsid="00d7a18e" officeooo:paragraph-rsid="00f888d2" style:font-style-asian="normal" style:font-style-complex="normal"/>
    </style:style>
    <style:style style:name="P129" style:family="paragraph" style:parent-style-name="Default_20_Text">
      <style:text-properties fo:font-style="normal" officeooo:rsid="00d7a18e" officeooo:paragraph-rsid="0108a710" style:font-style-asian="normal" style:font-style-complex="normal"/>
    </style:style>
    <style:style style:name="P130" style:family="paragraph" style:parent-style-name="Default_20_Text">
      <style:text-properties fo:font-style="normal" officeooo:rsid="00d7a18e" officeooo:paragraph-rsid="010d2b04" style:font-style-asian="normal" style:font-style-complex="normal"/>
    </style:style>
    <style:style style:name="P131" style:family="paragraph" style:parent-style-name="Default_20_Text">
      <style:text-properties fo:font-style="normal" officeooo:rsid="00d7a18e" officeooo:paragraph-rsid="0113d212" style:font-style-asian="normal" style:font-style-complex="normal"/>
    </style:style>
    <style:style style:name="P132" style:family="paragraph" style:parent-style-name="Default_20_Text">
      <style:text-properties fo:font-style="normal" fo:font-weight="bold" officeooo:rsid="00c2a649" officeooo:paragraph-rsid="00c2a649" style:font-style-asian="normal" style:font-weight-asian="bold" style:font-style-complex="normal" style:font-weight-complex="bold"/>
    </style:style>
    <style:style style:name="P133" style:family="paragraph" style:parent-style-name="Default_20_Text">
      <style:text-properties officeooo:paragraph-rsid="0120f63c"/>
    </style:style>
    <style:style style:name="P134" style:family="paragraph" style:parent-style-name="Default_20_Text">
      <style:text-properties officeooo:paragraph-rsid="00f5e5f5"/>
    </style:style>
    <style:style style:name="P135" style:family="paragraph" style:parent-style-name="Default_20_Text">
      <style:text-properties officeooo:paragraph-rsid="010d2b04"/>
    </style:style>
    <style:style style:name="P136" style:family="paragraph" style:parent-style-name="Heading_20_2">
      <style:text-properties fo:font-weight="bold" style:font-weight-asian="bold" style:font-weight-complex="bold"/>
    </style:style>
    <style:style style:name="P137" style:family="paragraph" style:parent-style-name="Heading_20_2">
      <style:text-properties fo:font-weight="bold" officeooo:rsid="004da816" style:font-weight-asian="bold" style:font-weight-complex="bold"/>
    </style:style>
    <style:style style:name="P138" style:family="paragraph" style:parent-style-name="Table_20_Contents">
      <style:text-properties fo:font-weight="bold" officeooo:rsid="004fb980" officeooo:paragraph-rsid="004fb980" style:font-weight-asian="bold" style:font-weight-complex="bold"/>
    </style:style>
    <style:style style:name="P139" style:family="paragraph" style:parent-style-name="Table_20_Contents">
      <style:text-properties officeooo:rsid="004fb980" officeooo:paragraph-rsid="004fb980"/>
    </style:style>
    <style:style style:name="P140" style:family="paragraph" style:parent-style-name="Standard">
      <style:text-properties fo:font-variant="normal" fo:text-transform="none" fo:color="#000000" fo:letter-spacing="normal" fo:font-style="normal" officeooo:rsid="003d96b9" officeooo:paragraph-rsid="0134e2fa"/>
    </style:style>
    <style:style style:name="P141" style:family="paragraph" style:parent-style-name="Standard">
      <style:text-properties fo:font-variant="normal" fo:text-transform="none" fo:color="#000000" fo:letter-spacing="normal" fo:font-style="normal" officeooo:rsid="003d96b9" officeooo:paragraph-rsid="013ec3a8"/>
    </style:style>
    <style:style style:name="P142" style:family="paragraph" style:parent-style-name="Standard">
      <style:text-properties fo:font-variant="normal" fo:text-transform="none" fo:color="#000000" fo:letter-spacing="normal" fo:font-style="normal" officeooo:rsid="003d96b9" officeooo:paragraph-rsid="0140c366"/>
    </style:style>
    <style:style style:name="P143" style:family="paragraph" style:parent-style-name="Standard">
      <style:text-properties fo:font-variant="normal" fo:text-transform="none" fo:color="#000000" fo:letter-spacing="normal" fo:font-style="normal" officeooo:rsid="005dc321" officeooo:paragraph-rsid="013d4d0d"/>
    </style:style>
    <style:style style:name="P144" style:family="paragraph" style:parent-style-name="Standard">
      <style:text-properties fo:font-variant="normal" fo:text-transform="none" fo:color="#000000" style:font-name="Courier New" fo:font-size="8pt" fo:letter-spacing="normal" fo:font-style="normal" officeooo:rsid="005a82e1" officeooo:paragraph-rsid="013880d6" style:font-size-asian="8pt" style:font-size-complex="8pt"/>
    </style:style>
    <style:style style:name="P145" style:family="paragraph" style:parent-style-name="Standard">
      <style:text-properties officeooo:paragraph-rsid="0136eb5f"/>
    </style:style>
    <style:style style:name="P146" style:family="paragraph" style:parent-style-name="Standard">
      <style:text-properties officeooo:paragraph-rsid="013880d6"/>
    </style:style>
    <style:style style:name="P147" style:family="paragraph" style:parent-style-name="Standard">
      <style:text-properties officeooo:paragraph-rsid="0140c366"/>
    </style:style>
    <style:style style:name="P148" style:family="paragraph" style:parent-style-name="Standard">
      <style:paragraph-properties style:text-autospace="none"/>
      <style:text-properties officeooo:paragraph-rsid="0141230d"/>
    </style:style>
    <style:style style:name="P149" style:family="paragraph" style:parent-style-name="Heading_20_3">
      <style:text-properties fo:font-style="normal" officeooo:rsid="00add519" style:font-style-asian="normal" style:font-style-complex="normal"/>
    </style:style>
    <style:style style:name="P150" style:family="paragraph" style:parent-style-name="Heading_20_3">
      <style:text-properties fo:font-variant="normal" fo:text-transform="none" fo:color="#000000" fo:letter-spacing="normal" fo:font-style="normal" officeooo:rsid="003d96b9" officeooo:paragraph-rsid="0134e2fa"/>
    </style:style>
    <style:style style:name="P151" style:family="paragraph" style:parent-style-name="Heading_20_3">
      <style:text-properties fo:font-variant="normal" fo:text-transform="none" fo:color="#000000" fo:letter-spacing="normal" fo:font-style="normal" officeooo:rsid="003d96b9" officeooo:paragraph-rsid="013ec3a8"/>
    </style:style>
    <style:style style:name="P152" style:family="paragraph" style:parent-style-name="Standard">
      <style:text-properties fo:font-variant="normal" fo:text-transform="none" fo:color="#000000" fo:letter-spacing="normal" fo:font-style="normal" officeooo:rsid="01365798" officeooo:paragraph-rsid="0134e2fa" style:font-style-asian="normal" style:font-style-complex="normal"/>
    </style:style>
    <style:style style:name="P153" style:family="paragraph" style:parent-style-name="Standard" style:list-style-name="L7">
      <style:text-properties fo:font-variant="normal" fo:text-transform="none" fo:color="#000000" fo:letter-spacing="normal" fo:font-style="normal" officeooo:rsid="0136eb5f" officeooo:paragraph-rsid="0136eb5f"/>
    </style:style>
    <style:style style:name="P154" style:family="paragraph" style:parent-style-name="Standard" style:list-style-name="L7">
      <style:text-properties fo:font-variant="normal" fo:text-transform="none" fo:color="#000000" fo:letter-spacing="normal" fo:font-style="normal" officeooo:rsid="005959ea" officeooo:paragraph-rsid="0139bc05"/>
    </style:style>
    <style:style style:name="P155" style:family="paragraph" style:parent-style-name="Standard" style:list-style-name="L7">
      <style:text-properties fo:font-variant="normal" fo:text-transform="none" fo:color="#000000" fo:letter-spacing="normal" fo:font-style="normal" officeooo:rsid="0139bc05" officeooo:paragraph-rsid="0139bc05"/>
    </style:style>
    <style:style style:name="P156" style:family="paragraph" style:parent-style-name="Standard">
      <style:text-properties fo:font-variant="normal" fo:text-transform="none" fo:color="#000000" fo:letter-spacing="normal" fo:font-style="normal" officeooo:rsid="013d4d0d" officeooo:paragraph-rsid="013a363c"/>
    </style:style>
    <style:style style:name="P157" style:family="paragraph" style:parent-style-name="Standard">
      <style:text-properties fo:font-variant="normal" fo:text-transform="none" fo:color="#000000" fo:letter-spacing="normal" fo:font-style="normal" officeooo:rsid="013d4d0d" officeooo:paragraph-rsid="013d4d0d"/>
    </style:style>
    <style:style style:name="P158" style:family="paragraph" style:parent-style-name="Standard">
      <style:text-properties fo:font-variant="normal" fo:text-transform="none" fo:color="#000000" fo:letter-spacing="normal" fo:font-style="normal" officeooo:rsid="0140c366" officeooo:paragraph-rsid="0140c366"/>
    </style:style>
    <style:style style:name="P159" style:family="paragraph" style:parent-style-name="Standard" style:list-style-name="L7">
      <style:text-properties fo:font-variant="normal" fo:text-transform="none" fo:color="#000000" style:font-name="Courier New" fo:font-size="8pt" fo:letter-spacing="normal" fo:font-style="normal" officeooo:rsid="0136eb5f" officeooo:paragraph-rsid="0136eb5f" style:font-size-asian="8pt" style:font-size-complex="8pt"/>
    </style:style>
    <style:style style:name="P160" style:family="paragraph" style:parent-style-name="Standard">
      <style:text-properties fo:font-variant="normal" fo:text-transform="none" fo:color="#000000" style:font-name="Courier New" fo:font-size="8pt" fo:letter-spacing="normal" fo:font-style="normal" officeooo:rsid="013d4d0d" officeooo:paragraph-rsid="013d4d0d" style:font-size-asian="8pt" style:font-size-complex="8pt"/>
    </style:style>
    <style:style style:name="P161" style:family="paragraph" style:parent-style-name="Standard" style:list-style-name="L7">
      <style:text-properties officeooo:paragraph-rsid="0136eb5f"/>
    </style:style>
    <style:style style:name="P162" style:family="paragraph" style:parent-style-name="Standard" style:list-style-name="L7">
      <style:text-properties officeooo:paragraph-rsid="0139bc05"/>
    </style:style>
    <style:style style:name="P163" style:family="paragraph" style:parent-style-name="Standard" style:list-style-name="L7">
      <style:text-properties officeooo:paragraph-rsid="013a363c"/>
    </style:style>
    <style:style style:name="P164" style:family="paragraph" style:parent-style-name="Standard" style:list-style-name="L7">
      <style:text-properties officeooo:paragraph-rsid="013d4d0d"/>
    </style:style>
    <style:style style:name="P165" style:family="paragraph" style:parent-style-name="Standard" style:list-style-name="WW8Num10">
      <style:paragraph-properties style:text-autospace="none">
        <style:tab-stops>
          <style:tab-stop style:position="0cm"/>
        </style:tab-stops>
      </style:paragraph-properties>
      <style:text-properties officeooo:paragraph-rsid="0141230d"/>
    </style:style>
    <style:style style:name="P166" style:family="paragraph" style:parent-style-name="Standard" style:list-style-name="WW8Num10">
      <style:paragraph-properties style:text-autospace="none">
        <style:tab-stops>
          <style:tab-stop style:position="0cm"/>
        </style:tab-stops>
      </style:paragraph-properties>
      <style:text-properties officeooo:paragraph-rsid="01415aea"/>
    </style:style>
    <style:style style:name="P167" style:family="paragraph" style:parent-style-name="Default_20_Text" style:master-page-name="Standard">
      <style:paragraph-properties style:page-number="auto"/>
    </style:style>
    <style:style style:name="P168" style:family="paragraph" style:parent-style-name="Default_20_Text" style:list-style-name="L1">
      <style:paragraph-properties>
        <style:tab-stops>
          <style:tab-stop style:position="0cm"/>
        </style:tab-stops>
      </style:paragraph-properties>
      <style:text-properties officeooo:paragraph-rsid="0022d86e"/>
    </style:style>
    <style:style style:name="P169" style:family="paragraph" style:parent-style-name="Default_20_Text" style:list-style-name="L1">
      <style:paragraph-properties>
        <style:tab-stops>
          <style:tab-stop style:position="0cm"/>
        </style:tab-stops>
      </style:paragraph-properties>
      <style:text-properties officeooo:paragraph-rsid="002e3388"/>
    </style:style>
    <style:style style:name="P170" style:family="paragraph" style:parent-style-name="Default_20_Text" style:list-style-name="L1">
      <style:paragraph-properties>
        <style:tab-stops>
          <style:tab-stop style:position="0cm"/>
        </style:tab-stops>
      </style:paragraph-properties>
      <style:text-properties officeooo:paragraph-rsid="0030cdd7"/>
    </style:style>
    <style:style style:name="P171" style:family="paragraph" style:parent-style-name="Default_20_Text" style:list-style-name="L1">
      <style:paragraph-properties>
        <style:tab-stops>
          <style:tab-stop style:position="0cm"/>
        </style:tab-stops>
      </style:paragraph-properties>
      <style:text-properties officeooo:paragraph-rsid="00343e0f"/>
    </style:style>
    <style:style style:name="P172" style:family="paragraph" style:parent-style-name="Default_20_Text" style:list-style-name="L1">
      <style:paragraph-properties>
        <style:tab-stops>
          <style:tab-stop style:position="0cm"/>
        </style:tab-stops>
      </style:paragraph-properties>
      <style:text-properties officeooo:paragraph-rsid="0024e7bd"/>
    </style:style>
    <style:style style:name="P173" style:family="paragraph" style:parent-style-name="Default_20_Text" style:list-style-name="L2">
      <style:paragraph-properties>
        <style:tab-stops>
          <style:tab-stop style:position="0cm"/>
        </style:tab-stops>
      </style:paragraph-properties>
      <style:text-properties officeooo:paragraph-rsid="005aa8bb"/>
    </style:style>
    <style:style style:name="P174" style:family="paragraph" style:parent-style-name="Default_20_Text" style:list-style-name="L2">
      <style:paragraph-properties>
        <style:tab-stops>
          <style:tab-stop style:position="0cm"/>
        </style:tab-stops>
      </style:paragraph-properties>
      <style:text-properties officeooo:paragraph-rsid="005e54f2"/>
    </style:style>
    <style:style style:name="P175" style:family="paragraph" style:parent-style-name="Default_20_Text" style:list-style-name="L3">
      <style:paragraph-properties>
        <style:tab-stops>
          <style:tab-stop style:position="0cm"/>
        </style:tab-stops>
      </style:paragraph-properties>
      <style:text-properties officeooo:paragraph-rsid="0099751e"/>
    </style:style>
    <style:style style:name="P176" style:family="paragraph" style:parent-style-name="Default_20_Text" style:list-style-name="L3">
      <style:paragraph-properties>
        <style:tab-stops>
          <style:tab-stop style:position="0cm"/>
        </style:tab-stops>
      </style:paragraph-properties>
      <style:text-properties officeooo:paragraph-rsid="00a2a0bf"/>
    </style:style>
    <style:style style:name="P177" style:family="paragraph" style:parent-style-name="Default_20_Text" style:list-style-name="L3">
      <style:paragraph-properties>
        <style:tab-stops>
          <style:tab-stop style:position="0cm"/>
        </style:tab-stops>
      </style:paragraph-properties>
      <style:text-properties officeooo:paragraph-rsid="01637f30"/>
    </style:style>
    <style:style style:name="P178" style:family="paragraph" style:parent-style-name="Default_20_Text" style:list-style-name="L1">
      <style:paragraph-properties>
        <style:tab-stops>
          <style:tab-stop style:position="0cm"/>
        </style:tab-stops>
      </style:paragraph-properties>
      <style:text-properties fo:color="#000000" officeooo:rsid="0032900b" officeooo:paragraph-rsid="0030cdd7"/>
    </style:style>
    <style:style style:name="P179" style:family="paragraph" style:parent-style-name="Default_20_Text" style:list-style-name="L1">
      <style:paragraph-properties>
        <style:tab-stops>
          <style:tab-stop style:position="0cm"/>
        </style:tab-stops>
      </style:paragraph-properties>
      <style:text-properties fo:color="#000000" officeooo:rsid="00343e0f" officeooo:paragraph-rsid="00343e0f"/>
    </style:style>
    <style:style style:name="P180" style:family="paragraph" style:parent-style-name="Default_20_Text" style:list-style-name="L1">
      <style:paragraph-properties>
        <style:tab-stops>
          <style:tab-stop style:position="0cm"/>
        </style:tab-stops>
      </style:paragraph-properties>
      <style:text-properties fo:color="#000000" officeooo:rsid="0024e7bd" officeooo:paragraph-rsid="0024e7bd"/>
    </style:style>
    <style:style style:name="P181" style:family="paragraph" style:parent-style-name="Default_20_Text" style:list-style-name="L2">
      <style:paragraph-properties>
        <style:tab-stops>
          <style:tab-stop style:position="0cm"/>
        </style:tab-stops>
      </style:paragraph-properties>
      <style:text-properties fo:color="#000000" fo:font-weight="normal" officeooo:rsid="005e54f2" officeooo:paragraph-rsid="005e54f2" style:font-weight-asian="normal" style:font-weight-complex="normal"/>
    </style:style>
    <style:style style:name="P182" style:family="paragraph" style:parent-style-name="Default_20_Text" style:list-style-name="L3">
      <style:paragraph-properties>
        <style:tab-stops>
          <style:tab-stop style:position="0cm"/>
        </style:tab-stops>
      </style:paragraph-properties>
      <style:text-properties fo:font-style="normal" officeooo:rsid="00a5ea06" officeooo:paragraph-rsid="00a2a0bf" style:font-style-asian="normal" style:font-style-complex="normal"/>
    </style:style>
    <style:style style:name="P183" style:family="paragraph" style:parent-style-name="Default_20_Text" style:list-style-name="L4">
      <style:text-properties fo:font-style="normal" officeooo:rsid="00c68142" officeooo:paragraph-rsid="00c9c894" style:font-style-asian="normal" style:font-style-complex="normal"/>
    </style:style>
    <style:style style:name="P184" style:family="paragraph" style:parent-style-name="Default_20_Text" style:list-style-name="L5">
      <style:text-properties fo:font-style="normal" officeooo:rsid="00cc11e1" officeooo:paragraph-rsid="00cc10a9" style:font-style-asian="normal" style:font-style-complex="normal"/>
    </style:style>
    <style:style style:name="P185" style:family="paragraph" style:parent-style-name="Default_20_Text" style:list-style-name="L5">
      <style:text-properties fo:font-style="normal" officeooo:rsid="00cc11e1" officeooo:paragraph-rsid="00cc11e1" style:font-style-asian="normal" style:font-style-complex="normal"/>
    </style:style>
    <style:style style:name="P186" style:family="paragraph" style:parent-style-name="Default_20_Text" style:list-style-name="L5">
      <style:text-properties fo:font-style="normal" officeooo:rsid="00d24cf6" officeooo:paragraph-rsid="00d24cf6" style:font-style-asian="normal" style:font-style-complex="normal"/>
    </style:style>
    <style:style style:name="P187" style:family="paragraph" style:parent-style-name="Default_20_Text" style:list-style-name="L5">
      <style:text-properties fo:font-style="normal" officeooo:rsid="00d24cf6" officeooo:paragraph-rsid="00f06575" style:font-style-asian="normal" style:font-style-complex="normal"/>
    </style:style>
    <style:style style:name="P188" style:family="paragraph" style:parent-style-name="Default_20_Text" style:list-style-name="L5">
      <style:text-properties fo:font-style="normal" officeooo:rsid="00d24cf6" officeooo:paragraph-rsid="00f0ce81" style:font-style-asian="normal" style:font-style-complex="normal"/>
    </style:style>
    <style:style style:name="P189" style:family="paragraph" style:parent-style-name="Default_20_Text" style:list-style-name="L6">
      <style:text-properties fo:font-style="normal" officeooo:rsid="00e85a83" officeooo:paragraph-rsid="00e85a83" style:font-style-asian="normal" style:font-style-complex="normal"/>
    </style:style>
    <style:style style:name="P190" style:family="paragraph" style:parent-style-name="Default_20_Text" style:list-style-name="L6">
      <style:text-properties fo:font-style="normal" officeooo:rsid="00e99797" officeooo:paragraph-rsid="00e85a83" style:font-style-asian="normal" style:font-style-complex="normal"/>
    </style:style>
    <style:style style:name="P191" style:family="paragraph" style:parent-style-name="Default_20_Text">
      <style:text-properties fo:font-style="normal" officeooo:rsid="00f0ce81" officeooo:paragraph-rsid="00f0ce81" style:font-style-asian="normal" style:font-style-complex="normal"/>
    </style:style>
    <style:style style:name="P192" style:family="paragraph" style:parent-style-name="Default_20_Text">
      <style:text-properties fo:font-style="normal" officeooo:rsid="00f465cb" officeooo:paragraph-rsid="00f42011" style:font-style-asian="normal" style:font-style-complex="normal"/>
    </style:style>
    <style:style style:name="P193" style:family="paragraph" style:parent-style-name="Default_20_Text" style:list-style-name="L5">
      <style:text-properties fo:font-style="normal" officeooo:rsid="00d7a18e" officeooo:paragraph-rsid="00f5e5f5" style:font-style-asian="normal" style:font-style-complex="normal"/>
    </style:style>
    <style:style style:name="P194" style:family="paragraph" style:parent-style-name="Default_20_Text" style:list-style-name="L5">
      <style:text-properties fo:font-style="normal" officeooo:rsid="00d7a18e" officeooo:paragraph-rsid="011beb35" style:font-style-asian="normal" style:font-style-complex="normal"/>
    </style:style>
    <style:style style:name="P195" style:family="paragraph" style:parent-style-name="Default_20_Text" style:list-style-name="L5">
      <style:text-properties fo:font-style="normal" officeooo:rsid="00f5e5f5" officeooo:paragraph-rsid="00f5e5f5" style:font-style-asian="normal" style:font-style-complex="normal"/>
    </style:style>
    <style:style style:name="P196" style:family="paragraph" style:parent-style-name="Default_20_Text">
      <style:text-properties fo:font-style="normal" officeooo:rsid="00f5e5f5" officeooo:paragraph-rsid="00f5e5f5" style:font-style-asian="normal" style:font-style-complex="normal"/>
    </style:style>
    <style:style style:name="P197" style:family="paragraph" style:parent-style-name="Default_20_Text">
      <style:text-properties fo:font-style="normal" officeooo:rsid="00f69a7e" officeooo:paragraph-rsid="00f888d2" style:font-style-asian="normal" style:font-style-complex="normal"/>
    </style:style>
    <style:style style:name="P198" style:family="paragraph" style:parent-style-name="Default_20_Text">
      <style:text-properties fo:font-style="normal" officeooo:rsid="00f888d2" officeooo:paragraph-rsid="00f888d2" style:font-style-asian="normal" style:font-style-complex="normal"/>
    </style:style>
    <style:style style:name="P199" style:family="paragraph" style:parent-style-name="Default_20_Text">
      <style:text-properties fo:font-style="normal" officeooo:rsid="010300ff" officeooo:paragraph-rsid="00f5e5f5" style:font-style-asian="normal" style:font-style-complex="normal"/>
    </style:style>
    <style:style style:name="P200" style:family="paragraph" style:parent-style-name="Default_20_Text">
      <style:text-properties fo:font-style="normal" officeooo:rsid="010300ff" officeooo:paragraph-rsid="010300ff" style:font-style-asian="normal" style:font-style-complex="normal"/>
    </style:style>
    <style:style style:name="P201" style:family="paragraph" style:parent-style-name="Default_20_Text">
      <style:text-properties fo:font-style="normal" officeooo:rsid="0104bf1e" officeooo:paragraph-rsid="010300ff" style:font-style-asian="normal" style:font-style-complex="normal"/>
    </style:style>
    <style:style style:name="P202" style:family="paragraph" style:parent-style-name="Default_20_Text">
      <style:text-properties fo:font-style="normal" officeooo:rsid="01085cd5" officeooo:paragraph-rsid="01085cd5" style:font-style-asian="normal" style:font-style-complex="normal"/>
    </style:style>
    <style:style style:name="P203" style:family="paragraph" style:parent-style-name="Default_20_Text">
      <style:text-properties fo:font-style="normal" officeooo:rsid="010b6769" officeooo:paragraph-rsid="0108a710" style:font-style-asian="normal" style:font-style-complex="normal"/>
    </style:style>
    <style:style style:name="P204" style:family="paragraph" style:parent-style-name="Default_20_Text">
      <style:text-properties fo:font-style="normal" officeooo:rsid="010d2b04" officeooo:paragraph-rsid="010d2b04" style:font-style-asian="normal" style:font-style-complex="normal"/>
    </style:style>
    <style:style style:name="P205" style:family="paragraph" style:parent-style-name="Default_20_Text" style:list-style-name="L5">
      <style:text-properties fo:font-style="normal" officeooo:rsid="01122381" officeooo:paragraph-rsid="01122381" style:font-style-asian="normal" style:font-style-complex="normal"/>
    </style:style>
    <style:style style:name="P206" style:family="paragraph" style:parent-style-name="Default_20_Text">
      <style:text-properties fo:font-style="normal" officeooo:rsid="01130b77" officeooo:paragraph-rsid="01122381" style:font-style-asian="normal" style:font-style-complex="normal"/>
    </style:style>
    <style:style style:name="P207" style:family="paragraph" style:parent-style-name="Default_20_Text">
      <style:text-properties fo:font-style="normal" officeooo:rsid="0113d212" officeooo:paragraph-rsid="0113d212" style:font-style-asian="normal" style:font-style-complex="normal"/>
    </style:style>
    <style:style style:name="P208" style:family="paragraph" style:parent-style-name="Default_20_Text" style:list-style-name="L5">
      <style:text-properties fo:font-style="normal" officeooo:rsid="01187f11" officeooo:paragraph-rsid="01187f11" style:font-style-asian="normal" style:font-style-complex="normal"/>
    </style:style>
    <style:style style:name="P209" style:family="paragraph" style:parent-style-name="Default_20_Text">
      <style:text-properties fo:font-style="normal" officeooo:rsid="01187f11" officeooo:paragraph-rsid="01187f11" style:font-style-asian="normal" style:font-style-complex="normal"/>
    </style:style>
    <style:style style:name="P210" style:family="paragraph" style:parent-style-name="Default_20_Text">
      <style:text-properties fo:font-style="normal" officeooo:rsid="01187f11" officeooo:paragraph-rsid="011987fd" style:font-style-asian="normal" style:font-style-complex="normal"/>
    </style:style>
    <style:style style:name="P211" style:family="paragraph" style:parent-style-name="Default_20_Text">
      <style:text-properties fo:font-style="normal" officeooo:rsid="01187f11" officeooo:paragraph-rsid="011b777c" style:font-style-asian="normal" style:font-style-complex="normal"/>
    </style:style>
    <style:style style:name="P212" style:family="paragraph" style:parent-style-name="Default_20_Text" style:list-style-name="L5">
      <style:text-properties fo:font-style="normal" officeooo:rsid="011b777c" officeooo:paragraph-rsid="011b777c" style:font-style-asian="normal" style:font-style-complex="normal"/>
    </style:style>
    <style:style style:name="P213" style:family="paragraph" style:parent-style-name="Default_20_Text">
      <style:text-properties fo:font-style="normal" officeooo:rsid="011f28ef" officeooo:paragraph-rsid="011b777c" style:font-style-asian="normal" style:font-style-complex="normal"/>
    </style:style>
    <style:style style:name="P214" style:family="paragraph" style:parent-style-name="Default_20_Text">
      <style:text-properties fo:font-style="normal" officeooo:rsid="011f28ef" officeooo:paragraph-rsid="011f28ef" style:font-style-asian="normal" style:font-style-complex="normal"/>
    </style:style>
    <style:style style:name="P215" style:family="paragraph" style:parent-style-name="Default_20_Text">
      <style:text-properties fo:font-style="normal" officeooo:rsid="01269a50" officeooo:paragraph-rsid="0120f63c" style:font-style-asian="normal" style:font-style-complex="normal"/>
    </style:style>
    <style:style style:name="P216" style:family="paragraph" style:parent-style-name="Default_20_Text">
      <style:text-properties fo:font-style="normal" officeooo:rsid="0124cad8" officeooo:paragraph-rsid="0120f63c" style:font-style-asian="normal" style:font-style-complex="normal"/>
    </style:style>
    <style:style style:name="P217" style:family="paragraph" style:parent-style-name="Default_20_Text">
      <style:text-properties fo:font-style="normal" officeooo:rsid="01284c5b" officeooo:paragraph-rsid="0120f63c" style:font-style-asian="normal" style:font-style-complex="normal"/>
    </style:style>
    <style:style style:name="P218" style:family="paragraph" style:parent-style-name="Default_20_Text">
      <style:text-properties fo:font-style="normal" officeooo:rsid="0129a60f" officeooo:paragraph-rsid="0120f63c" style:font-style-asian="normal" style:font-style-complex="normal"/>
    </style:style>
    <style:style style:name="P219" style:family="paragraph" style:parent-style-name="Default_20_Text">
      <style:text-properties fo:font-style="normal" officeooo:rsid="012caab1" officeooo:paragraph-rsid="01269a50" style:font-style-asian="normal" style:font-style-complex="normal"/>
    </style:style>
    <style:style style:name="P220" style:family="paragraph" style:parent-style-name="Default_20_Text">
      <style:text-properties fo:font-style="normal" officeooo:rsid="012caab1" officeooo:paragraph-rsid="012caab1" style:font-style-asian="normal" style:font-style-complex="normal"/>
    </style:style>
    <style:style style:name="P221" style:family="paragraph" style:parent-style-name="Default_20_Text">
      <style:text-properties fo:font-style="normal" officeooo:rsid="013017f0" officeooo:paragraph-rsid="013017f0" style:font-style-asian="normal" style:font-style-complex="normal"/>
    </style:style>
    <style:style style:name="P222" style:family="paragraph" style:parent-style-name="Default_20_Text">
      <style:text-properties fo:font-style="normal" officeooo:rsid="01338a35" officeooo:paragraph-rsid="01338a35" style:font-style-asian="normal" style:font-style-complex="normal"/>
    </style:style>
    <style:style style:name="P223" style:family="paragraph" style:parent-style-name="Default_20_Text" style:list-style-name="L4">
      <style:text-properties officeooo:paragraph-rsid="00c9c894"/>
    </style:style>
    <style:style style:name="P224" style:family="paragraph" style:parent-style-name="Default_20_Text" style:list-style-name="L5">
      <style:text-properties officeooo:paragraph-rsid="00cc10a9"/>
    </style:style>
    <style:style style:name="P225" style:family="paragraph" style:parent-style-name="Default_20_Text" style:list-style-name="L5">
      <style:text-properties officeooo:paragraph-rsid="01085cd5"/>
    </style:style>
    <style:style style:name="P226" style:family="paragraph" style:parent-style-name="Default_20_Text" style:list-style-name="L5">
      <style:text-properties officeooo:paragraph-rsid="011b777c"/>
    </style:style>
    <style:style style:name="P227" style:family="paragraph" style:parent-style-name="Default_20_Text" style:list-style-name="L5">
      <style:text-properties officeooo:paragraph-rsid="0120f63c"/>
    </style:style>
    <style:style style:name="P228" style:family="paragraph" style:parent-style-name="Default_20_Text" style:list-style-name="L5">
      <style:text-properties officeooo:paragraph-rsid="01269a50"/>
    </style:style>
    <style:style style:name="P229" style:family="paragraph" style:parent-style-name="Default_20_Text" style:list-style-name="L6">
      <style:text-properties officeooo:paragraph-rsid="00ddffef"/>
    </style:style>
    <style:style style:name="P230" style:family="paragraph" style:parent-style-name="Default_20_Text" style:list-style-name="L6">
      <style:text-properties officeooo:paragraph-rsid="00e4ed87"/>
    </style:style>
    <style:style style:name="P231" style:family="paragraph" style:parent-style-name="Default_20_Text" style:list-style-name="L6">
      <style:text-properties officeooo:paragraph-rsid="00e85a83"/>
    </style:style>
    <style:style style:name="P232" style:family="paragraph" style:parent-style-name="Default_20_Text" style:list-style-name="L6">
      <style:text-properties officeooo:paragraph-rsid="00edce61"/>
    </style:style>
    <style:style style:name="P233" style:family="paragraph" style:parent-style-name="Default_20_Text">
      <style:text-properties style:font-name="Courier New" fo:font-size="8pt" fo:font-style="normal" officeooo:rsid="00f0ce81" officeooo:paragraph-rsid="00f0ce81" style:font-size-asian="8pt" style:font-style-asian="normal" style:font-size-complex="8pt" style:font-style-complex="normal"/>
    </style:style>
    <style:style style:name="P234" style:family="paragraph" style:parent-style-name="Default_20_Text">
      <style:text-properties style:font-name="Courier New" fo:font-size="8pt" fo:font-style="normal" officeooo:rsid="00f5e5f5" officeooo:paragraph-rsid="00f5e5f5" style:font-size-asian="8pt" style:font-style-asian="normal" style:font-size-complex="8pt" style:font-style-complex="normal"/>
    </style:style>
    <style:style style:name="P235" style:family="paragraph" style:parent-style-name="Default_20_Text" style:list-style-name="L5">
      <style:text-properties style:font-name="Courier New" fo:font-size="8pt" fo:font-style="normal" officeooo:rsid="01085cd5" officeooo:paragraph-rsid="01085cd5" style:font-size-asian="8pt" style:font-style-asian="normal" style:font-size-complex="8pt" style:font-style-complex="normal"/>
    </style:style>
    <style:style style:name="P236" style:family="paragraph" style:parent-style-name="Default_20_Text" style:list-style-name="L5">
      <style:text-properties style:font-name="Courier New" fo:font-size="8pt" fo:font-style="normal" officeooo:rsid="010d2b04" style:font-size-asian="8pt" style:font-style-asian="normal" style:font-size-complex="8pt" style:font-style-complex="normal"/>
    </style:style>
    <style:style style:name="P237" style:family="paragraph" style:parent-style-name="Default_20_Text" style:list-style-name="L5">
      <style:text-properties style:font-name="Courier New" fo:font-size="8pt" fo:font-style="normal" officeooo:rsid="010d2b04" officeooo:paragraph-rsid="01085cd5" style:font-size-asian="8pt" style:font-style-asian="normal" style:font-size-complex="8pt" style:font-style-complex="normal"/>
    </style:style>
    <style:style style:name="P238" style:family="paragraph" style:parent-style-name="Default_20_Text" style:list-style-name="L5">
      <style:text-properties style:font-name="Courier New" fo:font-size="8pt" fo:font-style="normal" officeooo:rsid="010d2b04" officeooo:paragraph-rsid="012d21c6" style:font-size-asian="8pt" style:font-style-asian="normal" style:font-size-complex="8pt" style:font-style-complex="normal"/>
    </style:style>
    <style:style style:name="P239" style:family="paragraph" style:parent-style-name="Default_20_Text" style:list-style-name="L5">
      <style:text-properties style:font-name="Courier New" fo:font-size="8pt" fo:font-style="normal" officeooo:rsid="010d2b04" officeooo:paragraph-rsid="012e6751" style:font-size-asian="8pt" style:font-style-asian="normal" style:font-size-complex="8pt" style:font-style-complex="normal"/>
    </style:style>
    <style:style style:name="P240" style:family="paragraph" style:parent-style-name="Default_20_Text" style:list-style-name="L5">
      <style:text-properties style:font-name="Courier New" fo:font-size="8pt" officeooo:rsid="010d2b04" officeooo:paragraph-rsid="01085cd5" style:font-size-asian="8pt" style:font-size-complex="8pt"/>
    </style:style>
    <style:style style:name="P241" style:family="paragraph" style:parent-style-name="Heading_20_1">
      <style:text-properties officeooo:rsid="0022d86e"/>
    </style:style>
    <style:style style:name="P242" style:family="paragraph" style:parent-style-name="Heading_20_1">
      <style:text-properties officeooo:rsid="00a67d78" officeooo:paragraph-rsid="00a67d78"/>
    </style:style>
    <style:style style:name="P243" style:family="paragraph" style:parent-style-name="Heading_20_1">
      <style:text-properties fo:font-style="normal" officeooo:rsid="00c9c894" style:font-style-asian="normal" style:font-style-complex="normal"/>
    </style:style>
    <style:style style:name="P244" style:family="paragraph" style:parent-style-name="Heading_20_1">
      <style:text-properties fo:font-style="normal" officeooo:rsid="00c59d2f" style:font-style-asian="normal" style:font-style-complex="normal"/>
    </style:style>
    <style:style style:name="P245" style:family="paragraph" style:parent-style-name="Heading_20_1">
      <style:paragraph-properties>
        <style:tab-stops>
          <style:tab-stop style:position="0cm"/>
        </style:tab-stops>
      </style:paragraph-properties>
      <style:text-properties officeooo:paragraph-rsid="0141230d"/>
    </style:style>
    <style:style style:name="P246" style:family="paragraph" style:parent-style-name="Heading_20_1">
      <style:paragraph-properties fo:break-before="page">
        <style:tab-stops>
          <style:tab-stop style:position="0cm"/>
        </style:tab-stops>
      </style:paragraph-properties>
      <style:text-properties fo:color="#000000" officeooo:rsid="001f3e66" officeooo:paragraph-rsid="001f3e66"/>
    </style:style>
    <style:style style:name="T1" style:family="text">
      <style:text-properties fo:color="#ff0000"/>
    </style:style>
    <style:style style:name="T2" style:family="text">
      <style:text-properties fo:color="#ff0000" style:font-name="Arial"/>
    </style:style>
    <style:style style:name="T3" style:family="text">
      <style:text-properties fo:color="#ff0000" style:font-name="Arial" fo:font-weight="bold" style:font-weight-asian="bold" style:font-weight-complex="bold"/>
    </style:style>
    <style:style style:name="T4" style:family="text">
      <style:text-properties style:font-name-complex="Arial"/>
    </style:style>
    <style:style style:name="T5" style:family="text">
      <style:text-properties fo:color="#000000"/>
    </style:style>
    <style:style style:name="T6" style:family="text">
      <style:text-properties fo:color="#000000" fo:font-weight="bold" officeooo:rsid="0022d86e" style:font-weight-asian="bold" style:font-weight-complex="bold"/>
    </style:style>
    <style:style style:name="T7" style:family="text">
      <style:text-properties fo:color="#000000" fo:font-weight="bold" officeooo:rsid="0024e7bd" style:font-weight-asian="bold" style:font-weight-complex="bold"/>
    </style:style>
    <style:style style:name="T8" style:family="text">
      <style:text-properties fo:color="#000000" fo:font-style="italic" officeooo:rsid="00235455" style:font-style-asian="italic" style:font-style-complex="italic"/>
    </style:style>
    <style:style style:name="T9" style:family="text">
      <style:text-properties fo:color="#000000" fo:font-style="italic" fo:font-weight="normal" officeooo:rsid="00658609" style:font-style-asian="italic" style:font-weight-asian="normal" style:font-style-complex="italic" style:font-weight-complex="normal"/>
    </style:style>
    <style:style style:name="T10" style:family="text">
      <style:text-properties fo:color="#000000" officeooo:rsid="0022d86e"/>
    </style:style>
    <style:style style:name="T11" style:family="text">
      <style:text-properties fo:color="#000000" officeooo:rsid="00235455"/>
    </style:style>
    <style:style style:name="T12" style:family="text">
      <style:text-properties fo:color="#000000" officeooo:rsid="00247650"/>
    </style:style>
    <style:style style:name="T13" style:family="text">
      <style:text-properties fo:color="#000000" officeooo:rsid="0024e7bd"/>
    </style:style>
    <style:style style:name="T14" style:family="text">
      <style:text-properties fo:color="#000000" officeooo:rsid="002600f3"/>
    </style:style>
    <style:style style:name="T15" style:family="text">
      <style:text-properties fo:color="#000000" officeooo:rsid="0027862a"/>
    </style:style>
    <style:style style:name="T16" style:family="text">
      <style:text-properties fo:color="#000000" officeooo:rsid="0027c038"/>
    </style:style>
    <style:style style:name="T17" style:family="text">
      <style:text-properties fo:color="#000000" officeooo:rsid="002c41dc"/>
    </style:style>
    <style:style style:name="T18" style:family="text">
      <style:text-properties fo:color="#000000" officeooo:rsid="002c5e71"/>
    </style:style>
    <style:style style:name="T19" style:family="text">
      <style:text-properties fo:color="#000000" style:font-name="Courier New" fo:font-size="8pt" officeooo:rsid="002c5e71" style:font-size-asian="8pt" style:font-size-complex="8pt"/>
    </style:style>
    <style:style style:name="T20" style:family="text">
      <style:text-properties fo:color="#000000" style:font-name="Courier New" fo:font-size="8pt" fo:font-weight="normal" officeooo:rsid="00609e8a" style:font-size-asian="8pt" style:font-weight-asian="normal" style:font-size-complex="8pt" style:font-weight-complex="normal"/>
    </style:style>
    <style:style style:name="T21" style:family="text">
      <style:text-properties fo:color="#000000" style:font-name="Courier New" fo:font-size="8pt" fo:font-weight="normal" officeooo:rsid="0060a431" style:font-size-asian="8pt" style:font-weight-asian="normal" style:font-size-complex="8pt" style:font-weight-complex="normal"/>
    </style:style>
    <style:style style:name="T22" style:family="text">
      <style:text-properties fo:color="#000000" officeooo:rsid="002cb1e1"/>
    </style:style>
    <style:style style:name="T23" style:family="text">
      <style:text-properties fo:color="#000000" officeooo:rsid="002e3388"/>
    </style:style>
    <style:style style:name="T24" style:family="text">
      <style:text-properties fo:color="#000000" officeooo:rsid="0030cdd7"/>
    </style:style>
    <style:style style:name="T25" style:family="text">
      <style:text-properties fo:color="#000000" officeooo:rsid="00343e0f"/>
    </style:style>
    <style:style style:name="T26" style:family="text">
      <style:text-properties fo:color="#000000" officeooo:rsid="0035f137"/>
    </style:style>
    <style:style style:name="T27" style:family="text">
      <style:text-properties fo:color="#000000" officeooo:rsid="003a3b7a"/>
    </style:style>
    <style:style style:name="T28" style:family="text">
      <style:text-properties fo:color="#000000" officeooo:rsid="003b7914"/>
    </style:style>
    <style:style style:name="T29" style:family="text">
      <style:text-properties fo:color="#000000" officeooo:rsid="003c3fed"/>
    </style:style>
    <style:style style:name="T30" style:family="text">
      <style:text-properties fo:color="#000000" officeooo:rsid="003c82d8"/>
    </style:style>
    <style:style style:name="T31" style:family="text">
      <style:text-properties fo:color="#000000" officeooo:rsid="003d4cba"/>
    </style:style>
    <style:style style:name="T32" style:family="text">
      <style:text-properties fo:color="#000000" officeooo:rsid="003f03df"/>
    </style:style>
    <style:style style:name="T33" style:family="text">
      <style:text-properties fo:color="#000000" officeooo:rsid="003f29cb"/>
    </style:style>
    <style:style style:name="T34" style:family="text">
      <style:text-properties fo:color="#000000" fo:font-weight="normal" officeooo:rsid="005aa8bb" style:font-weight-asian="normal" style:font-weight-complex="normal"/>
    </style:style>
    <style:style style:name="T35" style:family="text">
      <style:text-properties fo:color="#000000" fo:font-weight="normal" officeooo:rsid="005c2b4f" style:font-weight-asian="normal" style:font-weight-complex="normal"/>
    </style:style>
    <style:style style:name="T36" style:family="text">
      <style:text-properties fo:color="#000000" fo:font-weight="normal" officeooo:rsid="005e54f2" style:font-weight-asian="normal" style:font-weight-complex="normal"/>
    </style:style>
    <style:style style:name="T37" style:family="text">
      <style:text-properties fo:color="#000000" fo:font-weight="normal" officeooo:rsid="005fa2a9" style:font-weight-asian="normal" style:font-weight-complex="normal"/>
    </style:style>
    <style:style style:name="T38" style:family="text">
      <style:text-properties fo:color="#000000" fo:font-weight="normal" officeooo:rsid="006376a3" style:font-weight-asian="normal" style:font-weight-complex="normal"/>
    </style:style>
    <style:style style:name="T39" style:family="text">
      <style:text-properties fo:color="#000000" fo:font-weight="normal" officeooo:rsid="0064cdba" style:font-weight-asian="normal" style:font-weight-complex="normal"/>
    </style:style>
    <style:style style:name="T40" style:family="text">
      <style:text-properties fo:color="#000000" fo:font-weight="normal" officeooo:rsid="00658609" style:font-weight-asian="normal" style:font-weight-complex="normal"/>
    </style:style>
    <style:style style:name="T41" style:family="text">
      <style:text-properties fo:color="#000000" fo:font-weight="normal" officeooo:rsid="0066f35b" style:font-weight-asian="normal" style:font-weight-complex="normal"/>
    </style:style>
    <style:style style:name="T42" style:family="text">
      <style:text-properties fo:color="#000000" officeooo:rsid="00696e02"/>
    </style:style>
    <style:style style:name="T43" style:family="text">
      <style:text-properties fo:color="#000000" style:text-underline-style="none" officeooo:rsid="00696e02"/>
    </style:style>
    <style:style style:name="T44" style:family="text">
      <style:text-properties fo:color="#000000" style:text-underline-style="none" officeooo:rsid="0141230d"/>
    </style:style>
    <style:style style:name="T45" style:family="text">
      <style:text-properties fo:color="#000000" style:text-underline-style="none" officeooo:rsid="01415aea"/>
    </style:style>
    <style:style style:name="T46" style:family="text">
      <style:text-properties fo:color="#000000" officeooo:rsid="00700be6"/>
    </style:style>
    <style:style style:name="T47" style:family="text">
      <style:text-properties fo:color="#000000" officeooo:rsid="014b71f4"/>
    </style:style>
    <style:style style:name="T48" style:family="text">
      <style:text-properties fo:color="#000000" officeooo:rsid="014c6d62"/>
    </style:style>
    <style:style style:name="T49" style:family="text">
      <style:text-properties fo:color="#000000" officeooo:rsid="015118a1"/>
    </style:style>
    <style:style style:name="T50" style:family="text">
      <style:text-properties fo:color="#000000" officeooo:rsid="0152a968"/>
    </style:style>
    <style:style style:name="T51" style:family="text">
      <style:text-properties fo:color="#000000" officeooo:rsid="0153afb0"/>
    </style:style>
    <style:style style:name="T52" style:family="text">
      <style:text-properties fo:color="#000000" officeooo:rsid="0156d508"/>
    </style:style>
    <style:style style:name="T53" style:family="text">
      <style:text-properties fo:color="#000000" officeooo:rsid="0158af8f"/>
    </style:style>
    <style:style style:name="T54" style:family="text">
      <style:text-properties fo:color="#000000" officeooo:rsid="015a84bd"/>
    </style:style>
    <style:style style:name="T55" style:family="text">
      <style:text-properties fo:color="#000000" officeooo:rsid="015b8bd5"/>
    </style:style>
    <style:style style:name="T56" style:family="text">
      <style:text-properties fo:color="#000000" officeooo:rsid="015e2ce1"/>
    </style:style>
    <style:style style:name="T57" style:family="text">
      <style:text-properties officeooo:rsid="001f3e66"/>
    </style:style>
    <style:style style:name="T58" style:family="text">
      <style:text-properties officeooo:rsid="00219556"/>
    </style:style>
    <style:style style:name="T59" style:family="text">
      <style:text-properties officeooo:rsid="0021b4fb"/>
    </style:style>
    <style:style style:name="T60" style:family="text">
      <style:text-properties officeooo:rsid="0022d86e"/>
    </style:style>
    <style:style style:name="T61" style:family="text">
      <style:text-properties style:text-underline-style="solid" style:text-underline-width="auto" style:text-underline-color="font-color" officeooo:rsid="0022d86e"/>
    </style:style>
    <style:style style:name="T62" style:family="text">
      <style:text-properties officeooo:rsid="00235455"/>
    </style:style>
    <style:style style:name="T63" style:family="text">
      <style:text-properties fo:font-weight="bold" style:font-weight-asian="bold" style:font-weight-complex="bold"/>
    </style:style>
    <style:style style:name="T64" style:family="text">
      <style:text-properties fo:font-weight="bold" officeooo:rsid="00f06575" style:font-weight-asian="bold" style:font-weight-complex="bold"/>
    </style:style>
    <style:style style:name="T65" style:family="text">
      <style:text-properties fo:font-weight="normal" officeooo:rsid="0040849f" style:font-weight-asian="normal" style:font-weight-complex="normal"/>
    </style:style>
    <style:style style:name="T66" style:family="text">
      <style:text-properties fo:font-weight="normal" officeooo:rsid="0041b587" style:font-weight-asian="normal" style:font-weight-complex="normal"/>
    </style:style>
    <style:style style:name="T67" style:family="text">
      <style:text-properties fo:font-weight="normal" officeooo:rsid="0042c9d7" style:font-weight-asian="normal" style:font-weight-complex="normal"/>
    </style:style>
    <style:style style:name="T68" style:family="text">
      <style:text-properties fo:font-weight="normal" officeooo:rsid="00441d72" style:font-weight-asian="normal" style:font-weight-complex="normal"/>
    </style:style>
    <style:style style:name="T69" style:family="text">
      <style:text-properties fo:font-weight="normal" officeooo:rsid="0044e85a" style:font-weight-asian="normal" style:font-weight-complex="normal"/>
    </style:style>
    <style:style style:name="T70" style:family="text">
      <style:text-properties fo:font-weight="normal" officeooo:rsid="0047edd5" style:font-weight-asian="normal" style:font-weight-complex="normal"/>
    </style:style>
    <style:style style:name="T71" style:family="text">
      <style:text-properties fo:font-weight="normal" officeooo:rsid="004859d7" style:font-weight-asian="normal" style:font-weight-complex="normal"/>
    </style:style>
    <style:style style:name="T72" style:family="text">
      <style:text-properties fo:font-weight="normal" officeooo:rsid="00488629" style:font-weight-asian="normal" style:font-weight-complex="normal"/>
    </style:style>
    <style:style style:name="T73" style:family="text">
      <style:text-properties fo:font-weight="normal" officeooo:rsid="004ad232" style:font-weight-asian="normal" style:font-weight-complex="normal"/>
    </style:style>
    <style:style style:name="T74" style:family="text">
      <style:text-properties fo:font-weight="normal" officeooo:rsid="004cc594" style:font-weight-asian="normal" style:font-weight-complex="normal"/>
    </style:style>
    <style:style style:name="T75" style:family="text">
      <style:text-properties fo:font-weight="normal" officeooo:rsid="004fb980" style:font-weight-asian="normal" style:font-weight-complex="normal"/>
    </style:style>
    <style:style style:name="T76" style:family="text">
      <style:text-properties fo:font-weight="normal" officeooo:rsid="005125e3" style:font-weight-asian="normal" style:font-weight-complex="normal"/>
    </style:style>
    <style:style style:name="T77" style:family="text">
      <style:text-properties fo:font-weight="normal" officeooo:rsid="00543290" style:font-weight-asian="normal" style:font-weight-complex="normal"/>
    </style:style>
    <style:style style:name="T78" style:family="text">
      <style:text-properties fo:font-weight="normal" officeooo:rsid="008b0dd7" style:font-weight-asian="normal" style:font-weight-complex="normal"/>
    </style:style>
    <style:style style:name="T79" style:family="text">
      <style:text-properties fo:font-weight="normal" officeooo:rsid="008baad1" style:font-weight-asian="normal" style:font-weight-complex="normal"/>
    </style:style>
    <style:style style:name="T80" style:family="text">
      <style:text-properties fo:font-weight="normal" officeooo:rsid="008d9100" style:font-weight-asian="normal" style:font-weight-complex="normal"/>
    </style:style>
    <style:style style:name="T81" style:family="text">
      <style:text-properties fo:font-weight="normal" officeooo:rsid="015f9c6a" style:font-weight-asian="normal" style:font-weight-complex="normal"/>
    </style:style>
    <style:style style:name="T82" style:family="text">
      <style:text-properties officeooo:rsid="0055463d"/>
    </style:style>
    <style:style style:name="T83" style:family="text">
      <style:text-properties officeooo:rsid="005598ec"/>
    </style:style>
    <style:style style:name="T84" style:family="text">
      <style:text-properties officeooo:rsid="00674ac6"/>
    </style:style>
    <style:style style:name="T85" style:family="text">
      <style:text-properties officeooo:rsid="00692e48"/>
    </style:style>
    <style:style style:name="T86" style:family="text">
      <style:text-properties officeooo:rsid="00699661"/>
    </style:style>
    <style:style style:name="T87" style:family="text">
      <style:text-properties fo:font-style="italic" officeooo:rsid="00674ac6" style:font-style-asian="italic" style:font-style-complex="italic"/>
    </style:style>
    <style:style style:name="T88" style:family="text">
      <style:text-properties fo:font-style="italic" officeooo:rsid="007165ab" style:font-style-asian="italic" style:font-style-complex="italic"/>
    </style:style>
    <style:style style:name="T89" style:family="text">
      <style:text-properties fo:font-style="italic" officeooo:rsid="00bc695e" style:font-style-asian="italic" style:font-style-complex="italic"/>
    </style:style>
    <style:style style:name="T90" style:family="text">
      <style:text-properties fo:font-style="italic" officeooo:rsid="00bf4904" style:font-style-asian="italic" style:font-style-complex="italic"/>
    </style:style>
    <style:style style:name="T91" style:family="text">
      <style:text-properties fo:font-style="italic" officeooo:rsid="00c1139e" style:font-style-asian="italic" style:font-style-complex="italic"/>
    </style:style>
    <style:style style:name="T92" style:family="text">
      <style:text-properties fo:font-style="italic" officeooo:rsid="00d7a18e" style:font-style-asian="italic" style:font-style-complex="italic"/>
    </style:style>
    <style:style style:name="T93" style:family="text">
      <style:text-properties fo:font-style="italic" officeooo:rsid="00f888d2" style:font-style-asian="italic" style:font-style-complex="italic"/>
    </style:style>
    <style:style style:name="T94" style:family="text">
      <style:text-properties fo:font-style="italic" officeooo:rsid="00fa0d0c" style:font-style-asian="italic" style:font-style-complex="italic"/>
    </style:style>
    <style:style style:name="T95" style:family="text">
      <style:text-properties fo:font-style="italic" officeooo:rsid="011ea3df" style:font-style-asian="italic" style:font-style-complex="italic"/>
    </style:style>
    <style:style style:name="T96" style:family="text">
      <style:text-properties officeooo:rsid="006b8ed5"/>
    </style:style>
    <style:style style:name="T97" style:family="text">
      <style:text-properties officeooo:rsid="006e7f94"/>
    </style:style>
    <style:style style:name="T98" style:family="text">
      <style:text-properties officeooo:rsid="006ece36"/>
    </style:style>
    <style:style style:name="T99" style:family="text">
      <style:text-properties officeooo:rsid="006eff96"/>
    </style:style>
    <style:style style:name="T100" style:family="text">
      <style:text-properties officeooo:rsid="0070de4b"/>
    </style:style>
    <style:style style:name="T101" style:family="text">
      <style:text-properties officeooo:rsid="007165ab"/>
    </style:style>
    <style:style style:name="T102" style:family="text">
      <style:text-properties officeooo:rsid="0073a64b"/>
    </style:style>
    <style:style style:name="T103" style:family="text">
      <style:text-properties officeooo:rsid="00752446"/>
    </style:style>
    <style:style style:name="T104" style:family="text">
      <style:text-properties officeooo:rsid="007ac91b"/>
    </style:style>
    <style:style style:name="T105" style:family="text">
      <style:text-properties officeooo:rsid="007b5055"/>
    </style:style>
    <style:style style:name="T106" style:family="text">
      <style:text-properties officeooo:rsid="007be13a"/>
    </style:style>
    <style:style style:name="T107" style:family="text">
      <style:text-properties officeooo:rsid="007c83a1"/>
    </style:style>
    <style:style style:name="T108" style:family="text">
      <style:text-properties officeooo:rsid="007db422"/>
    </style:style>
    <style:style style:name="T109" style:family="text">
      <style:text-properties officeooo:rsid="00816fb6"/>
    </style:style>
    <style:style style:name="T110" style:family="text">
      <style:text-properties officeooo:rsid="00836884"/>
    </style:style>
    <style:style style:name="T111" style:family="text">
      <style:text-properties officeooo:rsid="00840252"/>
    </style:style>
    <style:style style:name="T112" style:family="text">
      <style:text-properties officeooo:rsid="00857324"/>
    </style:style>
    <style:style style:name="T113" style:family="text">
      <style:text-properties officeooo:rsid="00876ea9"/>
    </style:style>
    <style:style style:name="T114" style:family="text">
      <style:text-properties officeooo:rsid="0088ec1d"/>
    </style:style>
    <style:style style:name="T115" style:family="text">
      <style:text-properties officeooo:rsid="008a9770"/>
    </style:style>
    <style:style style:name="T116" style:family="text">
      <style:text-properties officeooo:rsid="008f5532"/>
    </style:style>
    <style:style style:name="T117" style:family="text">
      <style:text-properties officeooo:rsid="00914648"/>
    </style:style>
    <style:style style:name="T118" style:family="text">
      <style:text-properties style:font-name="Courier New" fo:font-size="8pt" officeooo:rsid="0094cc25" style:font-size-asian="8pt" style:font-size-complex="8pt"/>
    </style:style>
    <style:style style:name="T119" style:family="text">
      <style:text-properties style:font-name="Courier New" fo:font-size="8pt" officeooo:rsid="0097e735" style:font-size-asian="8pt" style:font-size-complex="8pt"/>
    </style:style>
    <style:style style:name="T120" style:family="text">
      <style:text-properties style:font-name="Courier New" fo:font-size="8pt" officeooo:rsid="0099751e" style:font-size-asian="8pt" style:font-size-complex="8pt"/>
    </style:style>
    <style:style style:name="T121" style:family="text">
      <style:text-properties style:font-name="Courier New" fo:font-size="8pt" officeooo:rsid="00f0ce81" style:font-size-asian="8pt" style:font-size-complex="8pt"/>
    </style:style>
    <style:style style:name="T122" style:family="text">
      <style:text-properties style:font-name="Courier New" fo:font-size="8pt" officeooo:rsid="00f5e5f5" style:font-size-asian="8pt" style:font-size-complex="8pt"/>
    </style:style>
    <style:style style:name="T123" style:family="text">
      <style:text-properties style:font-name="Courier New" fo:font-size="8pt" officeooo:rsid="010d2b04" style:font-size-asian="8pt" style:font-size-complex="8pt"/>
    </style:style>
    <style:style style:name="T124" style:family="text">
      <style:text-properties style:font-name="Courier New" fo:font-size="8pt" officeooo:rsid="010eb00d" style:font-size-asian="8pt" style:font-size-complex="8pt"/>
    </style:style>
    <style:style style:name="T125" style:family="text">
      <style:text-properties style:font-name="Courier New" fo:font-size="8pt" officeooo:rsid="01163331" style:font-size-asian="8pt" style:font-size-complex="8pt"/>
    </style:style>
    <style:style style:name="T126" style:family="text">
      <style:text-properties style:font-name="Courier New" fo:font-size="8pt" fo:font-style="normal" officeooo:rsid="009ffc3b" style:font-size-asian="8pt" style:font-style-asian="normal" style:font-size-complex="8pt" style:font-style-complex="normal"/>
    </style:style>
    <style:style style:name="T127" style:family="text">
      <style:text-properties style:font-name="Courier New" fo:font-size="8pt" fo:font-style="normal" officeooo:rsid="009b5cf2" style:font-size-asian="8pt" style:font-style-asian="normal" style:font-size-complex="8pt" style:font-style-complex="normal"/>
    </style:style>
    <style:style style:name="T128" style:family="text">
      <style:text-properties style:font-name="Courier New" fo:font-size="8pt" fo:font-style="normal" officeooo:rsid="00b632c7" style:font-size-asian="8pt" style:font-style-asian="normal" style:font-size-complex="8pt" style:font-style-complex="normal"/>
    </style:style>
    <style:style style:name="T129" style:family="text">
      <style:text-properties style:font-name="Courier New" fo:font-size="8pt" fo:font-style="normal" officeooo:rsid="00b88c94" style:font-size-asian="8pt" style:font-style-asian="normal" style:font-size-complex="8pt" style:font-style-complex="normal"/>
    </style:style>
    <style:style style:name="T130" style:family="text">
      <style:text-properties style:font-name="Courier New" fo:font-size="8pt" fo:font-style="normal" officeooo:rsid="00bc695e" style:font-size-asian="8pt" style:font-style-asian="normal" style:font-size-complex="8pt" style:font-style-complex="normal"/>
    </style:style>
    <style:style style:name="T131" style:family="text">
      <style:text-properties style:font-name="Courier New" fo:font-size="8pt" fo:font-style="normal" officeooo:rsid="00d3e721" style:font-size-asian="8pt" style:font-style-asian="normal" style:font-size-complex="8pt" style:font-style-complex="normal"/>
    </style:style>
    <style:style style:name="T132" style:family="text">
      <style:text-properties style:font-name="Courier New" fo:font-size="8pt" fo:font-style="normal" officeooo:rsid="00e85a83" style:font-size-asian="8pt" style:font-style-asian="normal" style:font-size-complex="8pt" style:font-style-complex="normal"/>
    </style:style>
    <style:style style:name="T133" style:family="text">
      <style:text-properties style:font-name="Courier New" fo:font-size="8pt" fo:font-style="normal" officeooo:rsid="00f5e5f5" style:font-size-asian="8pt" style:font-style-asian="normal" style:font-size-complex="8pt" style:font-style-complex="normal"/>
    </style:style>
    <style:style style:name="T134" style:family="text">
      <style:text-properties style:font-name="Courier New" fo:font-size="8pt" fo:font-style="normal" officeooo:rsid="01085cd5" style:font-size-asian="8pt" style:font-style-asian="normal" style:font-size-complex="8pt" style:font-style-complex="normal"/>
    </style:style>
    <style:style style:name="T135" style:family="text">
      <style:text-properties style:font-name="Courier New" fo:font-size="8pt" fo:font-style="normal" officeooo:rsid="010d2b04" style:font-size-asian="8pt" style:font-style-asian="normal" style:font-size-complex="8pt" style:font-style-complex="normal"/>
    </style:style>
    <style:style style:name="T136" style:family="text">
      <style:text-properties officeooo:rsid="0091cdcb"/>
    </style:style>
    <style:style style:name="T137" style:family="text">
      <style:text-properties officeooo:rsid="0094cc25"/>
    </style:style>
    <style:style style:name="T138" style:family="text">
      <style:text-properties officeooo:rsid="0096459d"/>
    </style:style>
    <style:style style:name="T139" style:family="text">
      <style:text-properties fo:font-style="normal" officeooo:rsid="0096459d" style:font-style-asian="normal" style:font-style-complex="normal"/>
    </style:style>
    <style:style style:name="T140" style:family="text">
      <style:text-properties fo:font-style="normal" officeooo:rsid="0097d642" style:font-style-asian="normal" style:font-style-complex="normal"/>
    </style:style>
    <style:style style:name="T141" style:family="text">
      <style:text-properties fo:font-style="normal" officeooo:rsid="0097e735" style:font-style-asian="normal" style:font-style-complex="normal"/>
    </style:style>
    <style:style style:name="T142" style:family="text">
      <style:text-properties fo:font-style="normal" officeooo:rsid="0099751e" style:font-style-asian="normal" style:font-style-complex="normal"/>
    </style:style>
    <style:style style:name="T143" style:family="text">
      <style:text-properties fo:font-style="normal" officeooo:rsid="009b5cf2" style:font-style-asian="normal" style:font-style-complex="normal"/>
    </style:style>
    <style:style style:name="T144" style:family="text">
      <style:text-properties fo:font-style="normal" officeooo:rsid="009c2c6d" style:font-style-asian="normal" style:font-style-complex="normal"/>
    </style:style>
    <style:style style:name="T145" style:family="text">
      <style:text-properties fo:font-style="normal" officeooo:rsid="009ffc3b" style:font-style-asian="normal" style:font-style-complex="normal"/>
    </style:style>
    <style:style style:name="T146" style:family="text">
      <style:text-properties fo:font-style="normal" officeooo:rsid="00a138ae" style:font-style-asian="normal" style:font-style-complex="normal"/>
    </style:style>
    <style:style style:name="T147" style:family="text">
      <style:text-properties fo:font-style="normal" officeooo:rsid="00a17974" style:font-style-asian="normal" style:font-style-complex="normal"/>
    </style:style>
    <style:style style:name="T148" style:family="text">
      <style:text-properties fo:font-style="normal" officeooo:rsid="00a2a0bf" style:font-style-asian="normal" style:font-style-complex="normal"/>
    </style:style>
    <style:style style:name="T149" style:family="text">
      <style:text-properties fo:font-style="normal" officeooo:rsid="00a419c5" style:font-style-asian="normal" style:font-style-complex="normal"/>
    </style:style>
    <style:style style:name="T150" style:family="text">
      <style:text-properties fo:font-style="normal" officeooo:rsid="00a5ea06" style:font-style-asian="normal" style:font-style-complex="normal"/>
    </style:style>
    <style:style style:name="T151" style:family="text">
      <style:text-properties fo:font-style="normal" officeooo:rsid="00a8718f" style:font-style-asian="normal" style:font-style-complex="normal"/>
    </style:style>
    <style:style style:name="T152" style:family="text">
      <style:text-properties fo:font-style="normal" officeooo:rsid="00aa6eed" style:font-style-asian="normal" style:font-style-complex="normal"/>
    </style:style>
    <style:style style:name="T153" style:family="text">
      <style:text-properties fo:font-style="normal" officeooo:rsid="00ac5253" style:font-style-asian="normal" style:font-style-complex="normal"/>
    </style:style>
    <style:style style:name="T154" style:family="text">
      <style:text-properties fo:font-style="normal" officeooo:rsid="00b17163" style:font-style-asian="normal" style:font-style-complex="normal"/>
    </style:style>
    <style:style style:name="T155" style:family="text">
      <style:text-properties fo:font-style="normal" officeooo:rsid="00b26abc" style:font-style-asian="normal" style:font-style-complex="normal"/>
    </style:style>
    <style:style style:name="T156" style:family="text">
      <style:text-properties fo:font-style="normal" officeooo:rsid="00b36a92" style:font-style-asian="normal" style:font-style-complex="normal"/>
    </style:style>
    <style:style style:name="T157" style:family="text">
      <style:text-properties fo:font-style="normal" officeooo:rsid="00b4239f" style:font-style-asian="normal" style:font-style-complex="normal"/>
    </style:style>
    <style:style style:name="T158" style:family="text">
      <style:text-properties fo:font-style="normal" officeooo:rsid="00b55ec1" style:font-style-asian="normal" style:font-style-complex="normal"/>
    </style:style>
    <style:style style:name="T159" style:family="text">
      <style:text-properties fo:font-style="normal" officeooo:rsid="00b632c7" style:font-style-asian="normal" style:font-style-complex="normal"/>
    </style:style>
    <style:style style:name="T160" style:family="text">
      <style:text-properties fo:font-style="normal" officeooo:rsid="00b7c0b1" style:font-style-asian="normal" style:font-style-complex="normal"/>
    </style:style>
    <style:style style:name="T161" style:family="text">
      <style:text-properties fo:font-style="normal" officeooo:rsid="00baf4d5" style:font-style-asian="normal" style:font-style-complex="normal"/>
    </style:style>
    <style:style style:name="T162" style:family="text">
      <style:text-properties fo:font-style="normal" officeooo:rsid="00bbb247" style:font-style-asian="normal" style:font-style-complex="normal"/>
    </style:style>
    <style:style style:name="T163" style:family="text">
      <style:text-properties fo:font-style="normal" officeooo:rsid="00bc695e" style:font-style-asian="normal" style:font-style-complex="normal"/>
    </style:style>
    <style:style style:name="T164" style:family="text">
      <style:text-properties fo:font-style="normal" officeooo:rsid="00bcfa51" style:font-style-asian="normal" style:font-style-complex="normal"/>
    </style:style>
    <style:style style:name="T165" style:family="text">
      <style:text-properties fo:font-style="normal" officeooo:rsid="00be3333" style:font-style-asian="normal" style:font-style-complex="normal"/>
    </style:style>
    <style:style style:name="T166" style:family="text">
      <style:text-properties fo:font-style="normal" officeooo:rsid="00be4f52" style:font-style-asian="normal" style:font-style-complex="normal"/>
    </style:style>
    <style:style style:name="T167" style:family="text">
      <style:text-properties fo:font-style="normal" officeooo:rsid="00bf4904" style:font-style-asian="normal" style:font-style-complex="normal"/>
    </style:style>
    <style:style style:name="T168" style:family="text">
      <style:text-properties fo:font-style="normal" officeooo:rsid="00c1139e" style:font-style-asian="normal" style:font-style-complex="normal"/>
    </style:style>
    <style:style style:name="T169" style:family="text">
      <style:text-properties fo:font-style="normal" officeooo:rsid="00c5abaf" style:font-style-asian="normal" style:font-style-complex="normal"/>
    </style:style>
    <style:style style:name="T170" style:family="text">
      <style:text-properties fo:font-style="normal" officeooo:rsid="00c68142" style:font-style-asian="normal" style:font-style-complex="normal"/>
    </style:style>
    <style:style style:name="T171" style:family="text">
      <style:text-properties fo:font-style="normal" officeooo:rsid="00c9c894" style:font-style-asian="normal" style:font-style-complex="normal"/>
    </style:style>
    <style:style style:name="T172" style:family="text">
      <style:text-properties fo:font-style="normal" officeooo:rsid="00cae104" style:font-style-asian="normal" style:font-style-complex="normal"/>
    </style:style>
    <style:style style:name="T173" style:family="text">
      <style:text-properties fo:font-style="normal" officeooo:rsid="00cc10a9" style:font-style-asian="normal" style:font-style-complex="normal"/>
    </style:style>
    <style:style style:name="T174" style:family="text">
      <style:text-properties fo:font-style="normal" officeooo:rsid="00cc11e1" style:font-style-asian="normal" style:font-style-complex="normal"/>
    </style:style>
    <style:style style:name="T175" style:family="text">
      <style:text-properties fo:font-style="normal" officeooo:rsid="00ce7abe" style:font-style-asian="normal" style:font-style-complex="normal"/>
    </style:style>
    <style:style style:name="T176" style:family="text">
      <style:text-properties fo:font-style="normal" officeooo:rsid="00cf8964" style:font-style-asian="normal" style:font-style-complex="normal"/>
    </style:style>
    <style:style style:name="T177" style:family="text">
      <style:text-properties fo:font-style="normal" officeooo:rsid="00d3e721" style:font-style-asian="normal" style:font-style-complex="normal"/>
    </style:style>
    <style:style style:name="T178" style:family="text">
      <style:text-properties fo:font-style="normal" officeooo:rsid="00d7a18e" style:font-style-asian="normal" style:font-style-complex="normal"/>
    </style:style>
    <style:style style:name="T179" style:family="text">
      <style:text-properties fo:font-style="normal" officeooo:rsid="00d8a614" style:font-style-asian="normal" style:font-style-complex="normal"/>
    </style:style>
    <style:style style:name="T180" style:family="text">
      <style:text-properties fo:font-style="normal" officeooo:rsid="00da0676" style:font-style-asian="normal" style:font-style-complex="normal"/>
    </style:style>
    <style:style style:name="T181" style:family="text">
      <style:text-properties fo:font-style="normal" officeooo:rsid="00daee44" style:font-style-asian="normal" style:font-style-complex="normal"/>
    </style:style>
    <style:style style:name="T182" style:family="text">
      <style:text-properties fo:font-style="normal" officeooo:rsid="00dcb906" style:font-style-asian="normal" style:font-style-complex="normal"/>
    </style:style>
    <style:style style:name="T183" style:family="text">
      <style:text-properties fo:font-style="normal" officeooo:rsid="00ddffef" style:font-style-asian="normal" style:font-style-complex="normal"/>
    </style:style>
    <style:style style:name="T184" style:family="text">
      <style:text-properties fo:font-style="normal" officeooo:rsid="00dfabbb" style:font-style-asian="normal" style:font-style-complex="normal"/>
    </style:style>
    <style:style style:name="T185" style:family="text">
      <style:text-properties fo:font-style="normal" officeooo:rsid="00e0a93b" style:font-style-asian="normal" style:font-style-complex="normal"/>
    </style:style>
    <style:style style:name="T186" style:family="text">
      <style:text-properties fo:font-style="normal" officeooo:rsid="00e159fd" style:font-style-asian="normal" style:font-style-complex="normal"/>
    </style:style>
    <style:style style:name="T187" style:family="text">
      <style:text-properties fo:font-style="normal" officeooo:rsid="00e31c95" style:font-style-asian="normal" style:font-style-complex="normal"/>
    </style:style>
    <style:style style:name="T188" style:family="text">
      <style:text-properties fo:font-style="normal" officeooo:rsid="00e4ed87" style:font-style-asian="normal" style:font-style-complex="normal"/>
    </style:style>
    <style:style style:name="T189" style:family="text">
      <style:text-properties fo:font-style="normal" officeooo:rsid="00e7bdc0" style:font-style-asian="normal" style:font-style-complex="normal"/>
    </style:style>
    <style:style style:name="T190" style:family="text">
      <style:text-properties fo:font-style="normal" officeooo:rsid="00e85a83" style:font-style-asian="normal" style:font-style-complex="normal"/>
    </style:style>
    <style:style style:name="T191" style:family="text">
      <style:text-properties fo:font-style="normal" officeooo:rsid="00e99797" style:font-style-asian="normal" style:font-style-complex="normal"/>
    </style:style>
    <style:style style:name="T192" style:family="text">
      <style:text-properties fo:font-style="normal" officeooo:rsid="00eb28a5" style:font-style-asian="normal" style:font-style-complex="normal"/>
    </style:style>
    <style:style style:name="T193" style:family="text">
      <style:text-properties fo:font-style="normal" officeooo:rsid="00ec2d9e" style:font-style-asian="normal" style:font-style-complex="normal"/>
    </style:style>
    <style:style style:name="T194" style:family="text">
      <style:text-properties fo:font-style="normal" officeooo:rsid="00ed9a4c" style:font-style-asian="normal" style:font-style-complex="normal"/>
    </style:style>
    <style:style style:name="T195" style:family="text">
      <style:text-properties fo:font-style="normal" officeooo:rsid="00f2396a" style:font-style-asian="normal" style:font-style-complex="normal"/>
    </style:style>
    <style:style style:name="T196" style:family="text">
      <style:text-properties fo:font-style="normal" officeooo:rsid="0104ca85" style:font-style-asian="normal" style:font-style-complex="normal"/>
    </style:style>
    <style:style style:name="T197" style:family="text">
      <style:text-properties fo:font-style="normal" officeooo:rsid="01071992" style:font-style-asian="normal" style:font-style-complex="normal"/>
    </style:style>
    <style:style style:name="T198" style:family="text">
      <style:text-properties fo:font-style="normal" officeooo:rsid="01058adb" style:font-style-asian="normal" style:font-style-complex="normal"/>
    </style:style>
    <style:style style:name="T199" style:family="text">
      <style:text-properties fo:font-style="normal" officeooo:rsid="01085cd5" style:font-style-asian="normal" style:font-style-complex="normal"/>
    </style:style>
    <style:style style:name="T200" style:family="text">
      <style:text-properties fo:font-style="normal" officeooo:rsid="011cac15" style:font-style-asian="normal" style:font-style-complex="normal"/>
    </style:style>
    <style:style style:name="T201" style:family="text">
      <style:text-properties fo:font-style="normal" officeooo:rsid="011ea3df" style:font-style-asian="normal" style:font-style-complex="normal"/>
    </style:style>
    <style:style style:name="T202" style:family="text">
      <style:text-properties fo:font-style="normal" officeooo:rsid="011f28ef" style:font-style-asian="normal" style:font-style-complex="normal"/>
    </style:style>
    <style:style style:name="T203" style:family="text">
      <style:text-properties fo:font-style="normal" officeooo:rsid="0120f63c" style:font-style-asian="normal" style:font-style-complex="normal"/>
    </style:style>
    <style:style style:name="T204" style:family="text">
      <style:text-properties fo:font-style="normal" officeooo:rsid="0122f2f7" style:font-style-asian="normal" style:font-style-complex="normal"/>
    </style:style>
    <style:style style:name="T205" style:family="text">
      <style:text-properties fo:font-style="normal" officeooo:rsid="0124cad8" style:font-style-asian="normal" style:font-style-complex="normal"/>
    </style:style>
    <style:style style:name="T206" style:family="text">
      <style:text-properties fo:font-style="normal" officeooo:rsid="01269a50" style:font-style-asian="normal" style:font-style-complex="normal"/>
    </style:style>
    <style:style style:name="T207" style:family="text">
      <style:text-properties fo:font-style="normal" officeooo:rsid="01284c5b" style:font-style-asian="normal" style:font-style-complex="normal"/>
    </style:style>
    <style:style style:name="T208" style:family="text">
      <style:text-properties fo:font-style="normal" officeooo:rsid="0129a60f" style:font-style-asian="normal" style:font-style-complex="normal"/>
    </style:style>
    <style:style style:name="T209" style:family="text">
      <style:text-properties fo:font-style="normal" officeooo:rsid="012b392c" style:font-style-asian="normal" style:font-style-complex="normal"/>
    </style:style>
    <style:style style:name="T210" style:family="text">
      <style:text-properties fo:font-style="normal" officeooo:rsid="012caab1" style:font-style-asian="normal" style:font-style-complex="normal"/>
    </style:style>
    <style:style style:name="T211" style:family="text">
      <style:text-properties fo:font-style="normal" officeooo:rsid="01637f30" style:font-style-asian="normal" style:font-style-complex="normal"/>
    </style:style>
    <style:style style:name="T212" style:family="text">
      <style:text-properties fo:font-style="normal" officeooo:rsid="0164b409" style:font-style-asian="normal" style:font-style-complex="normal"/>
    </style:style>
    <style:style style:name="T213" style:family="text">
      <style:text-properties fo:font-style="normal" officeooo:rsid="016e3fca" style:font-style-asian="normal" style:font-style-complex="normal"/>
    </style:style>
    <style:style style:name="T214" style:family="text">
      <style:text-properties fo:font-style="normal" fo:font-weight="bold" officeooo:rsid="00cc10a9" style:font-style-asian="normal" style:font-weight-asian="bold" style:font-style-complex="normal" style:font-weight-complex="bold"/>
    </style:style>
    <style:style style:name="T215" style:family="text">
      <style:text-properties officeooo:rsid="00e0a93b"/>
    </style:style>
    <style:style style:name="T216" style:family="text">
      <style:text-properties officeooo:rsid="00f06575"/>
    </style:style>
    <style:style style:name="T217" style:family="text">
      <style:text-properties officeooo:rsid="00f0ce81"/>
    </style:style>
    <style:style style:name="T218" style:family="text">
      <style:text-properties officeooo:rsid="00f42011"/>
    </style:style>
    <style:style style:name="T219" style:family="text">
      <style:text-properties officeooo:rsid="00f44644"/>
    </style:style>
    <style:style style:name="T220" style:family="text">
      <style:text-properties officeooo:rsid="00f465cb"/>
    </style:style>
    <style:style style:name="T221" style:family="text">
      <style:text-properties officeooo:rsid="00f5e5f5"/>
    </style:style>
    <style:style style:name="T222" style:family="text">
      <style:text-properties officeooo:rsid="00f69a7e"/>
    </style:style>
    <style:style style:name="T223" style:family="text">
      <style:text-properties officeooo:rsid="00f888d2"/>
    </style:style>
    <style:style style:name="T224" style:family="text">
      <style:text-properties officeooo:rsid="00fa0d0c"/>
    </style:style>
    <style:style style:name="T225" style:family="text">
      <style:text-properties officeooo:rsid="00fdec92"/>
    </style:style>
    <style:style style:name="T226" style:family="text">
      <style:text-properties officeooo:rsid="00ff4cb4"/>
    </style:style>
    <style:style style:name="T227" style:family="text">
      <style:text-properties officeooo:rsid="0100a51c"/>
    </style:style>
    <style:style style:name="T228" style:family="text">
      <style:text-properties officeooo:rsid="01019891"/>
    </style:style>
    <style:style style:name="T229" style:family="text">
      <style:text-properties officeooo:rsid="0101ba38"/>
    </style:style>
    <style:style style:name="T230" style:family="text">
      <style:text-properties officeooo:rsid="0102cf93"/>
    </style:style>
    <style:style style:name="T231" style:family="text">
      <style:text-properties officeooo:rsid="0102e743"/>
    </style:style>
    <style:style style:name="T232" style:family="text">
      <style:text-properties officeooo:rsid="010300ff"/>
    </style:style>
    <style:style style:name="T233" style:family="text">
      <style:text-properties officeooo:rsid="01085cd5"/>
    </style:style>
    <style:style style:name="T234" style:family="text">
      <style:text-properties officeooo:rsid="0058f2c3" style:font-style-asian="normal" style:font-style-complex="normal"/>
    </style:style>
    <style:style style:name="T235" style:family="text">
      <style:text-properties officeooo:rsid="005959ea" style:font-style-asian="normal" style:font-style-complex="normal"/>
    </style:style>
    <style:style style:name="T236" style:family="text">
      <style:text-properties officeooo:rsid="0134e2fa" style:font-style-asian="normal" style:font-style-complex="normal"/>
    </style:style>
    <style:style style:name="T237" style:family="text">
      <style:text-properties officeooo:rsid="01361c0c" style:font-style-asian="normal" style:font-style-complex="normal"/>
    </style:style>
    <style:style style:name="T238" style:family="text">
      <style:text-properties officeooo:rsid="01365798" style:font-style-asian="normal" style:font-style-complex="normal"/>
    </style:style>
    <style:style style:name="T239" style:family="text">
      <style:text-properties officeooo:rsid="0108a710"/>
    </style:style>
    <style:style style:name="T240" style:family="text">
      <style:text-properties officeooo:rsid="0109f123"/>
    </style:style>
    <style:style style:name="T241" style:family="text">
      <style:text-properties officeooo:rsid="010b6769"/>
    </style:style>
    <style:style style:name="T242" style:family="text">
      <style:text-properties officeooo:rsid="010d2b04"/>
    </style:style>
    <style:style style:name="T243" style:family="text">
      <style:text-properties officeooo:rsid="01106a69"/>
    </style:style>
    <style:style style:name="T244" style:family="text">
      <style:text-properties officeooo:rsid="01122381"/>
    </style:style>
    <style:style style:name="T245" style:family="text">
      <style:text-properties officeooo:rsid="01130b77"/>
    </style:style>
    <style:style style:name="T246" style:family="text">
      <style:text-properties officeooo:rsid="0113d212"/>
    </style:style>
    <style:style style:name="T247" style:family="text">
      <style:text-properties officeooo:rsid="011596de"/>
    </style:style>
    <style:style style:name="T248" style:family="text">
      <style:text-properties officeooo:rsid="01187f11"/>
    </style:style>
    <style:style style:name="T249" style:family="text">
      <style:text-properties officeooo:rsid="011987fd"/>
    </style:style>
    <style:style style:name="T250" style:family="text">
      <style:text-properties officeooo:rsid="011b777c"/>
    </style:style>
    <style:style style:name="T251" style:family="text">
      <style:text-properties officeooo:rsid="011beb35"/>
    </style:style>
    <style:style style:name="T252" style:family="text">
      <style:text-properties officeooo:rsid="011c71df"/>
    </style:style>
    <style:style style:name="T253" style:family="text">
      <style:text-properties officeooo:rsid="011f28ef"/>
    </style:style>
    <style:style style:name="T254" style:family="text">
      <style:text-properties fo:font-variant="normal" fo:text-transform="none" fo:color="#000000" fo:letter-spacing="normal" fo:font-style="normal" officeooo:rsid="005959ea"/>
    </style:style>
    <style:style style:name="T255" style:family="text">
      <style:text-properties fo:font-variant="normal" fo:text-transform="none" fo:color="#000000" fo:letter-spacing="normal" fo:font-style="normal" officeooo:rsid="005a82e1"/>
    </style:style>
    <style:style style:name="T256" style:family="text">
      <style:text-properties fo:font-variant="normal" fo:text-transform="none" fo:color="#000000" fo:letter-spacing="normal" fo:font-style="normal" officeooo:rsid="005bcc91"/>
    </style:style>
    <style:style style:name="T257" style:family="text">
      <style:text-properties fo:font-variant="normal" fo:text-transform="none" fo:color="#000000" fo:letter-spacing="normal" fo:font-style="normal" officeooo:rsid="0136eb5f"/>
    </style:style>
    <style:style style:name="T258" style:family="text">
      <style:text-properties fo:font-variant="normal" fo:text-transform="none" fo:color="#000000" fo:letter-spacing="normal" fo:font-style="normal" officeooo:rsid="01372b3a"/>
    </style:style>
    <style:style style:name="T259" style:family="text">
      <style:text-properties fo:font-variant="normal" fo:text-transform="none" fo:color="#000000" fo:letter-spacing="normal" fo:font-style="normal" officeooo:rsid="013a363c"/>
    </style:style>
    <style:style style:name="T260" style:family="text">
      <style:text-properties fo:font-variant="normal" fo:text-transform="none" fo:color="#000000" fo:letter-spacing="normal" fo:font-style="normal" officeooo:rsid="013bd316"/>
    </style:style>
    <style:style style:name="T261" style:family="text">
      <style:text-properties fo:font-variant="normal" fo:text-transform="none" fo:color="#000000" fo:letter-spacing="normal" fo:font-style="normal" officeooo:rsid="013d4d0d"/>
    </style:style>
    <style:style style:name="T262" style:family="text">
      <style:text-properties fo:font-variant="normal" fo:text-transform="none" fo:color="#000000" fo:letter-spacing="normal" fo:font-style="normal" officeooo:rsid="003d96b9"/>
    </style:style>
    <style:style style:name="T263" style:family="text">
      <style:text-properties fo:font-variant="normal" fo:text-transform="none" fo:color="#000000" fo:letter-spacing="normal" fo:font-style="normal" officeooo:rsid="0140c366"/>
    </style:style>
    <style:style style:name="T264" style:family="text">
      <style:text-properties fo:font-variant="normal" fo:text-transform="none" fo:color="#000000" style:font-name="Courier New" fo:font-size="8pt" fo:letter-spacing="normal" fo:font-style="normal" officeooo:rsid="005a82e1" style:font-size-asian="8pt" style:font-size-complex="8pt"/>
    </style:style>
    <style:style style:name="T265" style:family="text">
      <style:text-properties fo:font-variant="normal" fo:text-transform="none" fo:color="#000000" style:font-name="Courier New" fo:font-size="8pt" fo:letter-spacing="normal" fo:font-style="normal" officeooo:rsid="013880d6" style:font-size-asian="8pt" style:font-size-complex="8pt"/>
    </style:style>
    <style:style style:name="T266" style:family="text">
      <style:text-properties fo:font-variant="normal" fo:text-transform="none" fo:letter-spacing="normal" fo:font-style="normal" officeooo:rsid="0140c366"/>
    </style:style>
    <style:style style:name="T267" style:family="text">
      <style:text-properties officeooo:rsid="0139bc05"/>
    </style:style>
    <style:style style:name="T268" style:family="text">
      <style:text-properties officeooo:rsid="013d4d0d"/>
    </style:style>
    <style:style style:name="T269" style:family="text">
      <style:text-properties officeooo:rsid="005e814b"/>
    </style:style>
    <style:style style:name="T270" style:family="text">
      <style:text-properties officeooo:rsid="013ee95e"/>
    </style:style>
    <style:style style:name="T271" style:family="text">
      <style:text-properties officeooo:rsid="013f3d35"/>
    </style:style>
    <style:style style:name="T272" style:family="text">
      <style:text-properties officeooo:rsid="0141766d"/>
    </style:style>
    <style:style style:name="T273" style:family="text">
      <style:text-properties officeooo:rsid="0141a759"/>
    </style:style>
    <style:style style:name="T274" style:family="text">
      <style:text-properties officeooo:rsid="01438dae"/>
    </style:style>
    <style:style style:name="T275" style:family="text">
      <style:text-properties officeooo:rsid="01480618"/>
    </style:style>
    <style:style style:name="T276" style:family="text">
      <style:text-properties officeooo:rsid="014dfdc1"/>
    </style:style>
    <style:style style:name="T277" style:family="text">
      <style:text-properties officeooo:rsid="014f0725"/>
    </style:style>
    <style:style style:name="T278" style:family="text">
      <style:text-properties officeooo:rsid="014f8578"/>
    </style:style>
    <style:style style:name="T279" style:family="text">
      <style:text-properties officeooo:rsid="0156d508"/>
    </style:style>
    <style:style style:name="T280" style:family="text">
      <style:text-properties officeooo:rsid="0160eb94"/>
    </style:style>
    <style:style style:name="T281" style:family="text">
      <style:text-properties officeooo:rsid="016123c2"/>
    </style:style>
    <style:style style:name="T282" style:family="text">
      <style:text-properties officeooo:rsid="01619d05"/>
    </style:style>
    <style:style style:name="T283" style:family="text">
      <style:text-properties officeooo:rsid="0166833b"/>
    </style:style>
    <style:style style:name="T284" style:family="text">
      <style:text-properties officeooo:rsid="016a530e"/>
    </style:style>
    <style:style style:name="T285" style:family="text">
      <style:text-properties officeooo:rsid="016c51e6"/>
    </style:style>
    <style:style style:name="fr1" style:family="graphic" style:parent-style-name="Frame">
      <style:graphic-properties fo:margin-left="0.319cm" fo:margin-right="0.319cm" style:wrap="dynamic" style:number-wrapped-paragraphs="no-limit" style:vertical-pos="from-top" style:vertical-rel="paragraph" style:horizontal-pos="from-left" style:horizontal-rel="paragraph" fo:background-color="#ffffff" style:background-transparency="100%" fo:padding="0.035cm" fo:border="0.018cm solid #0000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1" draw:name="Frame1" text:anchor-type="char" svg:x="0.056cm" svg:y="0.03cm" svg:width="15.106cm" svg:height="19.546cm" draw:z-index="0"><draw:text-box><text:p text:style-name="P1">developerWorks article template </text:p><text:p text:style-name="P1">using OpenOffice.org Writer</text:p><text:p text:style-name="P2"/><text:p text:style-name="P2"><text:span text:style-name="T1">Important:</text:span><text:span text:style-name="T2"> Please ensure that your input in this information form is inside the fields. To enter data in a very narrow field , press ctrl-shift-F9 and then use the </text:span><text:span text:style-name="T3">Next</text:span><text:span text:style-name="T2"> button to move through fields.</text:span></text:p><text:p text:style-name="Standard"><text:span text:style-name="Heading_20_3_20_Char">Type of Submission:</text:span><text:span text:style-name="T4"> </text:span><text:span text:style-name="T4"><text:drop-down text:name="DocumentType"><text:label text:value="Tutorial"/><text:label text:current-selected="true" text:value="Article"/>Article</text:drop-down></text:span></text:p><text:p text:style-name="Default_20_Text"><text:span text:style-name="Heading_20_3_20_Char">Title:</text:span> <text:text-input text:description="title">Developing Spring MongoDB Applications using Spring Roo</text:text-input></text:p><text:p text:style-name="Default_20_Text"><text:span text:style-name="Heading_20_3_20_Char">Subtitle:</text:span> <text:text-input text:description="subtitle">Build enterprise Spring MongoDB applications rapidly</text:text-input></text:p><text:p text:style-name="Default_20_Text"/><text:p text:style-name="Default_20_Text"><text:span text:style-name="Heading_20_3_20_Char">Keywords:</text:span> <text:text-input text:description="keywords">spring,mongodb,nosql,rad,springroo</text:text-input></text:p><text:p text:style-name="Default_20_Text"/><text:p text:style-name="Default_20_Text"><text:span text:style-name="Heading_20_3_20_Char">Prefix:</text:span> <text:text-input text:description="authorprefix"/></text:p><text:p text:style-name="Default_20_Text"><text:span text:style-name="Heading_20_3_20_Char">Given:</text:span> <text:text-input text:description="authorgiven">Shekhar</text:text-input></text:p><text:p text:style-name="Default_20_Text"><text:span text:style-name="Heading_20_3_20_Char">Middle:</text:span> <text:text-input text:description="authormiddle"/></text:p><text:p text:style-name="Default_20_Text"><text:span text:style-name="Heading_20_3_20_Char">Family:</text:span> <text:text-input text:description="authorfamily">Gulati</text:text-input></text:p><text:p text:style-name="Default_20_Text"><text:span text:style-name="Heading_20_3_20_Char">Suffix:</text:span> <text:text-input text:description="authorsuffix"/></text:p><text:p text:style-name="Default_20_Text"/><text:p text:style-name="Default_20_Text"><text:span text:style-name="Heading_20_3_20_Char">Job Title:</text:span> <text:text-input text:description="authorjobtitle">Senior Java Consultant</text:text-input></text:p><text:p text:style-name="Default_20_Text"><text:span text:style-name="Heading_20_3_20_Char">Email:</text:span> <text:text-input text:description="authoremail">shekhargulati84@gmail.com</text:text-input></text:p><text:p text:style-name="Default_20_Text"><text:span text:style-name="Heading_20_3_20_Char">Bio:</text:span> <text:text-input text:description="authorbio">Shekhar Gulati is a Java consultant working with Xebia India. He has extensive experience in Spring portfolio projects such as Spring, Spring-WS, Spring Roo etc.His interests are Spring , NoSQL databases, Hadoop, RAD frameworks like 
Spring Roo, Cloud Computing (mainly PAAS services like google app engine , CloudFoundry,OpenShift), Hadoop. 
He is an active writer and writes for JavaLobby, Developer.com, IBM DeveloperWorks and his own blog at http://whyjava.wordpress.com/ .
You can follow him on twitter @ http://twitter.com/#!/shekhargulati .</text:text-input></text:p><text:p text:style-name="Default_20_Text"><text:span text:style-name="Heading_20_3_20_Char">Company:</text:span> <text:text-input text:description="companyname">Xebia</text:text-input></text:p><text:p text:style-name="Default_20_Text"><text:span text:style-name="Heading_20_3_20_Char">Photo filename:</text:span> <text:text-input text:description="photofilename">shekhar.jpg</text:text-input></text:p><text:p text:style-name="Default_20_Text"/><text:p text:style-name="Default_20_Text"><text:span text:style-name="Heading_20_3_20_Char">Abstract:</text:span> <text:text-input text:description="abstract">MongoDB is a very popular document oriented, horizontally scalable NoSQL datastore. With Spring Roo version 1.2 you can build Spring applications with MongoDB as datastorage solution. In the article we will first take a look at  MongoDB and then will build enterprise Spring MongoDB application using Spring Roo.</text:text-input></text:p><text:p text:style-name="Default_20_Text"/></draw:text-box></draw:frame></text:p>
      <text:h text:style-name="P246" text:outline-level="1"/>
      <text:p text:style-name="P3"><text:span text:style-name="T57">In part6 of this series on Spring Roo we looked at </text:span><text:span text:style-name="T272">a </text:span><text:span text:style-name="T57">lot of new features introduced in Spring Roo 1.2 and one of the feature I talked about </text:span><text:span text:style-name="T273">being</text:span><text:span text:style-name="T57"> support for building MongoDB applications. Spring Roo MongoDB support </text:span><text:span text:style-name="T274">builds</text:span><text:span text:style-name="T57"> on </text:span><text:span text:style-name="T274">a </text:span><text:span text:style-name="T58">Spring MongoDB project which aims to bring classic </text:span><text:span text:style-name="T59">Spring proposition</text:span><text:span text:style-name="T58"> </text:span><text:span text:style-name="T59">of enhanced productivity and </text:span><text:span text:style-name="T114">consistent</text:span><text:span text:style-name="T59"> programming model to MongoDB applications. Spring MongoDB project is a sub project of Spring Data project. Spring Data is an umbrella open source project which contains many subprojects that are specific to a given data </text:span><text:span text:style-name="T115">store – </text:span><text:span text:style-name="T59">one being MongoDB. In this article I will first introduce MongoDB and </text:span><text:span text:style-name="T115">t</text:span><text:span text:style-name="T59">hen build a Spring MongoDB application </text:span><text:span text:style-name="T115">using </text:span><text:span text:style-name="T59">Spring Roo.</text:span></text:p>
      <text:p text:style-name="P5"/>
      <text:h text:style-name="P241" text:outline-level="1">Introducing MongoDB</text:h>
      <text:p text:style-name="P6"/>
      <text:p text:style-name="P4"><text:span text:style-name="T60">In a single line MongoDB is a</text:span><text:span text:style-name="T62">n open-source</text:span><text:span text:style-name="T60"> </text:span><text:span text:style-name="T61">document oriented</text:span><text:span text:style-name="T60">, </text:span><text:span text:style-name="T61">schema-free</text:span><text:span text:style-name="T60">, </text:span><text:span text:style-name="T61">fast</text:span><text:span text:style-name="T60"> and </text:span><text:span text:style-name="T61">horizontally scalable</text:span><text:span text:style-name="T60"> </text:span><text:span text:style-name="T61">NoSQL</text:span><text:span text:style-name="T60"> datastore. The above line contains five keywords which are very important to understand. Let</text:span><text:span text:style-name="T275">'</text:span><text:span text:style-name="T60">s take a look at them one by one :</text:span></text:p>
      <text:p text:style-name="P6"/>
      <text:list xml:id="list1675250966" text:style-name="L1">
        <text:list-item>
          <text:p text:style-name="P168"><text:span text:style-name="T6">Document Oriented</text:span><text:span text:style-name="T10"> : </text:span><text:span text:style-name="T11">In MongoDB there is no concept of </text:span><text:span text:style-name="T8">row</text:span><text:span text:style-name="T11"> as in relational databases but there is </text:span><text:span text:style-name="T54">the</text:span><text:span text:style-name="T53"> </text:span><text:span text:style-name="T11">concept of </text:span><text:span text:style-name="T8">document</text:span><text:span text:style-name="T11">. </text:span><text:span text:style-name="T12">MongoDB store data in form of binary JSON documents or BSON which maps very closely with domain objects. MongoDB does not have any concept of joins and </text:span><text:span text:style-name="T13">you can have </text:span><text:span text:style-name="T47">the </text:span><text:span text:style-name="T13">relationship </text:span><text:span text:style-name="T47">among</text:span><text:span text:style-name="T13"> objects using nested objects. Let</text:span><text:span text:style-name="T47">'</text:span><text:span text:style-name="T13">s take an example of Blog application, in which we will have two domain objects blog and comment. In a relational database a blog will have one to many relationship with comment table and you will require </text:span><text:span text:style-name="T47">a </text:span><text:span text:style-name="T13">join to fetch comments for a blog. In MongoDB joins are avoided by use of nested documents. </text:span><text:span text:style-name="T15">I</text:span><text:span text:style-name="T14">n the example shown below we have a blog document which has a comment arra</text:span><text:span text:style-name="T15">y. </text:span><text:span text:style-name="T16">So, without any joins you can fetch all the comments for a blog. MongoDB provides a rich query capabilities so you can easily filter out the required fields and elements. </text:span></text:p>
        </text:list-item>
      </text:list>
      <text:p text:style-name="P9"/>
      <text:p text:style-name="P10">{ </text:p>
      <text:p text:style-name="P10"><text:tab/>"author" : "shekhar", </text:p>
      <text:p text:style-name="P10"><text:tab/>"text" : "Hello MongoDB", </text:p>
      <text:p text:style-name="P10"><text:tab/>"title" : "Hello MongoDB" </text:p>
      <text:p text:style-name="P10"><text:tab/>"comments" : [ </text:p>
      <text:p text:style-name="P10"><text:tab/><text:tab/>{ </text:p>
      <text:p text:style-name="P10"><text:tab/><text:tab/><text:tab/>"name" : "anonymous", </text:p>
      <text:p text:style-name="P10"><text:tab/><text:tab/><text:tab/>"comment" : "good blog" </text:p>
      <text:p text:style-name="P10"><text:tab/><text:tab/>}, </text:p>
      <text:p text:style-name="P10"><text:tab/><text:tab/>{ </text:p>
      <text:p text:style-name="P10"><text:tab/><text:tab/><text:tab/>"name" : "guest", </text:p>
      <text:p text:style-name="P10"><text:tab/><text:tab/><text:tab/>"comment" : "awesome blog" </text:p>
      <text:p text:style-name="P10"><text:tab/><text:tab/>} </text:p>
      <text:p text:style-name="P10"><text:tab/>], </text:p>
      <text:p text:style-name="P10">} </text:p>
      <text:list xml:id="list1682716534" text:continue-numbering="true" text:style-name="L1">
        <text:list-item>
          <text:p text:style-name="P169"><text:span text:style-name="T7">Schema-free</text:span><text:span text:style-name="T13"> : </text:span><text:span text:style-name="T17">In MongoDB documents are stored in collections as rows are stored in tables in RDBMS. But MongoDB does not force you to define a rigid schema for your collection. So every document in MongoDB can be totally different from the already <text:s/>saved document in a collection. </text:span><text:span text:style-name="T22">Each document in a </text:span><text:soft-page-break/><text:span text:style-name="T22">collection in MongoDB is heterogeneous, and may have completely </text:span><text:span text:style-name="T55">different</text:span><text:span text:style-name="T22"> structure compared to other documents. </text:span><text:span text:style-name="T17">This means you can store both the blog and author documents in the same collection </text:span><text:span text:style-name="T18">as shown below.</text:span></text:p>
        </text:list-item>
      </text:list>
      <text:p text:style-name="P13"/>
      <text:p text:style-name="P11">{"author" : "shekhar", "text" : "Hello MongoDB","title" : "Hello MongoDB"} </text:p>
      <text:p text:style-name="P24"><text:span text:style-name="T19">{"fullname":"Shekhar Gulati","email":"</text:span><text:a xlink:type="simple" xlink:href="mailto:shekhargulati84@gmail.com">shekhargulati84@gmail.com</text:a><text:span text:style-name="T19">","password":"xxxxxx"} </text:span></text:p>
      <text:p text:style-name="P11"/>
      <text:list xml:id="list737023586" text:continue-numbering="true" text:style-name="L1">
        <text:list-item>
          <text:p text:style-name="P170"><text:span text:style-name="T7">Fast</text:span><text:span text:style-name="T13"> : </text:span><text:span text:style-name="T23">MongoDB is highly performant datastore both in terms of writes and reads. With the default configuration write</text:span><text:span text:style-name="T48">s</text:span><text:span text:style-name="T23"> performance for MongoDB is higher as compared to RDBMS because it is fire and forget and is written to RAM then to disk. In MongoDB you can take control over the write behavior by specifying a value of WriteConcern along with your write operation. </text:span><text:span text:style-name="T25">Let</text:span><text:span text:style-name="T48">'</text:span><text:span text:style-name="T25">s take a look at different values of WriteConcern.</text:span></text:p>
          <text:p text:style-name="P178"/>
          <text:list>
            <text:list-item>
              <text:p text:style-name="P179">Normal : <text:s/>This is the default option where every write operation is fire and forget which means it just writes to the driver and return. It does not wait for write to be available in server. So, if another thread tries to read the document just after the document has been written it <text:s/>might not find it. There is a very high probability of data loss with this option. <text:span text:style-name="T215">T</text:span>his <text:span text:style-name="T215">option </text:span>should not be considered in cases where data durability is important and you are only using single instance of MongoDB server. </text:p>
              <text:p text:style-name="P179"/>
            </text:list-item>
            <text:list-item>
              <text:p text:style-name="P179">None : This is almost same as Normal with just one different that in Normal if network goes down or there is some other network issue you get an exception but with None you do <text:span text:style-name="T276">not</text:span> get any exception if there are some network issues. This makes it highly unreliable. </text:p>
              <text:p text:style-name="P179"/>
            </text:list-item>
            <text:list-item>
              <text:p text:style-name="P179">Safe : As suggested by name it is safer than the above two. The write operation waits for the MongoDB server to acknowledge the write but data is still not written to disk. With safe you will not face issue that when another thread tried to read the object you just wrote, the object was not found. So, it provides a guarantee that object<text:span text:style-name="T277">s</text:span> once written will be found. That <text:span text:style-name="T278">i</text:span>s Good. But still you can lose data because data is not written to disk and if server died for some reason data will be lost. </text:p>
              <text:p text:style-name="P179"/>
            </text:list-item>
            <text:list-item>
              <text:p text:style-name="P171"><text:span text:style-name="T25">Journal Safe : Before we talk about this option. Let</text:span><text:span text:style-name="T49">'</text:span><text:span text:style-name="T25">s first talk about what is Journaling in MongoDB. Journaling is a feature of Mong</text:span><text:span text:style-name="T27">o</text:span><text:span text:style-name="T25">DB where a write ahead log file </text:span><text:span text:style-name="T50">is maintained for all the operations</text:span><text:span text:style-name="T25">. In scenarios when MongoDB is not cleanly shutdown</text:span><text:span text:style-name="T51">,</text:span><text:span text:style-name="T25"> like using kill -9 command, the data can be recovered from Journal files. By default data is written to journal files after every 100 milliseconds. You can change it to lie between 2 ms to 300 ms. With version 2.0 journaling is enable</text:span><text:span text:style-name="T56">d</text:span><text:span text:style-name="T25"> by default on 64 bit MongoDB servers. With Journal Safe write concern option your write will wait till the journal file is updated. </text:span></text:p>
              <text:p text:style-name="P179"/>
            </text:list-item>
            <text:list-item>
              <text:p text:style-name="P179"><text:soft-page-break/>Fysnc : With Fsync write concern the write operation waits till the data is not written to disk. This is the safest option on a Single node as only way you can lose data is when the hard disk crashes.</text:p>
            </text:list-item>
          </text:list>
        </text:list-item>
      </text:list>
      <text:p text:style-name="P14"/>
      <text:p text:style-name="P23"><text:span text:style-name="T25"><text:tab/></text:span><text:span text:style-name="T26">I have written a detailed post on how </text:span><text:a xlink:type="simple" xlink:href="http://whyjava.wordpress.com/2011/12/08/how-mongodb-different-write-concern-values-affect-performance-on-a-single-node/">different write concerns affect performance</text:a><text:span text:style-name="T26"> <text:tab/>so you can take a look at that.</text:span></text:p>
      <text:list xml:id="list2096265794" text:continue-numbering="true" text:style-name="L1">
        <text:list-header>
          <text:p text:style-name="P180"/>
        </text:list-header>
        <text:list-item>
          <text:p text:style-name="P172"><text:span text:style-name="T7">Horizontally Scalable</text:span><text:span text:style-name="T24"> : </text:span><text:span text:style-name="T28">MongoDB is </text:span><text:span text:style-name="T30">a </text:span><text:span text:style-name="T28">horizontally scalable datastore which means to handle more writes / </text:span><text:span text:style-name="T30">reads</text:span><text:span text:style-name="T28"> and be performant </text:span><text:span text:style-name="T29">and </text:span><text:span text:style-name="T30">available</text:span><text:span text:style-name="T29"> </text:span><text:span text:style-name="T28">you </text:span><text:span text:style-name="T29">need</text:span><text:span text:style-name="T28"> to add more MongoDB </text:span><text:span text:style-name="T29">servers</text:span><text:span text:style-name="T28"> to the cluster. </text:span><text:span text:style-name="T31">To achieve horizontal scalability MongoDB uses sharding </text:span><text:span text:style-name="T52">i.e. </text:span><text:span text:style-name="T31">add more MongoDB instances to handle increasing load and data without affecting application performance. </text:span><text:span text:style-name="T32">The best part is that application does not have to do sharding MongoDB handles it automatically. Auto</text:span><text:span text:style-name="T33">-</text:span><text:span text:style-name="T32">sharding is not in scope of this article so you can refer to </text:span><text:a xlink:type="simple" xlink:href="http://www.mongodb.org/display/DOCS/Sharding">MongoDB document</text:a><text:a xlink:type="simple" xlink:href="http://www.mongodb.org/display/DOCS/Sharding"><text:span text:style-name="T279">ation</text:span></text:a><text:a xlink:type="simple" xlink:href="http://www.mongodb.org/display/DOCS/Sharding"> for the same</text:a><text:span text:style-name="T32">.</text:span></text:p>
          <text:p text:style-name="P180"/>
        </text:list-item>
        <text:list-item>
          <text:p text:style-name="P180"><text:span text:style-name="T63">NoSQL</text:span> : <text:span text:style-name="T65">Unless and until you are living on Mars you would have heard the term NoSQL. </text:span><text:span text:style-name="T66">NoSQL is the big buzz word from last couple(or more) of years. </text:span><text:span text:style-name="T67">NoSQL is an acronym for Not Only SQL. </text:span><text:span text:style-name="T68">NoSQL refers to a broad range of data stores which does not follow the RDBMS model and does not use SQL as their primary query language.</text:span><text:span text:style-name="T67"> </text:span><text:span text:style-name="T69">MongoDB although supports query language but it is not like SQL but based on JSON documents.</text:span></text:p>
        </text:list-item>
      </text:list>
      <text:p text:style-name="P15"/>
      <text:p text:style-name="P7"><text:span text:style-name="T70">MongoDB support similar operations to RDBMS like indexes, queries, explain plan, </text:span><text:span text:style-name="T71">aggregation functions like group,</text:span><text:span text:style-name="T70"> etc to remain as close as to RDBMS and lower the learning curve. Another cool feature</text:span><text:span text:style-name="T72">s</text:span><text:span text:style-name="T70"> supported by MongoDB </text:span><text:span text:style-name="T72">are ability to </text:span><text:span text:style-name="T70">execute </text:span><text:a xlink:type="simple" xlink:href="http://www.mongodb.org/display/DOCS/MapReduce"><text:span text:style-name="T70">Map Reduce </text:span></text:a><text:a xlink:type="simple" xlink:href="http://www.mongodb.org/display/DOCS/MapReduce"><text:span text:style-name="T72">jobs</text:span></text:a><text:span text:style-name="T72"> and </text:span><text:a xlink:type="simple" xlink:href="http://www.mongodb.org/display/DOCS/Geospatial+Indexing"><text:span text:style-name="T72">geospatial indexing and querying</text:span></text:a><text:span text:style-name="T72">.</text:span><text:span text:style-name="T70"> </text:span><text:span text:style-name="T73">I will not be covering MapReduce and geospatial indexing and querying in this article </text:span><text:span text:style-name="T74">but might cover that in future </text:span><text:span text:style-name="T78">article</text:span><text:span text:style-name="T73">.</text:span></text:p>
      <text:p text:style-name="P16"/>
      <text:p text:style-name="P137">MongoDB Terminology</text:p>
      <text:p text:style-name="P16"/>
      <text:p text:style-name="P8"><text:span text:style-name="T75">MongoDB terminology is very simple and easy to understand and remember. I have shown it </text:span><text:span text:style-name="T77">below</text:span><text:span text:style-name="T75"> comparing with relational databases.</text:span></text:p>
      <text:p text:style-name="P17"/>
      <table:table table:name="MongoDB_Terminology" table:style-name="MongoDB_5f_Terminology">
        <table:table-column table:style-name="MongoDB_5f_Terminology.A"/>
        <table:table-column table:style-name="MongoDB_5f_Terminology.B"/>
        <table:table-row>
          <table:table-cell table:style-name="MongoDB_5f_Terminology.A1" office:value-type="string">
            <text:p text:style-name="P138">RDBMS</text:p>
          </table:table-cell>
          <table:table-cell table:style-name="MongoDB_5f_Terminology.B1" office:value-type="string">
            <text:p text:style-name="P138">MongoDB</text:p>
          </table:table-cell>
        </table:table-row>
        <table:table-row>
          <table:table-cell table:style-name="MongoDB_5f_Terminology.A2" office:value-type="string">
            <text:p text:style-name="P139">Database</text:p>
          </table:table-cell>
          <table:table-cell table:style-name="MongoDB_5f_Terminology.B2" office:value-type="string">
            <text:p text:style-name="P139">Database</text:p>
          </table:table-cell>
        </table:table-row>
        <table:table-row>
          <table:table-cell table:style-name="MongoDB_5f_Terminology.A2" office:value-type="string">
            <text:p text:style-name="P139">Table</text:p>
          </table:table-cell>
          <table:table-cell table:style-name="MongoDB_5f_Terminology.B2" office:value-type="string">
            <text:p text:style-name="P139">Collection</text:p>
          </table:table-cell>
        </table:table-row>
        <table:table-row>
          <table:table-cell table:style-name="MongoDB_5f_Terminology.A2" office:value-type="string">
            <text:p text:style-name="P139">Row</text:p>
          </table:table-cell>
          <table:table-cell table:style-name="MongoDB_5f_Terminology.B2" office:value-type="string">
            <text:p text:style-name="P139">Document</text:p>
          </table:table-cell>
        </table:table-row>
      </table:table>
      <text:p text:style-name="P17"/>
      <text:p text:style-name="P8"><text:span text:style-name="T75">As you can see above in MongoDB everything resides in database and you can create a database </text:span><text:span text:style-name="T79">using a </text:span><text:span text:style-name="T75">command. </text:span><text:span text:style-name="T76">A database </text:span><text:span text:style-name="T80">in MongoDB </text:span><text:span text:style-name="T76">can </text:span><text:span text:style-name="T80">have</text:span><text:span text:style-name="T76"> multiple collections </text:span><text:span text:style-name="T80">same as in RDBMS a</text:span><text:span text:style-name="T76"> database can have multiple tables. A collection </text:span><text:span text:style-name="T80">in MongoDB</text:span><text:span text:style-name="T76"> can have multiple documents just like </text:span><text:span text:style-name="T80">in RDBMS</text:span><text:span text:style-name="T76"> a table can have multiple rows. The differ</text:span><text:span text:style-name="T81">ence</text:span><text:span text:style-name="T76"> </text:span><text:soft-page-break/><text:span text:style-name="T76">being </text:span><text:span text:style-name="T80">that in RDBMS </text:span><text:span text:style-name="T76">a row has a fixed structure where as document has a lose structure and two documents in a collection can have entirely different structure.</text:span></text:p>
      <text:p text:style-name="P18"/>
      <text:p text:style-name="P136"><text:span text:style-name="T83">Let</text:span><text:span text:style-name="T280">'</text:span><text:span text:style-name="T83">s Play </text:span><text:span text:style-name="T82">with MongoDB</text:span></text:p>
      <text:p text:style-name="P19"/>
      <text:p text:style-name="P20">To get your hands dirty with MongoDB you need to follow the four step process to download and have running MongoDB server.</text:p>
      <text:p text:style-name="P20"/>
      <text:list xml:id="list833499878" text:style-name="L2">
        <text:list-item>
          <text:p text:style-name="P173"><text:span text:style-name="T34">Download the MongoDB : You can download the </text:span><text:span text:style-name="T36">tarball or zip of the </text:span><text:span text:style-name="T34">latest version i.e. 2.0.4 </text:span><text:span text:style-name="T35">of MongoDB for your operating system </text:span><text:span text:style-name="T34">from </text:span><text:a xlink:type="simple" xlink:href="http://www.mongodb.org/downloads">MongoDB website</text:a><text:span text:style-name="T34">. </text:span></text:p>
        </text:list-item>
        <text:list-item>
          <text:p text:style-name="P181">Once you have downloaded the MongoDB you can extract the zip to a convenient location and make shell files executable.</text:p>
        </text:list-item>
        <text:list-item>
          <text:p text:style-name="P174"><text:span text:style-name="T36">From the command line go inside bin folder of extracted MongoDB installation and execute mongod. By default MongoDB stores all the data in /data/db directory so you need to create /data/db directory and give make your user the owner. </text:span><text:span text:style-name="T37">You can also choose not to use the default /data/db directory by specifying the location using dbpath </text:span><text:span text:style-name="T38">attribute</text:span><text:span text:style-name="T37"> as shown below. </text:span></text:p>
        </text:list-item>
      </text:list>
      <text:p text:style-name="P21"/>
      <text:p text:style-name="P25"><text:span text:style-name="T37"><text:tab/></text:span><text:span text:style-name="T20">shekhar@shekhar:~/tools/mongodb/mongodb2/bin$ ./mongod <text:s text:c="10"/><text:tab/><text:tab/><text:tab/></text:span><text:span text:style-name="T21">-</text:span><text:span text:style-name="T20">-dbpath=/home/shekhar/data/db </text:span></text:p>
      <text:p text:style-name="P12"><text:tab/>Sat Mar 31 19:16:48 </text:p>
      <text:p text:style-name="P12"><text:tab/>Sat Mar 31 19:16:48 warning: 32-bit servers don't have journaling enabled by <text:tab/>default. Please use --journal if you want durability. </text:p>
      <text:p text:style-name="P12"><text:tab/>Sat Mar 31 19:16:48 </text:p>
      <text:p text:style-name="P12"><text:tab/>Sat Mar 31 19:16:48 [initandlisten] MongoDB starting : pid=6033 port=27017 <text:tab/>dbpath=/home/shekhar/data/db 32-bit host=shekhar </text:p>
      <text:p text:style-name="P12"><text:tab/>Sat Mar 31 19:16:48 [initandlisten] </text:p>
      <text:p text:style-name="P12"><text:tab/>Sat Mar 31 19:16:48 [initandlisten] ** NOTE: when using MongoDB 32 bit, you <text:tab/>are limited to about 2 gigabytes of data </text:p>
      <text:p text:style-name="P12"><text:tab/>Sat Mar 31 19:16:48 [initandlisten] ** <text:s text:c="6"/>see <text:tab/>http://blog.mongodb.org/post/137788967/32-bit-limitations </text:p>
      <text:p text:style-name="P12"><text:tab/>Sat Mar 31 19:16:48 [initandlisten] ** <text:s text:c="6"/>with --journal, the limit is lower </text:p>
      <text:p text:style-name="P12"><text:tab/>Sat Mar 31 19:16:48 [initandlisten] </text:p>
      <text:p text:style-name="P12"><text:tab/>Sat Mar 31 19:16:48 [initandlisten] db version v2.0.1, pdfile version 4.5 </text:p>
      <text:p text:style-name="P12"><text:tab/>Sat Mar 31 19:16:48 [initandlisten] git version: <text:tab/>3a5cf0e2134a830d38d2d1aae7e88cac31bdd684 </text:p>
      <text:p text:style-name="P12"><text:tab/>Sat Mar 31 19:16:48 [initandlisten] build info: Linux domU-12-31-39-01-70-B4 <text:tab/>2.6.21.7-2.fc8xen #1 SMP Fri Feb 15 12:39:36 EST 2008 i686 <text:tab/>BOOST_LIB_VERSION=1_41 </text:p>
      <text:p text:style-name="P12"><text:tab/>Sat Mar 31 19:16:48 [initandlisten] options: { dbpath: "/home/shekhar/data/db" } </text:p>
      <text:p text:style-name="P12"><text:tab/>Sat Mar 31 19:16:48 [websvr] admin web console waiting for connections on port <text:tab/>28017 </text:p>
      <text:p text:style-name="P12"><text:tab/>Sat Mar 31 19:16:48 [initandlisten] waiting for connections on port 27017 </text:p>
      <text:p text:style-name="P22"/>
      <text:p text:style-name="P26"><text:span text:style-name="T39">Once you start the MongoDB server you can view some basic information on its web console available at </text:span><text:a xlink:type="simple" xlink:href="http://localhost:28017/">http://localhost:28017/</text:a><text:span text:style-name="T39">. </text:span><text:span text:style-name="T40">To perform some useful operation you need a client, MongoDB provides a command line client </text:span><text:span text:style-name="T41">called</text:span><text:span text:style-name="T40"> </text:span><text:span text:style-name="T9">mongo</text:span><text:span text:style-name="T40"> which you can also find in bin folder. </text:span></text:p>
      <text:p text:style-name="P27"><text:span text:style-name="T84">You can start the mongo client by executing the </text:span><text:span text:style-name="T87">mongo</text:span><text:span text:style-name="T84"> </text:span><text:span text:style-name="T85">executable</text:span><text:span text:style-name="T84"> </text:span><text:span text:style-name="T86">and you will see the output as shown below.</text:span></text:p>
      <text:p text:style-name="P65"/>
      <text:p text:style-name="P28">shekhar@shekhar:~/tools/mongodb/mongodb2/bin$ ./mongo </text:p>
      <text:p text:style-name="P41">MongoDB shell version: 2.0.1 </text:p>
      <text:p text:style-name="P41">connecting to: test </text:p>
      <text:p text:style-name="P66"><text:soft-page-break/></text:p>
      <text:p text:style-name="P29"><text:span text:style-name="T86">The output above shows that mongo client has connected to the test database. </text:span><text:span text:style-name="T96">Once you are connected with the server you can perform various operations like inserting a document in a collection and finding the document. </text:span></text:p>
      <text:p text:style-name="P67"/>
      <text:p text:style-name="P61">Create Database</text:p>
      <text:p text:style-name="P68"/>
      <text:p text:style-name="P68">To start off lets create a database. MongoDB does not have a command to create a database. You just need to select a database using use command and database will get created for you as shown below.</text:p>
      <text:p text:style-name="P68"/>
      <text:p text:style-name="P68">&gt; use springroopart7 </text:p>
      <text:p text:style-name="P68">switched to db springroopart7</text:p>
      <text:p text:style-name="P68"/>
      <text:p text:style-name="P68">The above command creates a database named springroopart7 and switch the context to newly created database. This command will create the database only when it does not exist otherwise it just switches the client to the existing database.</text:p>
      <text:p text:style-name="P68"/>
      <text:p text:style-name="P62">Create Collection</text:p>
      <text:p text:style-name="P69"/>
      <text:p text:style-name="P69">Once you have created a database next logical step is to create a collection inside a database. You can create the collection using db.createCollection() operation as shown below.</text:p>
      <text:p text:style-name="P69"/>
      <text:p text:style-name="P30"><text:span text:style-name="T97">&gt; db.createCollection("</text:span><text:span text:style-name="T101">blogs</text:span><text:span text:style-name="T97">") </text:span></text:p>
      <text:p text:style-name="P69">{ "ok" : 1 } </text:p>
      <text:p text:style-name="P69"/>
      <text:p text:style-name="P30"><text:span text:style-name="T97">As shown above you executed the operation to create a collection named </text:span><text:span text:style-name="T88">blogs</text:span><text:span text:style-name="T97"> and </text:span><text:span text:style-name="T98">MongoDB</text:span><text:span text:style-name="T97"> after creating the collection responded with response that it has successfully created the collection.</text:span></text:p>
      <text:p text:style-name="P31"><text:span text:style-name="T99">The other way to create a collection is when you save the document into a collection then MongoDB will create a collection if it does not exist otherwise will add a document to existing collection. </text:span><text:span text:style-name="T100">This will be covered next.</text:span></text:p>
      <text:p text:style-name="P73"/>
      <text:p text:style-name="P60"><text:span text:style-name="T102">Inserting </text:span><text:span text:style-name="T103">Document</text:span></text:p>
      <text:p text:style-name="P73"/>
      <text:p text:style-name="P74">Now that we have a blogs collection lets insert a blog in the collection. So, you need to create JSON document and insert the document as shown below.</text:p>
      <text:p text:style-name="P74"/>
      <text:p text:style-name="P42">&gt; db.blogs.insert({"author":"shekhar","title" : "Getting started with MongoDB","text":"MongoDB is an open-source document oriented, schema-free, fast and horizontally scalable NoSQL datastore", "tags":["mongodb","nosql"]})</text:p>
      <text:p text:style-name="P43"/>
      <text:p text:style-name="P75">The command shown above will create a new blog document and insert into blogs collection. As you can see the document is quite rich as it contains array field tags. You can very easily query for all the blogs corresponding to a particular tag. You can have fields of text type, numeric type, date type, arrays etc. </text:p>
      <text:p text:style-name="P76"/>
      <text:p text:style-name="P63"><text:soft-page-break/>Finding Document</text:p>
      <text:p text:style-name="P77"/>
      <text:p text:style-name="P77">As we have only persisted a single document we can view the document using findOne operation. The findOne operation will return any one document in this collection or the first document matching the query specified with findOne. To find any one document inside blogs collection we can execute command as shown below.</text:p>
      <text:p text:style-name="P77"/>
      <text:p text:style-name="P44">&gt; db.blogs.findOne() </text:p>
      <text:p text:style-name="P44">{ </text:p>
      <text:p text:style-name="P44"><text:tab/>"_id" : ObjectId("4f784a1c61d2e3bcf01bcff6"), </text:p>
      <text:p text:style-name="P44"><text:tab/>"author" : "shekhar", </text:p>
      <text:p text:style-name="P44"><text:tab/>"title" : "Getting started with MongoDB", </text:p>
      <text:p text:style-name="P44"><text:tab/>"text" : "MongoDB is an open-source document oriented, schema-free, fast and horizontally scalable NoSQL datastore", </text:p>
      <text:p text:style-name="P44"><text:tab/>"tags" : [ </text:p>
      <text:p text:style-name="P44"><text:tab/><text:tab/>"mongodb", </text:p>
      <text:p text:style-name="P44"><text:tab/><text:tab/>"nosql" </text:p>
      <text:p text:style-name="P44"><text:tab/>] </text:p>
      <text:p text:style-name="P44">} </text:p>
      <text:p text:style-name="P78"/>
      <text:p text:style-name="P78">If we want to find only one document whose author is “shekhar” we can execute command shown below.</text:p>
      <text:p text:style-name="P78"/>
      <text:p text:style-name="P45">&gt; db.blogs.findOne({"author":"shekhar"})</text:p>
      <text:p text:style-name="P79"/>
      <text:p text:style-name="P32"><text:span text:style-name="T104">To query on tags we can execute command </text:span><text:span text:style-name="T105">shown below</text:span><text:span text:style-name="T104">. </text:span><text:span text:style-name="T106">As you can see it does not look any different from the above queries.</text:span></text:p>
      <text:p text:style-name="P79"/>
      <text:p text:style-name="P80">&gt; db.blogs.findOne({"tags":"mongodb"}) </text:p>
      <text:p text:style-name="P80">{ </text:p>
      <text:p text:style-name="P80"><text:tab/>"_id" : ObjectId("4f784a1c61d2e3bcf01bcff6"), </text:p>
      <text:p text:style-name="P80"><text:tab/>"author" : "shekhar", </text:p>
      <text:p text:style-name="P80"><text:tab/>"title" : "Getting started with MongoDB", </text:p>
      <text:p text:style-name="P80"><text:tab/>"text" : "MongoDB is an open-source document oriented, schema-free, fast and horizontally scalable NoSQL datastore", </text:p>
      <text:p text:style-name="P80"><text:tab/>"tags" : [ </text:p>
      <text:p text:style-name="P80"><text:tab/><text:tab/>"mongodb", </text:p>
      <text:p text:style-name="P80"><text:tab/><text:tab/>"nosql" </text:p>
      <text:p text:style-name="P80"><text:tab/>] </text:p>
      <text:p text:style-name="P80">}</text:p>
      <text:p text:style-name="P79"/>
      <text:p text:style-name="P81">The above queries will return only one document but in case we want to find all the documents whose author is shekhar and tags as mongodb we can use find method as shown below.</text:p>
      <text:p text:style-name="P81"/>
      <text:p text:style-name="P38"><text:span text:style-name="T108">&gt; db.blogs.find({"author":"shekhar","tags":"mongodb"})</text:span><text:span text:style-name="T107"> </text:span></text:p>
      <text:p text:style-name="P46"/>
      <text:p text:style-name="P82">But one thing that you should know is that find method return a cursor not a document. By default in MongoDB client you will see first ten documents and to view all the documents you should iterate over the cursor. </text:p>
      <text:p text:style-name="P83"/>
      <text:p text:style-name="P47">&gt; var cursor = db.blogs.find({"author":"shekhar","tags":"mongodb"}) </text:p>
      <text:p text:style-name="P47"/>
      <text:p text:style-name="P47">&gt; while(cursor.hasNext())printjson(cursor.next()) </text:p>
      <text:p text:style-name="P47">{ </text:p>
      <text:p text:style-name="P47"><text:tab/>"_id" : ObjectId("4f784a1c61d2e3bcf01bcff6"), </text:p>
      <text:p text:style-name="P47"><text:tab/>"author" : "shekhar", </text:p>
      <text:p text:style-name="P47"><text:tab/>"title" : "Getting started with MongoDB", </text:p>
      <text:p text:style-name="P47"><text:soft-page-break/><text:tab/>"text" : "MongoDB is an open-source document oriented, schema-free, fast and horizontally scalable NoSQL datastore", </text:p>
      <text:p text:style-name="P47"><text:tab/>"tags" : [ </text:p>
      <text:p text:style-name="P47"><text:tab/><text:tab/>"mongodb", </text:p>
      <text:p text:style-name="P47"><text:tab/><text:tab/>"nosql" </text:p>
      <text:p text:style-name="P47"><text:tab/>] </text:p>
      <text:p text:style-name="P47">} </text:p>
      <text:p text:style-name="P84"/>
      <text:p text:style-name="P64">Other commands</text:p>
      <text:p text:style-name="P69"/>
      <text:p text:style-name="P33"><text:span text:style-name="T109">There are lot of other commands which you can execute on MongoDB. To see all the operations available on a collection you can type the help command as shown below. </text:span><text:span text:style-name="T110">For brevity I have not shown all the commands. </text:span><text:span text:style-name="T111">You can view all the commands by executing in your mongo client.</text:span></text:p>
      <text:p text:style-name="P85"/>
      <text:p text:style-name="P48">&gt; db.blogs.help() </text:p>
      <text:p text:style-name="P48">DBCollection help </text:p>
      <text:p text:style-name="P48"><text:tab/>db.blogs.find().help() - show DBCursor help </text:p>
      <text:p text:style-name="P48"><text:tab/>db.blogs.count() </text:p>
      <text:p text:style-name="P48"><text:tab/>db.blogs.dataSize() </text:p>
      <text:p text:style-name="P48"><text:tab/>db.blogs.distinct( key ) - eg. db.blogs.distinct( 'x' ) </text:p>
      <text:p text:style-name="P48"><text:tab/>db.blogs.drop() drop the collection </text:p>
      <text:p text:style-name="P48"><text:tab/>db.blogs.dropIndex(name) </text:p>
      <text:p text:style-name="P48"><text:tab/>db.blogs.dropIndexes() </text:p>
      <text:p text:style-name="P48"><text:tab/>db.blogs.ensureIndex(keypattern[,options]) - options is an object with these possible fields: name, unique, dropDups </text:p>
      <text:p text:style-name="P48"><text:tab/>db.blogs.reIndex() </text:p>
      <text:p text:style-name="P48"><text:tab/>db.blogs.find([query],[fields]) - query is an optional query filter. fields is optional set of fields to return. </text:p>
      <text:p text:style-name="P48"/>
      <text:p text:style-name="P34"><text:span text:style-name="T112">So now that we have got basic understanding of MongoDB we can move forward to create a Spring application which uses MongoDB as datastore. </text:span><text:span text:style-name="T113">You can refer to </text:span><text:a xlink:type="simple" xlink:href="http://www.mongodb.org/display/DOCS/Home"><text:span text:style-name="T113">MongoDB documentation</text:span></text:a><text:span text:style-name="T113"> or other MongoDB articles </text:span><text:a xlink:type="simple" xlink:href="http://www.ibm.com/search/csass/search/?sn=dw&amp;lang=en&amp;cc=US&amp;en=utf&amp;hpp=20&amp;dws=dw&amp;q=mongodb&amp;Search=Search"><text:span text:style-name="T113">published in IBM developerworks</text:span></text:a><text:span text:style-name="T113">.</text:span></text:p>
      <text:p text:style-name="P86"/>
      <text:h text:style-name="P242" text:outline-level="1">Schema Design</text:h>
      <text:p text:style-name="P98"/>
      <text:p text:style-name="P98">Now that we have got better understanding of MongoDB we can start working on creating an application using Spring Roo. The application that we are going to create in the article is called ShortNotes. It has <text:span text:style-name="T283">the </text:span>two domain objects – one called Notebook and other called Note. A notebook can have many notes. There are <text:span text:style-name="T281">atleast </text:span>couple of ways you can design the schema for this application. Let's take a look at different Schema Design choices. </text:p>
      <text:p text:style-name="Heading_20_3"><text:span text:style-name="T116">Notebook with </text:span><text:span text:style-name="T138">an </text:span><text:span text:style-name="T116">array of embedded Notes </text:span></text:p>
      <text:p text:style-name="P99"/>
      <text:p text:style-name="P70"><text:span text:style-name="T136">Notebook document with nested embedded array of Note document </text:span><text:span text:style-name="T116">look</text:span><text:span text:style-name="T136">s</text:span><text:span text:style-name="T116"> most obvious </text:span><text:span text:style-name="T136">Schema Design </text:span><text:span text:style-name="T116">in context of document datastore. </text:span><text:span text:style-name="T282">This design avoid joins and give rich domain model.</text:span><text:span text:style-name="T116"> </text:span><text:span text:style-name="T137">As shown below we have notebooks collection which has two notebook document with a</text:span><text:span text:style-name="T284">n</text:span><text:span text:style-name="T137"> embedded array of notes document.</text:span></text:p>
      <text:p text:style-name="P98"/>
      <text:p text:style-name="P50">{ </text:p>
      <text:p text:style-name="P50"><text:tab/>"_id" : ObjectId("4f7ff4c9c2fceff338eb9a82"), </text:p>
      <text:p text:style-name="P50"><text:tab/>"name" : "MongoDB Notebook", </text:p>
      <text:p text:style-name="P50"><text:tab/>"author" : "shekhar", </text:p>
      <text:p text:style-name="P50"><text:soft-page-break/><text:tab/>"created" : ISODate("2012-04-07T08:02:59.572Z"), </text:p>
      <text:p text:style-name="P50"><text:tab/>"notes" : [ </text:p>
      <text:p text:style-name="P50"><text:tab/><text:tab/>{ </text:p>
      <text:p text:style-name="P72"><text:span text:style-name="T118"><text:tab/><text:tab/><text:tab/>“_</text:span><text:span text:style-name="T119">id</text:span><text:span text:style-name="T118">” <text:s/>:”f7ff4c9c2fceff338eb9a</text:span><text:span text:style-name="T119">443</text:span><text:span text:style-name="T118">”</text:span></text:p>
      <text:p text:style-name="P50"><text:tab/><text:tab/><text:tab/>"title" : "Getting Started with MongoDB", </text:p>
      <text:p text:style-name="P50"><text:tab/><text:tab/><text:tab/>"note" : "Getting Started with MongoDB", </text:p>
      <text:p text:style-name="P50"><text:tab/><text:tab/><text:tab/>"created" : ISODate("2012-04-07T08:02:59.572Z") </text:p>
      <text:p text:style-name="P50"><text:tab/><text:tab/>}, </text:p>
      <text:p text:style-name="P50"><text:tab/><text:tab/>{ </text:p>
      <text:p text:style-name="P72"><text:span text:style-name="T118"><text:tab/><text:tab/><text:tab/>“_</text:span><text:span text:style-name="T119">id</text:span><text:span text:style-name="T118">” <text:s/>:”</text:span><text:span text:style-name="T119">efvvgf</text:span><text:span text:style-name="T118">7ff4c9ceff338eb9a</text:span><text:span text:style-name="T119">443</text:span><text:span text:style-name="T118">”</text:span></text:p>
      <text:p text:style-name="P50"><text:tab/><text:tab/><text:tab/>"title" : "Setting up Replication", </text:p>
      <text:p text:style-name="P50"><text:tab/><text:tab/><text:tab/>"note" : "Setting up Replica Set in MongoDB", </text:p>
      <text:p text:style-name="P50"><text:tab/><text:tab/><text:tab/>"created" : ISODate("2012-04-07T08:02:59.572Z") </text:p>
      <text:p text:style-name="P50"><text:tab/><text:tab/>} </text:p>
      <text:p text:style-name="P50"><text:tab/>] </text:p>
      <text:p text:style-name="P50">} </text:p>
      <text:p text:style-name="P50">{ </text:p>
      <text:p text:style-name="P50"><text:tab/>"_id" : ObjectId("4f7ff4dcc2fceff338eb9a83"), </text:p>
      <text:p text:style-name="P50"><text:tab/>"name" : "MongoDB Notebook", </text:p>
      <text:p text:style-name="P50"><text:tab/>"author" : "tom", </text:p>
      <text:p text:style-name="P50"><text:tab/>"created" : ISODate("2012-04-07T08:03:31.491Z"), </text:p>
      <text:p text:style-name="P50"><text:tab/>"notes" : [ </text:p>
      <text:p text:style-name="P50"><text:tab/><text:tab/>{ </text:p>
      <text:p text:style-name="P72"><text:span text:style-name="T118"><text:tab/><text:tab/><text:tab/>“_</text:span><text:span text:style-name="T119">id</text:span><text:span text:style-name="T118">” <text:s/>:”</text:span><text:span text:style-name="T120">be</text:span><text:span text:style-name="T118">7ff4c</text:span><text:span text:style-name="T119">33</text:span><text:span text:style-name="T118">2fceff338eb9a</text:span><text:span text:style-name="T119">443</text:span><text:span text:style-name="T118">”</text:span></text:p>
      <text:p text:style-name="P51"><text:tab/><text:tab/><text:tab/>"title" : "Getting Started with MongoDB", </text:p>
      <text:p text:style-name="P50"><text:tab/><text:tab/><text:tab/>"note" : "Getting Started with MongoDB", </text:p>
      <text:p text:style-name="P50"><text:tab/><text:tab/><text:tab/>"created" : ISODate("2012-04-07T08:03:31.491Z") </text:p>
      <text:p text:style-name="P50"><text:tab/><text:tab/>}, </text:p>
      <text:p text:style-name="P50"><text:tab/><text:tab/>{ </text:p>
      <text:p text:style-name="P72"><text:span text:style-name="T118"><text:tab/><text:tab/><text:tab/>“_</text:span><text:span text:style-name="T119">id</text:span><text:span text:style-name="T118">” <text:s/>:”</text:span><text:span text:style-name="T119">aa</text:span><text:span text:style-name="T118">ff4c9c</text:span><text:span text:style-name="T119">3</text:span><text:span text:style-name="T118">fceff338eb9a</text:span><text:span text:style-name="T119">443</text:span><text:span text:style-name="T118">”</text:span></text:p>
      <text:p text:style-name="P50"><text:tab/><text:tab/><text:tab/>"title" : "Setting up Sharding", </text:p>
      <text:p text:style-name="P50"><text:tab/><text:tab/><text:tab/>"note" : "Setting up Sharded Cluster <text:s/>in MongoDB", </text:p>
      <text:p text:style-name="P50"><text:tab/><text:tab/><text:tab/>"created" : ISODate("2012-04-07T08:03:31.491Z") </text:p>
      <text:p text:style-name="P50"><text:tab/><text:tab/>} </text:p>
      <text:p text:style-name="P50"><text:tab/>] </text:p>
      <text:p text:style-name="P71"><text:span text:style-name="T118">}</text:span><text:span text:style-name="T117"> </text:span></text:p>
      <text:p text:style-name="P100"/>
      <text:p text:style-name="P36"><text:span text:style-name="T139">The schema shown </text:span><text:span text:style-name="T140">above looks good </text:span><text:span text:style-name="T153">and you can query for notebooks and notes. </text:span></text:p>
      <text:p text:style-name="P36"><text:span text:style-name="T163">To find all the notebooks with name </text:span><text:span text:style-name="T89">MongoDB Notebook</text:span><text:span text:style-name="T163"> and author </text:span><text:span text:style-name="T89">shekhar</text:span><text:span text:style-name="T163"> you can write query as shown below</text:span></text:p>
      <text:p text:style-name="P101"/>
      <text:p text:style-name="P36"><text:span text:style-name="T163"><text:tab/></text:span><text:span text:style-name="T130">db.notebooks.find({“name”:”MongoDB Notebook”,”author”:”shekhar”})</text:span></text:p>
      <text:p text:style-name="P101"/>
      <text:p text:style-name="P102">You can also very easy query for note as shown below.</text:p>
      <text:p text:style-name="P102"/>
      <text:p text:style-name="P102"><text:tab/>db.notebooks.findOne({"notes._id":"be7ff4c332fceff338eb9a443"})</text:p>
      <text:p text:style-name="P102"/>
      <text:p text:style-name="P37"><text:span text:style-name="T164">Things get a bit complex when you have update a specific note document in array or you need to delete a specific element from array. These can be achieved using $set, $pull modifier </text:span><text:span text:style-name="T165">but they require you to have good knowledge of them</text:span><text:span text:style-name="T164">. </text:span><text:span text:style-name="T167">For example to remove the note with _id </text:span><text:span text:style-name="T91">f7ff4c9c2fceff338eb9a443</text:span><text:span text:style-name="T168"> </text:span><text:span text:style-name="T167">and notebook with author </text:span><text:span text:style-name="T90">shekhar</text:span><text:span text:style-name="T167">.</text:span></text:p>
      <text:p text:style-name="P103"/>
      <text:p text:style-name="P52">&gt; db.notebooks.update({"author":"shekhar"},{"$pull":{"notes":{"_id":"f7ff4c9c2fceff338eb9a443"}}}) </text:p>
      <text:p text:style-name="P52">&gt; </text:p>
      <text:p text:style-name="P52">&gt; </text:p>
      <text:p text:style-name="P52">&gt; db.notebooks.findOne({"author":"shekhar"}) </text:p>
      <text:p text:style-name="P52">{ </text:p>
      <text:p text:style-name="P52"><text:tab/>"_id" : ObjectId("4f80137fc2fceff338eb9a8a"), </text:p>
      <text:p text:style-name="P52"><text:tab/>"author" : "shekhar", </text:p>
      <text:p text:style-name="P52"><text:tab/>"created" : ISODate("2012-04-07T10:14:01.827Z"), </text:p>
      <text:p text:style-name="P52"><text:tab/>"name" : "MongoDB Notebook", </text:p>
      <text:p text:style-name="P52"><text:soft-page-break/><text:tab/>"notes" : [ </text:p>
      <text:p text:style-name="P52"><text:tab/><text:tab/>{ </text:p>
      <text:p text:style-name="P52"><text:tab/><text:tab/><text:tab/>"_id" : "efvvgf7ff4c9ceff338eb9a443", </text:p>
      <text:p text:style-name="P52"><text:tab/><text:tab/><text:tab/>"title" : "Setting up Replication", </text:p>
      <text:p text:style-name="P52"><text:tab/><text:tab/><text:tab/>"note" : "Setting up Replica Set in MongoDB", </text:p>
      <text:p text:style-name="P52"><text:tab/><text:tab/><text:tab/>"created" : ISODate("2012-04-07T10:14:01.827Z") </text:p>
      <text:p text:style-name="P52"><text:tab/><text:tab/>} </text:p>
      <text:p text:style-name="P52"><text:tab/>] </text:p>
      <text:p text:style-name="P52">} </text:p>
      <text:p text:style-name="P52"/>
      <text:p text:style-name="Text_20_body"><text:span text:style-name="T166">T</text:span><text:span text:style-name="T153">he schema </text:span><text:span text:style-name="T139">has </text:span><text:span text:style-name="T151">couple of </text:span><text:span text:style-name="T166">other </text:span><text:span text:style-name="T151">issues.</text:span></text:p>
      <text:list xml:id="list279766584" text:style-name="L3">
        <text:list-item>
          <text:p text:style-name="P175"><text:span text:style-name="T141">The first </text:span><text:span text:style-name="T151">issue</text:span><text:span text:style-name="T141"> </text:span><text:span text:style-name="T151">with </text:span><text:span text:style-name="T141">the schema is that you can't </text:span><text:span text:style-name="T152">retrieve</text:span><text:span text:style-name="T141"> a specific note. For example, if we want find a note </text:span><text:span text:style-name="T143">with</text:span><text:span text:style-name="T142"> _id “f7ff4c9c2fceff338eb9a443”. </text:span><text:span text:style-name="T143">You might think that we can very easily query for note as shown <text:s/>below.</text:span></text:p>
        </text:list-item>
      </text:list>
      <text:p text:style-name="P104"/>
      <text:p text:style-name="P35"><text:span text:style-name="T143"><text:tab/></text:span><text:span text:style-name="T126">&gt; </text:span><text:span text:style-name="T127">db.notebooks.find({"notes._id":"f7ff4c9c2fceff338eb9a443"})</text:span></text:p>
      <text:p text:style-name="P39"><text:span text:style-name="T143"><text:tab/></text:span><text:span text:style-name="T145">output</text:span></text:p>
      <text:p text:style-name="P40"><text:span text:style-name="T143"><text:tab/></text:span><text:span text:style-name="T145">&gt;{ </text:span></text:p>
      <text:p text:style-name="P53"><text:tab/>"_id" : ObjectId("4f7ff9edc2fceff338eb9a84"), </text:p>
      <text:p text:style-name="P53"><text:tab/>"name" : "MongoDB Notebook", </text:p>
      <text:p text:style-name="P53"><text:tab/>"author" : "shekhar", </text:p>
      <text:p text:style-name="P53"><text:tab/>"created" : ISODate("2012-04-07T08:24:41.782Z"), </text:p>
      <text:p text:style-name="P53"><text:tab/>"notes" : [ </text:p>
      <text:p text:style-name="P53"><text:tab/><text:tab/>{ </text:p>
      <text:p text:style-name="P53"><text:tab/><text:tab/><text:tab/>"_id" : "f7ff4c9c2fceff338eb9a443", </text:p>
      <text:p text:style-name="P53"><text:tab/><text:tab/><text:tab/>"title" : "Getting Started with MongoDB", </text:p>
      <text:p text:style-name="P53"><text:tab/><text:tab/><text:tab/>"note" : "Getting Started with MongoDB", </text:p>
      <text:p text:style-name="P53"><text:tab/><text:tab/><text:tab/>"created" : ISODate("2012-04-07T08:24:41.782Z") </text:p>
      <text:p text:style-name="P53"><text:tab/><text:tab/>}, </text:p>
      <text:p text:style-name="P53"><text:tab/><text:tab/>{ </text:p>
      <text:p text:style-name="P53"><text:tab/><text:tab/><text:tab/>"_id" : "efvvgf7ff4c9ceff338eb9a443", </text:p>
      <text:p text:style-name="P53"><text:tab/><text:tab/><text:tab/>"title" : "Setting up Replication", </text:p>
      <text:p text:style-name="P53"><text:tab/><text:tab/><text:tab/>"note" : "Setting up Replica Set in MongoDB", </text:p>
      <text:p text:style-name="P53"><text:tab/><text:tab/><text:tab/>"created" : ISODate("2012-04-07T08:24:41.782Z") </text:p>
      <text:p text:style-name="P53"><text:tab/><text:tab/>} </text:p>
      <text:p text:style-name="P53"><text:tab/>] </text:p>
      <text:p text:style-name="P53">} </text:p>
      <text:p text:style-name="P105"><text:tab/></text:p>
      <text:p text:style-name="P35"><text:span text:style-name="T143"><text:tab/>But this will return the notebook object with all notes in it. <text:s/></text:span><text:span text:style-name="T144">You </text:span><text:span text:style-name="T146">will </text:span><text:span text:style-name="T144">have to do <text:tab/>all the <text:tab/>filtering on client side to get the required note object. </text:span><text:span text:style-name="T145">This feature request <text:tab/>has been </text:span><text:span text:style-name="T146">logged</text:span><text:span text:style-name="T145"> in </text:span><text:a xlink:type="simple" xlink:href="https://jira.mongodb.org/browse/SERVER-142"><text:span text:style-name="T145">MongoDB jira</text:span></text:a><text:span text:style-name="T145"> and </text:span><text:span text:style-name="T147">you might see this feature in future.</text:span></text:p>
      <text:p text:style-name="P105"/>
      <text:list xml:id="list644567286" text:continue-numbering="true" text:style-name="L3">
        <text:list-item>
          <text:p text:style-name="P177"><text:span text:style-name="T211">The second problem that you might face in case you have thousand of notes in a single notebook document is that writes to MongoDB might fail. </text:span><text:span text:style-name="T149">Th</text:span><text:span text:style-name="T211">is is because</text:span><text:span text:style-name="T149"> size restriction for a single MongoDB document is 16 MB.</text:span><text:span text:style-name="T150"> It is suggested that if your single document is getting bigger than 16MB you should think about normalizing your schema i.e. having multiple collections.</text:span></text:p>
          <text:p text:style-name="P177"><text:span text:style-name="T211"/></text:p>
        </text:list-item>
        <text:list-item>
          <text:p text:style-name="P176"><text:span text:style-name="T152">The </text:span><text:span text:style-name="T212">third</text:span><text:span text:style-name="T152"> issue is that i</text:span><text:span text:style-name="T148">n case you have thousands of notes and each note is big in size you might face memory issues on client side. </text:span><text:span text:style-name="T149">For such a scenario you </text:span><text:span text:style-name="T152">should </text:span><text:span text:style-name="T149">think about pagination using </text:span><text:span text:style-name="T150">MongoDB</text:span><text:span text:style-name="T149"> $slice operator. </text:span></text:p>
          <text:p text:style-name="P182"/>
        </text:list-item>
      </text:list>
      <text:p text:style-name="P149"><text:soft-page-break/></text:p>
      <text:p text:style-name="P149">Relational Approach Notebook and Note as Separate Collection</text:p>
      <text:p text:style-name="P106"/>
      <text:p text:style-name="P87"><text:span text:style-name="T154">The second approach to design schema for our use case is to have separate collection for Notebook and Notes </text:span><text:span text:style-name="T155">and have each note document contains reference to its notebook</text:span><text:span text:style-name="T154">. This might look </text:span><text:span text:style-name="T155">against MongoDB schema design as we are moving towards RDBMS schema design paradigm. But this is one of the suggested approaches in some usecases. The main point is that you are not forced to choose either approach the design should be governed by your application usecase. As notebook is a very simple document with just couple of fields we </text:span><text:span text:style-name="T156">could</text:span><text:span text:style-name="T155"> have each note document contain </text:span><text:span text:style-name="T156">notebook document instead of just notebook identifier. This would avoid cross collection interaction and simplify quer</text:span><text:span text:style-name="T157">ying</text:span><text:span text:style-name="T156">. </text:span><text:span text:style-name="T158">The notebook document would look like as shown below.</text:span></text:p>
      <text:p text:style-name="P107"/>
      <text:p text:style-name="P108">{ </text:p>
      <text:p text:style-name="P108"><text:tab/>"name" : "MongoDB Notebook", </text:p>
      <text:p text:style-name="P108"><text:tab/>"author" : "shekhar", </text:p>
      <text:p text:style-name="P108"><text:tab/>"created" : ISODate("2012-04-07T09:36:01.062Z") </text:p>
      <text:p text:style-name="P108">}</text:p>
      <text:p text:style-name="P108"/>
      <text:p text:style-name="P108">The note in “MongoDB Notebook” would look like as shown below.</text:p>
      <text:p text:style-name="P108"/>
      <text:p text:style-name="P54">{ </text:p>
      <text:p text:style-name="P54"><text:tab/>"_id" : ObjectId("4f800b5cc2fceff338eb9a87"), </text:p>
      <text:p text:style-name="P54"><text:tab/>"title" : "Getting Started with MongoDB", </text:p>
      <text:p text:style-name="P54"><text:tab/>"note" : "Getting Started with MongoDB", </text:p>
      <text:p text:style-name="P54"><text:tab/>"created" : ISODate("2012-04-07T09:38:42.462Z"), </text:p>
      <text:p text:style-name="P54"><text:tab/>"notebook" : { </text:p>
      <text:p text:style-name="P54"><text:tab/><text:tab/>"_id" : ObjectId("4f800af3c2fceff338eb9a86"), </text:p>
      <text:p text:style-name="P54"><text:tab/><text:tab/>"name" : "MongoDB Notebook", </text:p>
      <text:p text:style-name="P54"><text:tab/><text:tab/>"author" : "shekhar", </text:p>
      <text:p text:style-name="P54"><text:tab/><text:tab/>"created" : ISODate("2012-04-07T09:36:01.062Z") </text:p>
      <text:p text:style-name="P54"><text:tab/>} </text:p>
      <text:p text:style-name="P54">}</text:p>
      <text:p text:style-name="P108"/>
      <text:p text:style-name="P108">With this design we can very easily query both notes and notebooks <text:span text:style-name="T285">collection</text:span>. To find all the notes in Notebook with name “MongoDB Notebook” you can write query as shown below.</text:p>
      <text:p text:style-name="P108"/>
      <text:p text:style-name="P88"><text:span text:style-name="T159"><text:tab/></text:span><text:span text:style-name="T128">db.notes.findOne({"notebook.name":"MongoDB Notebook"})</text:span></text:p>
      <text:p text:style-name="P108"/>
      <text:p text:style-name="P109">You can created index on notebook.name to make queries work as shown below to make reads very fast.</text:p>
      <text:p text:style-name="P109"/>
      <text:p text:style-name="P90"><text:span text:style-name="T160"><text:tab/></text:span><text:span text:style-name="T129">db.notes.ensureIndex({"notebook.name":1})</text:span></text:p>
      <text:p text:style-name="P109"/>
      <text:p text:style-name="P89"><text:span text:style-name="T161">This schema design has one issue – in case you modify a document in </text:span><text:span text:style-name="T213">n</text:span><text:span text:style-name="T161">otebooks collection you have to manually modify its references in Notes collection. </text:span></text:p>
      <text:p text:style-name="P110"/>
      <text:p text:style-name="P111"/>
      <text:p text:style-name="P111"><text:soft-page-break/></text:p>
      <text:p text:style-name="P132">For our application we will go with relational approach with two separate collection for notes and notebooks.</text:p>
      <text:h text:style-name="P243" text:outline-level="1">Installing Spring Roo</text:h>
      <text:p text:style-name="P112"/>
      <text:p text:style-name="P91"><text:span text:style-name="T169">Before we start building application please make sure you have Spring Roo 1.2.1 on your machine. </text:span><text:span text:style-name="T170">To install stand-alone Spring Roo: </text:span></text:p>
      <text:list xml:id="list842421312" text:style-name="L4">
        <text:list-item>
          <text:p text:style-name="P183">You can download Roo stand-alone command-line shell or use the built-in Roo SpringSource Tool Suite (STS) plug-in. I would suggest downloading both and using them together because STS offers many additional features over Eclipse for Spring-based applications. </text:p>
          <text:list>
            <text:list-item>
              <text:p text:style-name="P223"><text:a xlink:type="simple" xlink:href="http://www.springsource.com/download/community?project=Spring%20Roo"><text:span text:style-name="T171">Spring Roo</text:span></text:a></text:p>
            </text:list-item>
            <text:list-item>
              <text:p text:style-name="P223"><text:a xlink:type="simple" xlink:href="http://www.springsource.com/products/sts"><text:span text:style-name="T171">SpringSource Tool Suite</text:span></text:a></text:p>
            </text:list-item>
          </text:list>
        </text:list-item>
        <text:list-item>
          <text:p text:style-name="P183">Unzip Spring Roo to the location of your choice. </text:p>
        </text:list-item>
        <text:list-item>
          <text:p text:style-name="P183">Set the environment variable: </text:p>
          <text:list>
            <text:list-item>
              <text:p text:style-name="P183">On a Windows machine, add %ROO_HOME% /bin to the path where ROO_HOME is the path to the unzipped Roo files. </text:p>
            </text:list-item>
            <text:list-item>
              <text:p text:style-name="P183">On a *nix machine, create a symbolic link to $ROO_HOME/bin/roo.sh </text:p>
            </text:list-item>
          </text:list>
        </text:list-item>
      </text:list>
      <text:p text:style-name="P113"><text:tab/><text:tab/>(e.g., sudo ln -s ~/spring-roo-1.x.x/bin/roo.sh /usr/bin/roo)</text:p>
      <text:h text:style-name="P244" text:outline-level="1">Creating ShortNotes Application using Spring Roo</text:h>
      <text:p text:style-name="P114"/>
      <text:p text:style-name="P92"><text:span text:style-name="T172">Now that we have Spring Roo up and running we can start working on building the application. </text:span><text:span text:style-name="T173">Follow the steps along to create ShortNotes application.</text:span></text:p>
      <text:p text:style-name="P114"/>
      <text:list xml:id="list1488024955" text:style-name="L5">
        <text:list-item>
          <text:p text:style-name="P224"><text:span text:style-name="T173">Open your operating system command-line shell and create a directory named </text:span><text:span text:style-name="T214">shortnotes</text:span><text:span text:style-name="T173"> using mkdir command. </text:span></text:p>
          <text:p text:style-name="P184"/>
        </text:list-item>
        <text:list-item>
          <text:p text:style-name="P224"><text:span text:style-name="T173">Go inside the </text:span><text:span text:style-name="T214">shortnotes</text:span><text:span text:style-name="T173"> directory and type </text:span><text:span text:style-name="T214">roo</text:span><text:span text:style-name="T173"> and press enter. </text:span><text:span text:style-name="T174">This will load the Roo shell.</text:span></text:p>
          <text:p text:style-name="P184"/>
        </text:list-item>
        <text:list-item>
          <text:p text:style-name="P185">The first thing we need to do inside the Roo shell is to create the project. <text:s/>This can be done using project command as shown below. </text:p>
        </text:list-item>
      </text:list>
      <text:p text:style-name="P116"><text:tab/></text:p>
      <text:p text:style-name="P55"><text:tab/>roo&gt; project --topLevelPackage com.xebia.shortnotes --projectName shortnotes</text:p>
      <text:p text:style-name="P117"/>
      <text:p text:style-name="P93"><text:span text:style-name="T174"><text:tab/>The project command will create Spring Maven template project. </text:span><text:span text:style-name="T175">The main <text:tab/>artifacts produced by this command are pom.xml and applicationContext.xml <text:tab/>file.The pom.xml will contain all required Spring jars and different maven plugins <text:tab/>and repository declaration. The applicationContext.xml file is a generic Spring <text:tab/>context file which specify component scan over com.xebia.shortnotes package so <text:tab/>that Spring can find all the classes annotated with @Component, @Service, and <text:tab/>@Repository annotation. The component scan will exclude </text:span><text:span text:style-name="T176">all classes annotated <text:tab/>with @Controller annotation as these will be loaded by web application context.</text:span></text:p>
      <text:p text:style-name="P115"/>
      <text:list xml:id="list1397826027" text:continue-numbering="true" text:style-name="L5">
        <text:list-item>
          <text:p text:style-name="P186"><text:soft-page-break/>We can type hint command to suggest us the next logical action. So if we press hint command it will suggest that either we should do jpa setup or mongo setup. As we are building MongoDB backed application we will use mongo setup command as shown below.</text:p>
        </text:list-item>
      </text:list>
      <text:p text:style-name="P118"/>
      <text:p text:style-name="P94"><text:span text:style-name="T177"><text:tab/></text:span><text:span text:style-name="T131">mongo setup --databaseName shortnotes --host localhost --port 27017</text:span></text:p>
      <text:p text:style-name="P120"/>
      <text:p text:style-name="P120"><text:tab/>The mongo setup command does not have any required attributes but for <text:tab/>demonstration I have specified databaseName,host and port attributes. If we don't <text:tab/>specify this command Spring Roo will put their default values which are the same <text:tab/>as specified above. There are three more attributes that we can specify – <text:tab/>username, password, and cloudfoundry. The username and password are used to <text:tab/>access the MongoDB in case your datastore requires authentication information. <text:tab/>The cloudfoundry attribute is used in case you want to deploy the application to <text:tab/>cloudfoundry platform as a service. I will showcase it later in the article.</text:p>
      <text:p text:style-name="P120"/>
      <text:p text:style-name="P120"/>
      <text:p text:style-name="P95"><text:span text:style-name="T177"><text:tab/></text:span><text:span text:style-name="T178">The </text:span><text:span text:style-name="T92">mongo setup</text:span><text:span text:style-name="T178"> command does three things – add required dependencies in <text:tab/>pom.xml, created a new Spring context file applicationContext-mongo.xml, and <text:tab/>created database.properties file. </text:span><text:span text:style-name="T179">The dependencies added by this command are for <text:tab/>Spring MongoDB support and bean validation support. </text:span><text:span text:style-name="T180">The database.properties <text:tab/>file contain the properties like host, port, databaseName. The applicationContext-<text:tab/>mongo.xml contains the most important stuff. </text:span><text:span text:style-name="T187">It makes use of mongo namespace <text:tab/>which avoids writing Spring beans declarations and make it very easy for <text:tab/>developers.</text:span><text:span text:style-name="T180">You can refer to the </text:span><text:span text:style-name="T180">applicationContext-mongo.xml snippet below.</text:span></text:p>
      <text:p text:style-name="P121"/>
      <text:p text:style-name="P121"/>
      <text:p text:style-name="P49"><text:span text:style-name="T180"><text:tab/>&lt;mongo:db-factory dbname="${mongo.database}" host="${mongo.host}" </text:span><text:span text:style-name="T181">-----&gt; (1)</text:span><text:span text:style-name="T180"> <text:tab/>id="mongoDbFactory" port="${mongo.port}"/&gt; </text:span></text:p>
      <text:p text:style-name="P56"/>
      <text:p text:style-name="P49"><text:span text:style-name="T180"><text:s text:c="4"/><text:tab/>&lt;mongo:repositories base-package="com.xebia.shortnotes"/&gt; </text:span><text:span text:style-name="T181">-------------&gt; (2)</text:span></text:p>
      <text:p text:style-name="P56"/>
      <text:p text:style-name="P49"><text:span text:style-name="T180"><text:tab/>&lt;context:annotation-config/&gt; </text:span><text:span text:style-name="T181">------------------------------------------&gt; (3)</text:span></text:p>
      <text:p text:style-name="P56"/>
      <text:p text:style-name="P49"><text:span text:style-name="T180"><text:tab/> &lt;bean class="org.springframework.data.mongodb.core.MongoTemplate" <text:tab/></text:span><text:span text:style-name="T181">-----&gt;(4)</text:span><text:span text:style-name="T180"><text:tab/><text:tab/><text:tab/>id="mongoTemplate"&gt; </text:span></text:p>
      <text:p text:style-name="P56"><text:tab/> <text:s text:c="6"/>&lt;constructor-arg ref="mongoDbFactory"/&gt; </text:p>
      <text:p text:style-name="P56"><text:tab/> <text:s/>&lt;/bean&gt; </text:p>
      <text:p text:style-name="P122"/>
      <text:p text:style-name="P96"><text:span text:style-name="T182"><text:tab/></text:span><text:span text:style-name="T195">There is a small bug in the applicationContext-mongo.xml. The bug is that <text:tab/>dbname is corresponding to a property called mongo.database but this property <text:tab/>does not exist in database.properties file. Replace mongo.database with <text:tab/>mongo.name.</text:span><text:span text:style-name="T182">Let's take a look the four lines </text:span><text:span text:style-name="T186">declared </text:span><text:span text:style-name="T182">above in the xml snippet.</text:span></text:p>
      <text:p text:style-name="P123"/>
      <text:list xml:id="list988769826" text:style-name="L6">
        <text:list-item>
          <text:p text:style-name="P229"><text:span text:style-name="T183">The first line creates a factory which will produce Mongo instance for connecting to the MongoDB database with name shortnotes and running at localhost and port 27017. This declaration can also take username and password for authentication purpose. </text:span><text:span text:style-name="T184">Another important and useful attribute which is not shown in this declaration is </text:span><text:span text:style-name="T185">write-concern</text:span><text:span text:style-name="T183">. </text:span><text:span text:style-name="T185">As I have earlier talked about write-concern in this article. It allows you to change </text:span><text:soft-page-break/><text:span text:style-name="T185">the write behavior. The default is value is NONE which is fire and forget and you might loose data.</text:span></text:p>
        </text:list-item>
        <text:list-item>
          <text:p text:style-name="P230"><text:span text:style-name="T186">The second line </text:span><text:span text:style-name="T188">makes sure that all the interfaces which extends MongoRepository interface </text:span><text:span text:style-name="T189">or any of its super type </text:span><text:span text:style-name="T188">in com.xebia.shortnotes package will have a Spring repository bean. </text:span><text:span text:style-name="T189">Repository implementation bean will be created dynamically and will have the CRUD and pagination support. </text:span><text:span text:style-name="T190">This takes a lot of work from developers plate and remove lot of boiler code related to CRUD and pagination method. This can not only generate CRUD methods but finder methods as well based on some conventions. For example, in our use case if we want to search for all the notebooks for a author. We can declare a method like shown below and its implementation will gets generated at runtime. You can refer to Spring MongoDB documentation for </text:span><text:a xlink:type="simple" xlink:href="http://static.springsource.org/spring-data/data-mongodb/docs/current/reference/html/#mongo.repositories"><text:span text:style-name="T190">more details</text:span></text:a><text:span text:style-name="T190">.</text:span></text:p>
        </text:list-item>
      </text:list>
      <text:p text:style-name="P124"><text:tab/></text:p>
      <text:p text:style-name="P97"><text:span text:style-name="T190"><text:tab/><text:tab/></text:span><text:span text:style-name="T132">public List&lt;Notebook&gt; findByAuthor(String author)</text:span></text:p>
      <text:list xml:id="list71167453" text:continue-numbering="true" text:style-name="L6">
        <text:list-header>
          <text:p text:style-name="P189"/>
        </text:list-header>
        <text:list-item>
          <text:p text:style-name="P231"><text:span text:style-name="T190">The third line is used to translate any RuntimeException </text:span><text:span text:style-name="T191">to a appropriate exception from Spring exception hierarchy.</text:span></text:p>
          <text:p text:style-name="P190"/>
        </text:list-item>
        <text:list-item>
          <text:p text:style-name="P232"><text:span text:style-name="T191">The last line creates MongoTemplate bean which can be used to perform create, delete,find, update operations and various other useful methods. It also provides a mapping between your domain objects and MongoDB documents. You can do everything that you do with repositories with MongoTemplate but you can't do vice-versa. </text:span><text:span text:style-name="T192">This is the most important class of Spring MongoDB </text:span><text:span text:style-name="T194">support</text:span><text:span text:style-name="T192">. The methods exposed in </text:span><text:span text:style-name="T193">MongoTemplate class</text:span><text:span text:style-name="T192"> maps </text:span><text:span text:style-name="T193">very</text:span><text:span text:style-name="T192"> closely with methods that you will execute on MongoDB command line client. </text:span><text:span text:style-name="T193">MongoTemplate class makes use of Query and Criteria API for building queries. </text:span><text:span text:style-name="T190">F</text:span><text:span text:style-name="T190">or example, in our use case if we want to search for all the notebooks for a author.</text:span></text:p>
        </text:list-item>
      </text:list>
      <text:p text:style-name="P125"><text:tab/></text:p>
      <text:p text:style-name="P57"><text:tab/><text:tab/>List&lt;Notebook&gt; myNotebooks = mongoTemplate</text:p>
      <text:p text:style-name="P57"><text:tab/><text:tab/>.find(Query.query(Criteria.where(“author”).is(“shekhar”)),Notebook.class)</text:p>
      <text:p text:style-name="P123"/>
      <text:list xml:id="list1948145138" text:continue-list="list1397826027" text:style-name="L5">
        <text:list-item>
          <text:p text:style-name="P187"><text:span text:style-name="T216">Next step after setting up MongoDB is to create Notebook and Note entity. This is done using </text:span><text:span text:style-name="T64">entity mongo</text:span><text:span text:style-name="T216"> command as shown below.</text:span></text:p>
          <text:p text:style-name="P188"><text:span text:style-name="T216"><text:line-break/></text:span><text:span text:style-name="T121">entity mongo --class ~.domain.Notebook –testAutomatically</text:span></text:p>
        </text:list-item>
      </text:list>
      <text:p text:style-name="P233"><text:tab/>entity mongo --class ~.domain.Note –testAutomatically</text:p>
      <text:p text:style-name="P191"><text:tab/></text:p>
      <text:p text:style-name="P119"><text:span text:style-name="T217"><text:tab/>The two commands shown above will create Notebook.java and Note.java along <text:tab/>with some ITD's and test infrastructure code. The testAutomatically attribute is <text:tab/>responsible for creating integration test for respective domain classes. <text:s/></text:span><text:span text:style-name="T218">The <text:s/><text:tab/>important artifact generated by entity mongo command are <text:tab/>Notebook_Roo_Mongo_Entity.aj and Note_Roo_Mongo_Entity.aj. These ITD <text:tab/>specifies </text:span><text:span text:style-name="T219">that the entities should have @Persistent annotation and the id are of <text:tab/>type BigInteger. Spring MongoDB converts the BigInteger id to ObjectId before </text:span><text:soft-page-break/><text:span text:style-name="T219"><text:tab/>persisting. </text:span><text:span text:style-name="T220">Rest of the artifacts are for specifying getters and setters for entity <text:tab/>fields and toString() method.</text:span></text:p>
      <text:p text:style-name="P192"><text:tab/></text:p>
      <text:list xml:id="list2111669901" text:continue-numbering="true" text:style-name="L5">
        <text:list-item>
          <text:p text:style-name="P195">Now that we have created entities we should add some fields to entities. This is done using field command. Let's first add field to Notebook entity. </text:p>
        </text:list-item>
      </text:list>
      <text:p text:style-name="P196"/>
      <text:p text:style-name="P126"><text:span text:style-name="T221"><text:tab/></text:span><text:span text:style-name="T122">focus --class ~.domain.Notebook </text:span></text:p>
      <text:p text:style-name="P58"><text:tab/>field string --fieldName name --notNull </text:p>
      <text:p text:style-name="P58"><text:tab/>field string --fieldName author --notNull </text:p>
      <text:p text:style-name="P58"><text:tab/>field date --fieldName created --type java.util.Date –notNull</text:p>
      <text:p text:style-name="P196"/>
      <text:p text:style-name="P126"><text:span text:style-name="T221"><text:tab/></text:span><text:span text:style-name="T222">Now lets add fields to Note entity.</text:span></text:p>
      <text:p text:style-name="P197"><text:tab/></text:p>
      <text:p text:style-name="P134"><text:span text:style-name="T222"><text:tab/></text:span><text:span text:style-name="T133">focus --class ~.domain.Note </text:span></text:p>
      <text:p text:style-name="P58"><text:tab/>field string --fieldName title --notNull </text:p>
      <text:p text:style-name="P58"><text:tab/>field string --fieldName <text:span text:style-name="T251">co</text:span><text:span text:style-name="T252">n</text:span><text:span text:style-name="T251">tent</text:span> --notNull --sizeMax 4000 </text:p>
      <text:p text:style-name="P58"><text:tab/>field date --fieldName created --type java.util.Date –notNull</text:p>
      <text:p text:style-name="P198"/>
      <text:p text:style-name="P128"><text:span text:style-name="T223"><text:tab/>The only interesting thing </text:span><text:span text:style-name="T224">in the commands shown above is the </text:span><text:span text:style-name="T223">field name <text:tab/></text:span><text:span text:style-name="T93">created</text:span><text:span text:style-name="T223"> in both entities will be a non-updatable field. </text:span><text:span text:style-name="T224">This means that when we <text:tab/>will scaffold a user interface for these entities we will not be allowed to edit the <text:tab/></text:span><text:span text:style-name="T94">created</text:span><text:span text:style-name="T224"> field.</text:span></text:p>
      <text:p text:style-name="P196"/>
      <text:list xml:id="list1564420228" text:continue-numbering="true" text:style-name="L5">
        <text:list-item>
          <text:p text:style-name="P193"><text:span text:style-name="T225">The domain model that we have created so far is not complete as we </text:span><text:span text:style-name="T226">have</text:span><text:span text:style-name="T225"> not defined </text:span><text:span text:style-name="T227">the </text:span><text:span text:style-name="T225">relation</text:span><text:span text:style-name="T227">ship</text:span><text:span text:style-name="T225"> between Notebook and Note. As discussed </text:span><text:span text:style-name="T228">earlier </text:span><text:span text:style-name="T225">in </text:span><text:span text:style-name="T228">schema design each </text:span><text:span text:style-name="T230">n</text:span><text:span text:style-name="T228">ote document will have </text:span><text:span text:style-name="T229">embedded notebook document. </text:span><text:span text:style-name="T231">This would mean that if we have Notebook with 100 Notes we will have one original notebook document in Notebook collection and 100 other copies of notebook in 100 notes. But this schema design is simpler and better suits our requirements. </text:span><text:span text:style-name="T232">Lets add notebook field to Note entity.</text:span></text:p>
        </text:list-item>
      </text:list>
      <text:p text:style-name="P199"/>
      <text:p text:style-name="P134"><text:span text:style-name="T232"><text:tab/></text:span><text:span text:style-name="T133">field reference --type ~.domain.Notebook --fieldName notebook –notNull</text:span></text:p>
      <text:p text:style-name="P200"><text:tab/></text:p>
      <text:p text:style-name="P201"><text:tab/>The above command will make sure that note will only get created when there is <text:tab/>already a notebook.</text:p>
      <text:p text:style-name="P200"><text:tab/></text:p>
      <text:list xml:id="list285775769" text:continue-numbering="true" text:style-name="L5">
        <text:list-item>
          <text:p text:style-name="P225"><text:span text:style-name="T196">Now that our domain model is complete we can move to creating repositories for the entities </text:span><text:span text:style-name="T197">created above</text:span><text:span text:style-name="T196">. </text:span><text:span text:style-name="T198">The repositories are provided by Spring MongoDB support. To create repository for Notebook entity execute the f</text:span><text:span text:style-name="T199">ollowing command. The command and its output is shown below.</text:span></text:p>
          <text:p text:style-name="P235"/>
          <text:p text:style-name="P225"><text:span text:style-name="T134">re</text:span><text:span text:style-name="T133">pository mongo --interface ~.repository.NotebookRepository --entity ~.domain.Notebook<text:tab/></text:span></text:p>
        </text:list-item>
      </text:list>
      <text:p text:style-name="P59"><text:tab/></text:p>
      <text:p text:style-name="P59"><text:tab/>Created SRC_MAIN_JAVA/com/xebia/shortnotes/repository </text:p>
      <text:p text:style-name="P58"><text:tab/>Created SRC_MAIN_JAVA/com/xebia/shortnotes/repository/NotebookRepository.java </text:p>
      <text:p text:style-name="P59"><text:tab/>Created SRC_MAIN_JAVA/com/xebia/shortnotes/repository/</text:p>
      <text:p text:style-name="P59"><text:tab/><text:tab/><text:tab/>NotebookRepository_Roo_Mongo_Repository.aj </text:p>
      <text:p text:style-name="P202"/>
      <text:p text:style-name="P129"><text:span text:style-name="T233"><text:tab/></text:span><text:span text:style-name="T239">The output tells us that it created a repository folder, Java file and an ITD. The <text:tab/>NotebookRepository.java file contains a findAll() method to find all the </text:span><text:soft-page-break/><text:span text:style-name="T239"><text:tab/>notebooks and is annotated with @RooMongoRepository which tells Roo to <text:tab/>generate NotebookRepository_Roo_Mongo_Repository.aj ITD file. At compile <text:tab/>time code from ITD will be pushed into the interface. </text:span><text:span text:style-name="T240">The ITD is where all the <text:tab/>code sits. </text:span><text:span text:style-name="T241">Lets take a look at the ITD file generated by Spring Roo.</text:span></text:p>
      <text:p text:style-name="P203"/>
      <text:list xml:id="list499768932" text:continue-numbering="true" text:style-name="L5">
        <text:list-header>
          <text:p text:style-name="P225"><text:span text:style-name="T124">pr</text:span><text:span text:style-name="T123">ivileged aspect NotebookRepository_Roo_Mongo_Repository { </text:span></text:p>
          <text:p text:style-name="P240"><text:s text:c="4"/></text:p>
          <text:p text:style-name="P240"><text:s text:c="4"/><text:tab/>declare parents: NotebookRepository extends <text:tab/><text:tab/><text:tab/><text:tab/><text:tab/><text:tab/>PagingAndSortingRepository&lt;Notebook, BigInteger&gt;; </text:p>
          <text:p text:style-name="P240"><text:s text:c="4"/></text:p>
          <text:p text:style-name="P240"><text:tab/>declare @type: NotebookRepository: @Repository; </text:p>
          <text:p text:style-name="P240"><text:s text:c="4"/></text:p>
          <text:p text:style-name="P240">}</text:p>
        </text:list-header>
      </text:list>
      <text:p text:style-name="P204"/>
      <text:p text:style-name="P204"><text:tab/>The ITD defines that NoteBookRepository inteface be annotated with <text:tab/>@Repository annotation and interface should extend <text:tab/>PagingAndSortingRepository interface. So when <text:s/>NotebookRepository interface <text:tab/>is compiled it will have the @Repository annotation and <text:s/>will extend the <text:tab/>PagingAndSortingRepository. As we already discussed in step 4 the repository <text:tab/>implementation will get created at runtime. As we are implementing <text:s/><text:tab/>PagingAndSortingRepository interface we will not only have CRUD methods but <text:tab/>will have additional methods to retrieve entities using pagination and sorting.</text:p>
      <text:p text:style-name="P204"/>
      <text:p text:style-name="P130"><text:span text:style-name="T242"><text:tab/></text:span><text:span text:style-name="T243">On the similar lines we can create repository for Note entity.</text:span></text:p>
      <text:p text:style-name="P135"><text:tab/><text:span text:style-name="T123">repository mongo --interface ~.repository.NoteRepository --entity ~.domain.Note</text:span><text:span text:style-name="T243"><text:tab/></text:span></text:p>
      <text:list xml:id="list60997778" text:continue-numbering="true" text:style-name="L5">
        <text:list-header>
          <text:p text:style-name="P205"/>
        </text:list-header>
        <text:list-item>
          <text:p text:style-name="P194"><text:span text:style-name="T244">Next we can add service layer corresponding to Notebook and Note entity. </text:span><text:span text:style-name="T245">This will just act as a facade between controller layer and repository layer. You can put your application specific business logic here. </text:span><text:span text:style-name="T247">The service c</text:span><text:span text:style-name="T251">Getting Started with MongoDB</text:span><text:span text:style-name="T247">ommand for Notebook entity and its output is shown below.</text:span></text:p>
        </text:list-item>
      </text:list>
      <text:p text:style-name="P206"><text:tab/></text:p>
      <text:list xml:id="list324514003" text:continue-numbering="true" text:style-name="L5">
        <text:list-header>
          <text:p text:style-name="P240">service --interface ~.service.NotebookService --entity ~.domain.Notebook</text:p>
          <text:p text:style-name="P240">Created SRC_MAIN_JAVA/com/xebia/shortnotes/service </text:p>
          <text:p text:style-name="P240">Created SRC_MAIN_JAVA/com/xebia/shortnotes/service/NotebookService.java </text:p>
          <text:p text:style-name="P240">Created SRC_MAIN_JAVA/com/xebia/shortnotes/service/NotebookServiceImpl.java </text:p>
          <text:p text:style-name="P240">Created SRC_MAIN_JAVA/com/xebia/shortnotes/service/</text:p>
          <text:p text:style-name="P240"><text:tab/>NotebookService_Roo_Service.aj </text:p>
          <text:p text:style-name="P240">Created SRC_MAIN_JAVA/com/xebia/shortnotes/service/<text:tab/><text:tab/>NotebookServiceImpl_Roo_Service.aj </text:p>
        </text:list-header>
      </text:list>
      <text:p text:style-name="P207"><text:tab/></text:p>
      <text:p text:style-name="P131"><text:span text:style-name="T246"><text:tab/></text:span><text:span text:style-name="T247">On similar lines we can create service layer for Note entity</text:span></text:p>
      <text:list xml:id="list365462766" text:continue-numbering="true" text:style-name="L5">
        <text:list-header>
          <text:p text:style-name="P225"><text:span text:style-name="T125">se</text:span><text:span text:style-name="T123">rvice --interface ~.service.NoteService --entity ~.domain.Note</text:span></text:p>
        </text:list-header>
      </text:list>
      <text:p text:style-name="P207"/>
      <text:list xml:id="list351382796" text:continue-numbering="true" text:style-name="L5">
        <text:list-item>
          <text:p text:style-name="P208">Last we can create Spring MVC controllers for our application using web mvc commands as shown below. </text:p>
        </text:list-item>
      </text:list>
      <text:p text:style-name="P209"><text:tab/></text:p>
      <text:list xml:id="list1334421203" text:continue-numbering="true" text:style-name="L5">
        <text:list-header>
          <text:p text:style-name="P240">web mvc setup </text:p>
          <text:p text:style-name="P240">web mvc all --package ~.web</text:p>
        </text:list-header>
      </text:list>
      <text:p text:style-name="P210"><text:tab/></text:p>
      <text:p text:style-name="P127"><text:span text:style-name="T248"><text:tab/></text:span><text:span text:style-name="T249">The web mvc setup command will setup the required infrastructure for a Spring <text:tab/>MVC application by adding Spring MVC dependencies in pom.xml, creating web <text:tab/>application context file called webmvc-config.xml , generating tag libraries, and </text:span><text:soft-page-break/><text:span text:style-name="T249"><text:tab/>setting up internationalization. The web mvc all command will create controller <text:tab/>classes </text:span><text:span text:style-name="T250">and </text:span><text:span text:style-name="T253">generating </text:span><text:span text:style-name="T250">corresponding views.</text:span></text:p>
      <text:p text:style-name="P211"><text:tab/></text:p>
      <text:list xml:id="list1377066938" text:continue-numbering="true" text:style-name="L5">
        <text:list-item>
          <text:p text:style-name="P212">Quit the roo shell.</text:p>
          <text:p text:style-name="P212"/>
        </text:list-item>
        <text:list-item>
          <text:p text:style-name="P212">Start the MongoDB server using mongod executable</text:p>
          <text:p text:style-name="P212"/>
        </text:list-item>
        <text:list-item>
          <text:p text:style-name="P226"><text:span text:style-name="T178">To run the application, type mvn tomcat:run which will start the tomcat server. Open a web browser and go to </text:span><text:a xlink:type="simple" xlink:href="http://localhost:8080/shortnotes/"><text:span text:style-name="T250">http://localhost:8080/shortnotes/</text:span></text:a><text:span text:style-name="T178">. </text:span><text:span text:style-name="T200">You can create a notebook and then create a note specifying which notebook use. </text:span><text:span text:style-name="T201">For example, I created a notebook with name </text:span><text:span text:style-name="T95">MongoDB Notes</text:span><text:span text:style-name="T201"> and author </text:span><text:span text:style-name="T95">shekhar</text:span><text:span text:style-name="T201">. Then I created note with title and content as </text:span><text:span text:style-name="T95">Getting Started with MongoDB </text:span><text:span text:style-name="T201">and assigned it the notebook we created. </text:span><text:span text:style-name="T202">The notebook document and notes document looks as shown below.</text:span></text:p>
        </text:list-item>
      </text:list>
      <text:p text:style-name="P213"><text:tab/></text:p>
      <text:list xml:id="list1733576740" text:continue-numbering="true" text:style-name="L5">
        <text:list-header>
          <text:p text:style-name="P225"><text:span text:style-name="T202"><text:tab/></text:span><text:span text:style-name="T135">{ </text:span></text:p>
          <text:p text:style-name="P237"><text:tab/>"_id" : ObjectId("4f808ee084aeed43f24b692b"), </text:p>
          <text:p text:style-name="P237"><text:tab/>"_class" : "com.xebia.shortnotes.domain.Notebook", </text:p>
          <text:p text:style-name="P237"><text:tab/>"name" : "MongoDB Notes", </text:p>
          <text:p text:style-name="P237"><text:tab/>"author" : "shekhar", </text:p>
          <text:p text:style-name="P237"><text:tab/>"created" : ISODate("2012-04-07T19:00:48.386Z") </text:p>
          <text:p text:style-name="P237"><text:tab/>}</text:p>
          <text:p text:style-name="P237"/>
          <text:p text:style-name="P237"><text:tab/>{ </text:p>
          <text:p text:style-name="P237"><text:tab/>"_id" : ObjectId("4f808ef184aeed43f24b692c"), </text:p>
          <text:p text:style-name="P237"><text:tab/>"_class" : "com.xebia.shortnotes.domain.Note", </text:p>
          <text:p text:style-name="P237"><text:tab/>"title" : "Getting Started with MongoDB", </text:p>
          <text:p text:style-name="P237"><text:tab/>"content" : "Getting Started with MongoDB", </text:p>
          <text:p text:style-name="P237"><text:tab/>"created" : ISODate("2012-04-07T19:01:05.031Z"), </text:p>
          <text:p text:style-name="P237"><text:tab/>"notebook" : { </text:p>
          <text:p text:style-name="P237"><text:tab/><text:tab/>"_id" : ObjectId("4f808ee084aeed43f24b692b"), </text:p>
          <text:p text:style-name="P237"><text:tab/><text:tab/>"name" : "MongoDB Notes", </text:p>
          <text:p text:style-name="P237"><text:tab/><text:tab/>"author" : "shekhar", </text:p>
          <text:p text:style-name="P237"><text:tab/><text:tab/>"created" : ISODate("2012-04-07T19:00:48.386Z") </text:p>
          <text:p text:style-name="P237"><text:tab/>} </text:p>
          <text:p text:style-name="P237"><text:tab/>} </text:p>
        </text:list-header>
      </text:list>
      <text:p text:style-name="P214"/>
      <text:list xml:id="list1497236803" text:continue-numbering="true" text:style-name="L5">
        <text:list-item>
          <text:p text:style-name="P227"><text:span text:style-name="T203">Now lets update the notebook name to MongoDB Cookbook and you will find that notes which have that notebook will not be updated. This is expected behavior. </text:span><text:span text:style-name="T206">To fix this we need to update all the notes after Notebook is updated. Create a new method updateNotesWithNotebook in NoteServiceImpl as shown below.</text:span></text:p>
        </text:list-item>
      </text:list>
      <text:p text:style-name="P215"/>
      <text:list xml:id="list1804804846" text:continue-numbering="true" text:style-name="L5">
        <text:list-header>
          <text:p text:style-name="P237">@Autowired </text:p>
          <text:p text:style-name="P237">MongoTemplate mongoTemplate; </text:p>
          <text:p text:style-name="P237"><text:tab/> </text:p>
          <text:p text:style-name="P237">public void updateNotesWithNoteBook(Notebook notebook){ </text:p>
          <text:list>
            <text:list-header>
              <text:p text:style-name="P237">Update update = new Update().set("notebook.name", notebook.getName()).set("notebook.author", notebook.getAuthor()); </text:p>
            </text:list-header>
          </text:list>
          <text:p text:style-name="P237"/>
          <text:list text:continue-numbering="true">
            <text:list-header>
              <text:p text:style-name="P237">Query query = Query.query(Criteria.where("notebook._id").is(new <text:tab/>ObjectId(notebook.getId().toString(16)))); </text:p>
            </text:list-header>
          </text:list>
          <text:p text:style-name="P237"><text:tab/><text:tab/>mongoTemplate.updateMulti(query, update, Note.class); </text:p>
          <text:p text:style-name="P237">}</text:p>
        </text:list-header>
      </text:list>
      <text:p text:style-name="P216"/>
      <text:p text:style-name="P216"/>
      <text:p text:style-name="P133"><text:soft-page-break/><text:span text:style-name="T205"><text:tab/></text:span><text:span text:style-name="T207">The code above uses updateMulti method of MongoDBTemplate to update all the <text:tab/>documents which correspond to the updated notebook. <text:s/>The updateMulti() method <text:tab/>takes three arguments – query object, update object, and collection entity type. <text:tab/>The query object specfies to select all the note documents which have notebook <text:tab/>with the given id. Then we create update object to set the author and name of <text:tab/>notebook. </text:span></text:p>
      <text:p text:style-name="P217"/>
      <text:p text:style-name="P133"><text:span text:style-name="T207"><text:tab/>After creating the method we need to call this after we update the notebook in <text:tab/>NotebookController. This is shown below. </text:span><text:span text:style-name="T208">Please make sure that you push update <text:tab/>method from ITD to NotebookController java class. </text:span></text:p>
      <text:p text:style-name="P218"><text:tab/></text:p>
      <text:list xml:id="list1565450356" text:continue-numbering="true" text:style-name="L5">
        <text:list-header>
          <text:p text:style-name="P237">@Autowired </text:p>
          <text:p text:style-name="P237">private NoteService noteService; </text:p>
          <text:p text:style-name="P237"/>
          <text:p text:style-name="P237">@RequestMapping(method = RequestMethod.PUT, produces = "text/html") </text:p>
          <text:p text:style-name="P237">public String update(@Valid Notebook notebook, BindingResult bindingResult, Model uiModel, HttpServletRequest httpServletRequest) { </text:p>
          <text:p text:style-name="P237"/>
          <text:p text:style-name="P237"><text:s text:c="8"/>if (bindingResult.hasErrors()) { </text:p>
          <text:p text:style-name="P237"><text:s text:c="12"/>populateEditForm(uiModel, notebook); </text:p>
          <text:p text:style-name="P237"><text:s text:c="12"/>return "notebooks/update"; </text:p>
          <text:p text:style-name="P237"><text:s text:c="8"/>} </text:p>
          <text:p text:style-name="P237"><text:s text:c="8"/>uiModel.asMap().clear(); </text:p>
          <text:p text:style-name="P237"><text:s text:c="8"/>notebookService.updateNotebook(notebook); </text:p>
          <text:p text:style-name="P237"><text:s text:c="8"/>noteService.updateNotesWithNoteBook(notebook); </text:p>
          <text:p text:style-name="P237"><text:s text:c="8"/>return "redirect:/notebooks/" + <text:tab/>encodeUrlPathSegment(notebook.getId().toString(), httpServletRequest); </text:p>
          <text:p text:style-name="P237"><text:s/>}</text:p>
        </text:list-header>
      </text:list>
      <text:p text:style-name="P218"/>
      <text:list xml:id="list1508222006" text:continue-numbering="true" text:style-name="L5">
        <text:list-item>
          <text:p text:style-name="P228"><text:span text:style-name="T209">We will face t</text:span><text:span text:style-name="T204">he same problem when notebook is deleted </text:span><text:span text:style-name="T209">as notes will still have reference to notebook. It makes sense to remove all the notes for a particular notebook if the notebook is deleted. </text:span><text:span text:style-name="T210">Add the removeNotes() method in NoteServiceImpl class as shown below.</text:span></text:p>
        </text:list-item>
      </text:list>
      <text:p text:style-name="P219"/>
      <text:list xml:id="list2100553963" text:continue-numbering="true" text:style-name="L5">
        <text:list-header>
          <text:p text:style-name="P237">public void removeNotes(Notebook notebook){ </text:p>
          <text:p text:style-name="P238"><text:tab/></text:p>
          <text:list>
            <text:list-header>
              <text:p text:style-name="P238">mongoTemplate.remove(Query.query(Criteria.where("notebook._id").is(new <text:tab/>ObjectId(notebook.getId().toString(16)))), Note.class); </text:p>
            </text:list-header>
          </text:list>
          <text:p text:style-name="P237">}</text:p>
        </text:list-header>
      </text:list>
      <text:p text:style-name="P220"/>
      <text:p text:style-name="P220"><text:tab/>The removeNotes() method will be called when Notebook is deleted. Add the call <text:tab/>to removeNotes in NotebookController delete() method as shown below.</text:p>
      <text:p text:style-name="P220"/>
      <text:list xml:id="list1547168652" text:continue-numbering="true" text:style-name="L5">
        <text:list-header>
          <text:p text:style-name="P236">@RequestMapping(value = "/{id}", method = RequestMethod.DELETE, produces = "text/html") </text:p>
          <text:p text:style-name="P236">public String delete(@PathVariable("id") BigInteger id, @RequestParam(value = <text:tab/>"page", required = false) Integer page, @RequestParam(value = "size", <text:tab/>required = false) Integer size, Model uiModel) { </text:p>
          <text:p text:style-name="P239"><text:s text:c="8"/></text:p>
          <text:list text:continue-numbering="true">
            <text:list-header>
              <text:p text:style-name="P239">Notebook notebook = notebookService.findNotebook(id); </text:p>
            </text:list-header>
          </text:list>
          <text:p text:style-name="P236"><text:s text:c="4"/>noteService.removeNotes(notebook); </text:p>
          <text:p text:style-name="P236"><text:s text:c="4"/>notebookService.deleteNotebook(notebook); </text:p>
          <text:p text:style-name="P236"><text:s text:c="4"/>uiModel.asMap().clear(); </text:p>
          <text:p text:style-name="P236"><text:s text:c="4"/>uiModel.addAttribute("page", (page == null) ? "1" : page.toString()); </text:p>
          <text:p text:style-name="P236"><text:s text:c="4"/>uiModel.addAttribute("size", (size == null) ? "10" : size.toString()); </text:p>
          <text:p text:style-name="P236"><text:s text:c="4"/>return "redirect:/notebooks"; </text:p>
          <text:p text:style-name="P236">}</text:p>
        </text:list-header>
      </text:list>
      <text:p text:style-name="P221"/>
      <text:p text:style-name="P221"><text:soft-page-break/><text:tab/>You can run the application again using mvn tomcat:run and create a notebook, <text:tab/>then create notes, and then update notebook. You will see that notes also have <text:tab/>updated notebook document. You can also try deleting notebook and all the notes <text:tab/>for the notebook will also be deleted.</text:p>
      <text:p text:style-name="P221"/>
      <text:p text:style-name="P150">Deploying to Cloud Foundry</text:p>
      <text:p text:style-name="P140"/>
      <text:p text:style-name="P140"><text:span text:style-name="T234">Now that we have created </text:span><text:span text:style-name="T236">shortnotes</text:span><text:span text:style-name="T234"> application it make sense to deploy the application. Spring applications can be deployed to Cloud Foundry public cloud without any modifications. I have covered Cloud Foundry in detail in </text:span><text:a xlink:type="simple" xlink:href="http://www.ibm.com/developerworks/opensource/library/os-springroo4/index.html"><text:span text:style-name="T234">part4</text:span></text:a><text:span text:style-name="T234"> </text:span><text:span text:style-name="T237">and part6 </text:span><text:span text:style-name="T234">so in case you are not aware of Cloud Foundry please refer to it. </text:span><text:span text:style-name="T237">I</text:span><text:span text:style-name="T235">n this tutorial we will be using vmc ruby gem to deploy conference application on Cloud Foundry. Follow the following step</text:span><text:span text:style-name="T238">s:</text:span></text:p>
      <text:p text:style-name="P152"/>
      <text:list xml:id="list1998544132" text:style-name="L7">
        <text:list-item>
          <text:p text:style-name="P161"><text:span text:style-name="T257">Fire the roo shell again as we need to run mongo setup command again. This time we will switch to cloud foundry MongoDB instance. Execute the command shown below on Roo shell. </text:span><text:span text:style-name="T258">This will update the applicationContext-mongo.xml.</text:span></text:p>
          <text:p text:style-name="P153"/>
          <text:p text:style-name="P159">mongo setup --cloudFoundry</text:p>
          <text:p text:style-name="P153"/>
        </text:list-item>
        <text:list-item>
          <text:p text:style-name="P161"><text:span text:style-name="T254">Install the vmc client on your machine. The step by step tutorial is mentioned at </text:span><text:a xlink:type="simple" xlink:href="http://start.cloudfoundry.com/tools/vmc/installing-vmc.html">http://start.cloudfoundry.com/tools/vmc/installing-vmc.html</text:a></text:p>
          <text:p text:style-name="P161"/>
        </text:list-item>
        <text:list-item>
          <text:p text:style-name="P161"><text:span text:style-name="T255">Login to Cloud Foundry public cloud using the credentials you registered at Cloud Foundry. Type vmc login command and it will ask for your email and password </text:span><text:span text:style-name="T256">as sh</text:span><text:span text:style-name="T259">clo</text:span><text:span text:style-name="T256">own below</text:span><text:span text:style-name="T255">. </text:span></text:p>
        </text:list-item>
      </text:list>
      <text:p text:style-name="P145"/>
      <text:p text:style-name="P146"><text:span text:style-name="T264"><text:tab/>shekhar@shekhar:~/dev/</text:span><text:span text:style-name="T265">writing</text:span><text:span text:style-name="T264">/</text:span><text:span text:style-name="T265">shortnotes</text:span><text:span text:style-name="T264">/target$ vmc login </text:span></text:p>
      <text:p text:style-name="P144"><text:tab/>Attempting login to [http://api.cloudfoundry.com] </text:p>
      <text:p text:style-name="P144"><text:tab/>Email: shekhargulati84@gmail.com </text:p>
      <text:p text:style-name="P144"><text:tab/>Password: ************* </text:p>
      <text:p text:style-name="P144"><text:tab/>Successfully logged into [http://api.cloudfoundry.com] </text:p>
      <text:list xml:id="list785597451" text:continue-numbering="true" text:style-name="L7">
        <text:list-header>
          <text:p text:style-name="P153"/>
        </text:list-header>
        <text:list-item>
          <text:p text:style-name="P154">Once you have installed the vmc client do the maven build of <text:span text:style-name="T267">shortnotes</text:span> application. To do this type</text:p>
          <text:p text:style-name="P154"/>
          <text:p text:style-name="P162"><text:span text:style-name="T254"><text:tab/></text:span><text:span text:style-name="T264">mvn clean install</text:span></text:p>
          <text:p text:style-name="P155"/>
        </text:list-item>
        <text:list-item>
          <text:p text:style-name="P163"><text:span text:style-name="T259">After we have build the project we need to push the application to </text:span><text:span text:style-name="T260">Cloud Foundry</text:span><text:span text:style-name="T259">.</text:span><text:span text:style-name="T260"> To push the code from the command line go to target folder and type the vmc push command. </text:span><text:span text:style-name="T261">The vmc push command will ask questions respond to them as shown below.</text:span></text:p>
        </text:list-item>
      </text:list>
      <text:p text:style-name="P156"/>
      <text:p text:style-name="P160">shekhar@shekhar:~/dev/writing/dw/shortnotes/target$ vmc push </text:p>
      <text:p text:style-name="P160">Would you like to deploy from the current directory? [Yn]: Y </text:p>
      <text:p text:style-name="P160">Application Name: shortnotes </text:p>
      <text:p text:style-name="P160">Application Deployed URL [shortnotes.cloudfoundry.com]: </text:p>
      <text:p text:style-name="P160">Detected a Java SpringSource Spring Application, is this correct? [Yn]: Y </text:p>
      <text:p text:style-name="P160">Memory Reservation (64M, 128M, 256M, 512M, 1G) [512M]: </text:p>
      <text:p text:style-name="P160">Creating Application: OK </text:p>
      <text:p text:style-name="P160"><text:soft-page-break/>Would you like to bind any services to 'shortnotes'? [yN]: y </text:p>
      <text:p text:style-name="P160">Would you like to use an existing provisioned service? [yN]: N </text:p>
      <text:p text:style-name="P160">The following system services are available </text:p>
      <text:p text:style-name="P160">1: mongodb </text:p>
      <text:p text:style-name="P160">2: mysql </text:p>
      <text:p text:style-name="P160">3: postgresql </text:p>
      <text:p text:style-name="P160">4: rabbitmq </text:p>
      <text:p text:style-name="P160">5: redis </text:p>
      <text:p text:style-name="P160">Please select one you wish to provision: 1 </text:p>
      <text:p text:style-name="P160">Specify the name of the service [mongodb-484f6]: </text:p>
      <text:p text:style-name="P160">Creating Service: OK </text:p>
      <text:p text:style-name="P160">Binding Service [mongodb-484f6]: OK </text:p>
      <text:p text:style-name="P160">Uploading Application: </text:p>
      <text:p text:style-name="P160"><text:s text:c="2"/>Checking for available resources: OK </text:p>
      <text:p text:style-name="P160"><text:s text:c="2"/>Processing resources: OK </text:p>
      <text:p text:style-name="P160"><text:s text:c="2"/>Packing application: OK </text:p>
      <text:p text:style-name="P160"><text:s text:c="2"/>Uploading (85K): OK <text:s text:c="2"/></text:p>
      <text:p text:style-name="P160">Push Status: OK </text:p>
      <text:p text:style-name="P160">Staging Application: OK <text:s text:c="56"/></text:p>
      <text:p text:style-name="P160">Starting Application: OK </text:p>
      <text:p text:style-name="P157"/>
      <text:list xml:id="list327403752" text:continue-numbering="true" text:style-name="L7">
        <text:list-item>
          <text:p text:style-name="P164"><text:span text:style-name="T261">Finally you will see shortnotes application running in cloud at </text:span><text:a xlink:type="simple" xlink:href="http://shortnotes.cloudfoundry.com/">http://shortnotes.cloudfoundry.com/</text:a></text:p>
        </text:list-item>
      </text:list>
      <text:p text:style-name="P157"/>
      <text:p text:style-name="P143"><text:span text:style-name="T261">You can download the source code of the </text:span><text:span text:style-name="T268">shortnotes</text:span><text:span text:style-name="T261"> appl</text:span><text:span text:style-name="T268">y</text:span><text:span text:style-name="T261">ication from download section </text:span><text:span text:style-name="T268">or you can clone </text:span><text:a xlink:type="simple" xlink:href="https://github.com/shekhargulati/shortnotes"><text:span text:style-name="T268">shortnotes github repository</text:span></text:a><text:span text:style-name="T261">.</text:span></text:p>
      <text:p text:style-name="P222"/>
      <text:p text:style-name="P151">Conclusion</text:p>
      <text:p text:style-name="P141"/>
      <text:p text:style-name="P142"><text:span text:style-name="T269">This tutorial </text:span><text:span text:style-name="T270">introduced you to MongoDB and how to build Spring MongoDB applications using Spring Roo. </text:span><text:span text:style-name="T271">We covered the basics of MongoDB, choosing the schema <text:s/>to best fit your requirements, and how spring roo helps in quickly bootstrapping Spring MongoDB applications. </text:span></text:p>
      <text:p text:style-name="P147"><text:span text:style-name="T263">There is still lot of features that I have not covered in this article like MongoDB MapReduce, array modifiers, setting up MongoDB replication, geospatial querying etc. I would write a follow up to this article in futu</text:span><text:span text:style-name="T262">r</text:span><text:span text:style-name="T263">e where </text:span><text:span text:style-name="T262">we </text:span><text:span text:style-name="T263">w</text:span><text:span text:style-name="T262">ill </text:span><text:span text:style-name="T263">fu</text:span><text:span text:style-name="T262">r</text:span><text:span text:style-name="T263">t</text:span><text:span text:style-name="T262">h</text:span><text:span text:style-name="T263">e</text:span><text:span text:style-name="T262">r </text:span><text:span text:style-name="T263">b</text:span><text:span text:style-name="T262">u</text:span><text:span text:style-name="T263">i</text:span><text:span text:style-name="T262">ld t</text:span><text:span text:style-name="T263">hi</text:span><text:span text:style-name="T262">s a</text:span><text:span text:style-name="T263">pp</text:span><text:span text:style-name="T262">li</text:span><text:span text:style-name="T263">ca</text:span><text:span text:style-name="T262">tion </text:span><text:span text:style-name="T263">by </text:span><text:span text:style-name="T262">ad</text:span><text:span text:style-name="T263">d</text:span><text:span text:style-name="T262">i</text:span><text:span text:style-name="T263">ng oth</text:span><text:span text:style-name="T262">er </text:span><text:span text:style-name="T263">M</text:span><text:span text:style-name="T262">o</text:span><text:span text:style-name="T263">n</text:span><text:span text:style-name="T262">go</text:span><text:span text:style-name="T263">D</text:span><text:span text:style-name="T262">B fe</text:span><text:span text:style-name="T263">at</text:span><text:span text:style-name="T262">u</text:span><text:span text:style-name="T263">r</text:span><text:span text:style-name="T262">e</text:span><text:span text:style-name="T263">s.</text:span></text:p>
      <text:p text:style-name="P158"/>
      <text:h text:style-name="P245" text:outline-level="1">Resources</text:h>
      <text:p text:style-name="P148"><text:span text:style-name="Internet_20_link"><text:span text:style-name="T42"/></text:span></text:p>
      <text:list xml:id="list1059891733" text:style-name="WW8Num10">
        <text:list-item>
          <text:p text:style-name="P165"><text:span text:style-name="Internet_20_link"><text:span text:style-name="T43">Spring Roo </text:span></text:span><text:a xlink:type="simple" xlink:href="http://www.ibm.com/developerworks/views/opensource/libraryview.jsp?search_by=introducing+spring+roo,"><text:span text:style-name="Internet_20_link">series</text:span></text:a><text:span text:style-name="Internet_20_link"><text:span text:style-name="T43">.</text:span></text:span></text:p>
        </text:list-item>
        <text:list-item>
          <text:p text:style-name="P165"><text:span text:style-name="Internet_20_link"><text:span text:style-name="T44">MongoDB </text:span></text:span><text:a xlink:type="simple" xlink:href="http://www.mongodb.org/"><text:span text:style-name="Internet_20_link">website</text:span></text:a><text:span text:style-name="Internet_20_link"><text:span text:style-name="T44">.</text:span></text:span></text:p>
        </text:list-item>
        <text:list-item>
          <text:p text:style-name="P166"><text:span text:style-name="Internet_20_link"><text:span text:style-name="T45">MongoDB </text:span></text:span><text:a xlink:type="simple" xlink:href="http://www.mongodb.org/display/DOCS/Home"><text:span text:style-name="Internet_20_link">official documentation</text:span></text:a><text:span text:style-name="Internet_20_link"><text:span text:style-name="T45">.</text:span></text:span></text:p>
        </text:list-item>
        <text:list-item>
          <text:p text:style-name="P165"><text:span text:style-name="Internet_20_link"><text:span text:style-name="T43">CloudFoundry </text:span></text:span><text:a xlink:type="simple" xlink:href="http://www.cloudfoundry.com/"><text:span text:style-name="Internet_20_link">Home Page</text:span></text:a><text:span text:style-name="Internet_20_link"><text:span text:style-name="T43"> to register for CloudFoundry public cloud</text:span></text:span></text:p>
        </text:list-item>
        <text:list-item>
          <text:p text:style-name="P165"><text:a xlink:type="simple" xlink:href="http://www.springsource.org/roo"><text:span text:style-name="Internet_20_link">Spring Roo</text:span></text:a><text:span text:style-name="T5"> Spring Roo Website</text:span></text:p>
        </text:list-item>
        <text:list-item>
          <text:p text:style-name="P165"><text:span text:style-name="T46">SpringSource blogs on </text:span><text:a xlink:type="simple" xlink:href="http://blog.springsource.org/category/roo/">Spring Roo</text:a><text:span text:style-name="T46">.</text:span></text:p>
        </text:list-item>
        <text:list-item>
          <text:p text:style-name="P165"><text:span text:style-name="T263">The </text:span><text:a xlink:type="simple" xlink:href="http://www.ibm.com/developerworks/java/"><text:span text:style-name="Internet_20_link"><text:span text:style-name="T266">developerWorks Java technology zone</text:span></text:span></text:a><text:span text:style-name="T263">: Hundreds of articles about every aspect of Java programm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MS Mincho" svg:font-family="'MS Mincho', 'ＭＳ 明朝'" style:font-family-generic="modern"/>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1"/>
    </style:style>
    <style:style style:name="List_20_Number" style:display-name="List Number" style:family="paragraph" style:parent-style-name="Default_20_Text">
      <style:paragraph-properties fo:hyphenation-ladder-count="no-limit"/>
      <style:text-properties fo:hyphenate="false" fo:hyphenation-remain-char-count="2" fo:hyphenation-push-char-count="2"/>
    </style:style>
    <style:style style:name="List_20_Bullet" style:display-name="List Bullet" style:family="paragraph" style:parent-style-name="Default_20_Text" style:list-style-name="WW8Num14">
      <style:paragraph-properties fo:margin-left="-5.08cm" fo:margin-right="0cm" fo:hyphenation-ladder-count="no-limit" fo:text-indent="0cm" style:auto-text-indent="false"/>
      <style:text-properties fo:hyphenate="false" fo:hyphenation-remain-char-count="2" fo:hyphenation-push-char-count="2"/>
    </style:style>
    <style:style style:name="List_20_Bullet_20_2" style:display-name="List Bullet 2" style:family="paragraph" style:parent-style-name="Default_20_Text" style:list-style-name="WW8Num15">
      <style:paragraph-properties fo:margin-left="-0.635cm" fo:margin-right="0cm" fo:hyphenation-ladder-count="no-limit" fo:text-indent="0cm" style:auto-text-indent="false"/>
      <style:text-properties fo:hyphenate="false" fo:hyphenation-remain-char-count="2" fo:hyphenation-push-char-count="2"/>
    </style:style>
    <style:style style:name="List_20_Bullet_20_3" style:display-name="List Bullet 3" style:family="paragraph" style:parent-style-name="Default_20_Text" style:list-style-name="WW8Num5">
      <style:paragraph-properties fo:margin-left="-10.16cm" fo:margin-right="0cm" fo:hyphenation-ladder-count="no-limit" fo:text-indent="0cm" style:auto-text-indent="false"/>
      <style:text-properties fo:hyphenate="false" fo:hyphenation-remain-char-count="2" fo:hyphenation-push-char-count="2"/>
    </style:style>
    <style:style style:name="List_20_Number_20_2" style:display-name="List Number 2" style:family="paragraph" style:parent-style-name="Default_20_Text" style:list-style-name="WW8Num4">
      <style:paragraph-properties fo:margin-left="-5.08cm" fo:margin-right="0cm" fo:hyphenation-ladder-count="no-limit" fo:text-indent="0cm" style:auto-text-indent="false"/>
      <style:text-properties fo:hyphenate="false" fo:hyphenation-remain-char-count="2" fo:hyphenation-push-char-count="2"/>
    </style:style>
    <style:style style:name="List_20_Number_20_3" style:display-name="List Number 3" style:family="paragraph" style:parent-style-name="Default_20_Text" style:list-style-name="WW8Num3">
      <style:paragraph-properties fo:margin-left="-10.16cm" fo:margin-right="0cm" fo:hyphenation-ladder-count="no-limit" fo:text-indent="0cm" style:auto-text-indent="false"/>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style style:name="WW8Num17z0" style:family="text">
      <style:text-properties style:font-name="Symbol"/>
    </style:style>
    <style:style style:name="WW8Num18z0" style:family="text">
      <style:text-properties style:font-name="Symbol"/>
    </style:style>
    <style:style style:name="Absatz-Standardschriftart" style:family="text"/>
    <style:style style:name="WW-Default_20_Paragraph_20_Font11" style:display-name="WW-Default Paragraph Font11" style:family="text"/>
    <style:style style:name="WW-Default_20_Paragraph_20_Font1" style:display-name="WW-Default Paragraph Font1" style:family="text"/>
    <style:style style:name="WW-Absatz-Standardschriftart" style:family="text"/>
    <style:style style:name="WW-Default_20_Paragraph_20_Font112" style:display-name="WW-Default Paragraph Font112" style:family="text"/>
    <style:style style:name="WW-Absatz-Standardschriftart1" style:family="text"/>
    <style:style style:name="WW8Num4z0" style:family="text">
      <style:text-properties style:font-name="Symbol"/>
    </style:style>
    <style:style style:name="WW-Default_20_Paragraph_20_Font1121" style:display-name="WW-Default Paragraph Font1121" style:family="text"/>
    <style:style style:name="Heading_20_3_20_Char" style:display-name="Heading 3 Char" style:family="text" style:parent-style-name="WW-Default_20_Paragraph_20_Font112">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ishields</meta:initial-creator>
    <meta:creation-date>2008-12-08T17:17:06</meta:creation-date>
    <dc:language>en-US</dc:language>
    <meta:editing-cycles>293</meta:editing-cycles>
    <meta:editing-duration>PT26H02M34S</meta:editing-duration>
    <dc:date>2012-04-21T09:37:27</dc:date>
    <dc:creator>shekhar </dc:creator>
    <meta:document-statistic meta:table-count="1" meta:image-count="0" meta:object-count="0" meta:page-count="20" meta:paragraph-count="501" meta:word-count="6440" meta:character-count="44222"/>
    <meta:user-defined meta:name="Info 1"/>
    <meta:user-defined meta:name="Info 2"/>
    <meta:user-defined meta:name="Info 3"/>
    <meta:user-defined meta:name="Info 4"/>
  </office:meta>
</office:document-meta>
</file>